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4:46</text:p>
          </table:table-cell>
          <table:table-cell table:number-columns-repeated="1023"/>
        </table:table-row>
        <table:table-row table:style-name="ro1">
          <table:table-cell office:value-type="string">
            <text:p>section 0,9mm2</text:p>
          </table:table-cell>
          <table:table-cell table:number-columns-repeated="1023"/>
        </table:table-row>
        <table:table-row table:style-name="ro2">
          <table:table-cell office:value-type="string">
            <text:p>corde 6 exl 120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58">
            <text:p>0,058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9">
            <text:p>0,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59">
            <text:p>-0,003259</text:p>
          </table:table-cell>
          <table:table-cell office:value-type="float" office:value="-0.003232">
            <text:p>-0,003232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2687">
            <text:p>0,07268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72687">
            <text:p>0,07268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72687">
            <text:p>0,07268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2687">
            <text:p>0,07268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5">
            <text:p>-0,003265</text:p>
          </table:table-cell>
          <table:table-cell office:value-type="float" office:value="-0.003231">
            <text:p>-0,003231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8.692543">
            <text:p>78,692543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70823">
            <text:p>0,070823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8.692543">
            <text:p>78,69254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70823">
            <text:p>0,070823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072687">
            <text:p>0,072687</text:p>
          </table:table-cell>
          <table:table-cell office:value-type="float" office:value="-0.015588">
            <text:p>-0,015588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72687">
            <text:p>0,072687</text:p>
          </table:table-cell>
          <table:table-cell office:value-type="float" office:value="-0.015588">
            <text:p>-0,015588</text:p>
          </table:table-cell>
          <table:table-cell table:number-columns-repeated="1019"/>
        </table:table-row>
        <table:table-row table:style-name="ro1">
          <table:table-cell office:value-type="float" office:value="82.143974">
            <text:p>82,14397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7393">
            <text:p>0,07393</text:p>
          </table:table-cell>
          <table:table-cell office:value-type="float" office:value="-0.039706">
            <text:p>-0,039706</text:p>
          </table:table-cell>
          <table:table-cell table:number-columns-repeated="1019"/>
        </table:table-row>
        <table:table-row table:style-name="ro1">
          <table:table-cell office:value-type="float" office:value="82.143974">
            <text:p>82,14397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393">
            <text:p>0,07393</text:p>
          </table:table-cell>
          <table:table-cell office:value-type="float" office:value="-0.039706">
            <text:p>-0,039706</text:p>
          </table:table-cell>
          <table:table-cell table:number-columns-repeated="1019"/>
        </table:table-row>
        <table:table-row table:style-name="ro1">
          <table:table-cell office:value-type="float" office:value="84.214828">
            <text:p>84,21482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75793">
            <text:p>0,075793</text:p>
          </table:table-cell>
          <table:table-cell office:value-type="float" office:value="-0.061765">
            <text:p>-0,061765</text:p>
          </table:table-cell>
          <table:table-cell table:number-columns-repeated="1019"/>
        </table:table-row>
        <table:table-row table:style-name="ro1">
          <table:table-cell office:value-type="float" office:value="84.214828">
            <text:p>84,214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5793">
            <text:p>0,075793</text:p>
          </table:table-cell>
          <table:table-cell office:value-type="float" office:value="-0.061765">
            <text:p>-0,061765</text:p>
          </table:table-cell>
          <table:table-cell table:number-columns-repeated="1019"/>
        </table:table-row>
        <table:table-row table:style-name="ro1">
          <table:table-cell office:value-type="float" office:value="82.834259">
            <text:p>82,83425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74551">
            <text:p>0,074551</text:p>
          </table:table-cell>
          <table:table-cell office:value-type="float" office:value="-0.082353">
            <text:p>-0,082353</text:p>
          </table:table-cell>
          <table:table-cell table:number-columns-repeated="1019"/>
        </table:table-row>
        <table:table-row table:style-name="ro1">
          <table:table-cell office:value-type="float" office:value="82.834259">
            <text:p>82,83425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4551">
            <text:p>0,074551</text:p>
          </table:table-cell>
          <table:table-cell office:value-type="float" office:value="-0.082353">
            <text:p>-0,082353</text:p>
          </table:table-cell>
          <table:table-cell table:number-columns-repeated="1019"/>
        </table:table-row>
        <table:table-row table:style-name="ro1">
          <table:table-cell office:value-type="float" office:value="86.975967">
            <text:p>86,975967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78278">
            <text:p>0,078278</text:p>
          </table:table-cell>
          <table:table-cell office:value-type="float" office:value="-0.102353">
            <text:p>-0,102353</text:p>
          </table:table-cell>
          <table:table-cell table:number-columns-repeated="1019"/>
        </table:table-row>
        <table:table-row table:style-name="ro1">
          <table:table-cell office:value-type="float" office:value="86.975967">
            <text:p>86,975967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78278">
            <text:p>0,078278</text:p>
          </table:table-cell>
          <table:table-cell office:value-type="float" office:value="-0.102353">
            <text:p>-0,102353</text:p>
          </table:table-cell>
          <table:table-cell table:number-columns-repeated="1019"/>
        </table:table-row>
        <table:table-row table:style-name="ro1">
          <table:table-cell office:value-type="float" office:value="88.356544">
            <text:p>88,35654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79521">
            <text:p>0,079521</text:p>
          </table:table-cell>
          <table:table-cell office:value-type="float" office:value="-0.122941">
            <text:p>-0,122941</text:p>
          </table:table-cell>
          <table:table-cell table:number-columns-repeated="1019"/>
        </table:table-row>
        <table:table-row table:style-name="ro1">
          <table:table-cell office:value-type="float" office:value="88.356544">
            <text:p>88,35654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79521">
            <text:p>0,079521</text:p>
          </table:table-cell>
          <table:table-cell office:value-type="float" office:value="-0.122941">
            <text:p>-0,122941</text:p>
          </table:table-cell>
          <table:table-cell table:number-columns-repeated="1019"/>
        </table:table-row>
        <table:table-row table:style-name="ro1">
          <table:table-cell office:value-type="float" office:value="91.807968">
            <text:p>91,80796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82627">
            <text:p>0,082627</text:p>
          </table:table-cell>
          <table:table-cell office:value-type="float" office:value="-0.142941">
            <text:p>-0,142941</text:p>
          </table:table-cell>
          <table:table-cell table:number-columns-repeated="1019"/>
        </table:table-row>
        <table:table-row table:style-name="ro1">
          <table:table-cell office:value-type="float" office:value="91.807968">
            <text:p>91,80796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2627">
            <text:p>0,082627</text:p>
          </table:table-cell>
          <table:table-cell office:value-type="float" office:value="-0.142941">
            <text:p>-0,142941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8387">
            <text:p>0,08387</text:p>
          </table:table-cell>
          <table:table-cell office:value-type="float" office:value="-0.162059">
            <text:p>-0,162059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387">
            <text:p>0,08387</text:p>
          </table:table-cell>
          <table:table-cell office:value-type="float" office:value="-0.162059">
            <text:p>-0,162059</text:p>
          </table:table-cell>
          <table:table-cell table:number-columns-repeated="1019"/>
        </table:table-row>
        <table:table-row table:style-name="ro1">
          <table:table-cell office:value-type="float" office:value="95.949684">
            <text:p>95,94968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6355">
            <text:p>0,086355</text:p>
          </table:table-cell>
          <table:table-cell office:value-type="float" office:value="-0.182059">
            <text:p>-0,182059</text:p>
          </table:table-cell>
          <table:table-cell table:number-columns-repeated="1019"/>
        </table:table-row>
        <table:table-row table:style-name="ro1">
          <table:table-cell office:value-type="float" office:value="95.949684">
            <text:p>95,94968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86355">
            <text:p>0,086355</text:p>
          </table:table-cell>
          <table:table-cell office:value-type="float" office:value="-0.182059">
            <text:p>-0,182059</text:p>
          </table:table-cell>
          <table:table-cell table:number-columns-repeated="1019"/>
        </table:table-row>
        <table:table-row table:style-name="ro1">
          <table:table-cell office:value-type="float" office:value="97.330254">
            <text:p>97,33025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87597">
            <text:p>0,087597</text:p>
          </table:table-cell>
          <table:table-cell office:value-type="float" office:value="-0.204118">
            <text:p>-0,204118</text:p>
          </table:table-cell>
          <table:table-cell table:number-columns-repeated="1019"/>
        </table:table-row>
        <table:table-row table:style-name="ro1">
          <table:table-cell office:value-type="float" office:value="97.330254">
            <text:p>97,33025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87597">
            <text:p>0,087597</text:p>
          </table:table-cell>
          <table:table-cell office:value-type="float" office:value="-0.204118">
            <text:p>-0,204118</text:p>
          </table:table-cell>
          <table:table-cell table:number-columns-repeated="1019"/>
        </table:table-row>
        <table:table-row table:style-name="ro1">
          <table:table-cell office:value-type="float" office:value="100.781677">
            <text:p>100,78167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90704">
            <text:p>0,090704</text:p>
          </table:table-cell>
          <table:table-cell office:value-type="float" office:value="-0.223824">
            <text:p>-0,223824</text:p>
          </table:table-cell>
          <table:table-cell table:number-columns-repeated="1019"/>
        </table:table-row>
        <table:table-row table:style-name="ro1">
          <table:table-cell office:value-type="float" office:value="100.781677">
            <text:p>100,781677</text:p>
          </table:table-cell>
          <table:table-cell office:value-type="float" office:value="-0.00326">
            <text:p>-0,00326</text:p>
          </table:table-cell>
          <table:table-cell office:value-type="float" office:value="-0.003232">
            <text:p>-0,003232</text:p>
          </table:table-cell>
          <table:table-cell office:value-type="float" office:value="0.090704">
            <text:p>0,090704</text:p>
          </table:table-cell>
          <table:table-cell office:value-type="float" office:value="-0.223824">
            <text:p>-0,223824</text:p>
          </table:table-cell>
          <table:table-cell table:number-columns-repeated="1019"/>
        </table:table-row>
        <table:table-row table:style-name="ro1">
          <table:table-cell office:value-type="float" office:value="101.471962">
            <text:p>101,471962</text:p>
          </table:table-cell>
          <table:table-cell office:value-type="float" office:value="-0.00326">
            <text:p>-0,00326</text:p>
          </table:table-cell>
          <table:table-cell office:value-type="float" office:value="-0.003232">
            <text:p>-0,003232</text:p>
          </table:table-cell>
          <table:table-cell office:value-type="float" office:value="0.091325">
            <text:p>0,091325</text:p>
          </table:table-cell>
          <table:table-cell office:value-type="float" office:value="-0.245882">
            <text:p>-0,245882</text:p>
          </table:table-cell>
          <table:table-cell table:number-columns-repeated="1019"/>
        </table:table-row>
        <table:table-row table:style-name="ro1">
          <table:table-cell office:value-type="float" office:value="101.471962">
            <text:p>101,47196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1325">
            <text:p>0,091325</text:p>
          </table:table-cell>
          <table:table-cell office:value-type="float" office:value="-0.245882">
            <text:p>-0,245882</text:p>
          </table:table-cell>
          <table:table-cell table:number-columns-repeated="1019"/>
        </table:table-row>
        <table:table-row table:style-name="ro1">
          <table:table-cell office:value-type="float" office:value="102.852539">
            <text:p>102,852539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92567">
            <text:p>0,092567</text:p>
          </table:table-cell>
          <table:table-cell office:value-type="float" office:value="-0.265882">
            <text:p>-0,265882</text:p>
          </table:table-cell>
          <table:table-cell table:number-columns-repeated="1019"/>
        </table:table-row>
        <table:table-row table:style-name="ro1">
          <table:table-cell office:value-type="float" office:value="102.852539">
            <text:p>102,852539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92567">
            <text:p>0,092567</text:p>
          </table:table-cell>
          <table:table-cell office:value-type="float" office:value="-0.265882">
            <text:p>-0,265882</text:p>
          </table:table-cell>
          <table:table-cell table:number-columns-repeated="1019"/>
        </table:table-row>
        <table:table-row table:style-name="ro1">
          <table:table-cell office:value-type="float" office:value="105.613678">
            <text:p>105,613678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95052">
            <text:p>0,095052</text:p>
          </table:table-cell>
          <table:table-cell office:value-type="float" office:value="-0.285882">
            <text:p>-0,285882</text:p>
          </table:table-cell>
          <table:table-cell table:number-columns-repeated="1019"/>
        </table:table-row>
        <table:table-row table:style-name="ro1">
          <table:table-cell office:value-type="float" office:value="105.613678">
            <text:p>105,61367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5052">
            <text:p>0,095052</text:p>
          </table:table-cell>
          <table:table-cell office:value-type="float" office:value="-0.285882">
            <text:p>-0,285882</text:p>
          </table:table-cell>
          <table:table-cell table:number-columns-repeated="1019"/>
        </table:table-row>
        <table:table-row table:style-name="ro1">
          <table:table-cell office:value-type="float" office:value="107.684532">
            <text:p>107,68453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96916">
            <text:p>0,096916</text:p>
          </table:table-cell>
          <table:table-cell office:value-type="float" office:value="-0.305">
            <text:p>-0,305</text:p>
          </table:table-cell>
          <table:table-cell table:number-columns-repeated="1019"/>
        </table:table-row>
        <table:table-row table:style-name="ro1">
          <table:table-cell office:value-type="float" office:value="107.684532">
            <text:p>107,68453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96916">
            <text:p>0,096916</text:p>
          </table:table-cell>
          <table:table-cell office:value-type="float" office:value="-0.305">
            <text:p>-0,305</text:p>
          </table:table-cell>
          <table:table-cell table:number-columns-repeated="1019"/>
        </table:table-row>
        <table:table-row table:style-name="ro1">
          <table:table-cell office:value-type="float" office:value="109.065102">
            <text:p>109,06510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98159">
            <text:p>0,098159</text:p>
          </table:table-cell>
          <table:table-cell office:value-type="float" office:value="-0.325">
            <text:p>-0,325</text:p>
          </table:table-cell>
          <table:table-cell table:number-columns-repeated="1019"/>
        </table:table-row>
        <table:table-row table:style-name="ro1">
          <table:table-cell office:value-type="float" office:value="109.065102">
            <text:p>109,06510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8159">
            <text:p>0,098159</text:p>
          </table:table-cell>
          <table:table-cell office:value-type="float" office:value="-0.325">
            <text:p>-0,325</text:p>
          </table:table-cell>
          <table:table-cell table:number-columns-repeated="1019"/>
        </table:table-row>
        <table:table-row table:style-name="ro1">
          <table:table-cell office:value-type="float" office:value="112.516533">
            <text:p>112,51653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01265">
            <text:p>0,101265</text:p>
          </table:table-cell>
          <table:table-cell office:value-type="float" office:value="-0.343824">
            <text:p>-0,343824</text:p>
          </table:table-cell>
          <table:table-cell table:number-columns-repeated="1019"/>
        </table:table-row>
        <table:table-row table:style-name="ro1">
          <table:table-cell office:value-type="float" office:value="112.516533">
            <text:p>112,51653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01265">
            <text:p>0,101265</text:p>
          </table:table-cell>
          <table:table-cell office:value-type="float" office:value="-0.343824">
            <text:p>-0,343824</text:p>
          </table:table-cell>
          <table:table-cell table:number-columns-repeated="1019"/>
        </table:table-row>
        <table:table-row table:style-name="ro1">
          <table:table-cell office:value-type="float" office:value="113.897102">
            <text:p>113,89710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02507">
            <text:p>0,102507</text:p>
          </table:table-cell>
          <table:table-cell office:value-type="float" office:value="-0.362941">
            <text:p>-0,362941</text:p>
          </table:table-cell>
          <table:table-cell table:number-columns-repeated="1019"/>
        </table:table-row>
        <table:table-row table:style-name="ro1">
          <table:table-cell office:value-type="float" office:value="113.897102">
            <text:p>113,89710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02507">
            <text:p>0,102507</text:p>
          </table:table-cell>
          <table:table-cell office:value-type="float" office:value="-0.362941">
            <text:p>-0,362941</text:p>
          </table:table-cell>
          <table:table-cell table:number-columns-repeated="1019"/>
        </table:table-row>
        <table:table-row table:style-name="ro1">
          <table:table-cell office:value-type="float" office:value="116.658249">
            <text:p>116,658249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104992">
            <text:p>0,104992</text:p>
          </table:table-cell>
          <table:table-cell office:value-type="float" office:value="-0.382353">
            <text:p>-0,382353</text:p>
          </table:table-cell>
          <table:table-cell table:number-columns-repeated="1019"/>
        </table:table-row>
        <table:table-row table:style-name="ro1">
          <table:table-cell office:value-type="float" office:value="116.658249">
            <text:p>116,65824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04992">
            <text:p>0,104992</text:p>
          </table:table-cell>
          <table:table-cell office:value-type="float" office:value="-0.382353">
            <text:p>-0,382353</text:p>
          </table:table-cell>
          <table:table-cell table:number-columns-repeated="1019"/>
        </table:table-row>
        <table:table-row table:style-name="ro1">
          <table:table-cell office:value-type="float" office:value="118.038818">
            <text:p>118,03881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06235">
            <text:p>0,106235</text:p>
          </table:table-cell>
          <table:table-cell office:value-type="float" office:value="-0.402353">
            <text:p>-0,402353</text:p>
          </table:table-cell>
          <table:table-cell table:number-columns-repeated="1019"/>
        </table:table-row>
        <table:table-row table:style-name="ro1">
          <table:table-cell office:value-type="float" office:value="118.038818">
            <text:p>118,03881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06235">
            <text:p>0,106235</text:p>
          </table:table-cell>
          <table:table-cell office:value-type="float" office:value="-0.402353">
            <text:p>-0,402353</text:p>
          </table:table-cell>
          <table:table-cell table:number-columns-repeated="1019"/>
        </table:table-row>
        <table:table-row table:style-name="ro1">
          <table:table-cell office:value-type="float" office:value="121.490242">
            <text:p>121,49024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09341">
            <text:p>0,109341</text:p>
          </table:table-cell>
          <table:table-cell office:value-type="float" office:value="-0.422353">
            <text:p>-0,422353</text:p>
          </table:table-cell>
          <table:table-cell table:number-columns-repeated="1019"/>
        </table:table-row>
        <table:table-row table:style-name="ro1">
          <table:table-cell office:value-type="float" office:value="121.490242">
            <text:p>121,490242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109341">
            <text:p>0,109341</text:p>
          </table:table-cell>
          <table:table-cell office:value-type="float" office:value="-0.422353">
            <text:p>-0,422353</text:p>
          </table:table-cell>
          <table:table-cell table:number-columns-repeated="1019"/>
        </table:table-row>
        <table:table-row table:style-name="ro1">
          <table:table-cell office:value-type="float" office:value="123.561096">
            <text:p>123,56109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11205">
            <text:p>0,111205</text:p>
          </table:table-cell>
          <table:table-cell office:value-type="float" office:value="-0.443529">
            <text:p>-0,443529</text:p>
          </table:table-cell>
          <table:table-cell table:number-columns-repeated="1019"/>
        </table:table-row>
        <table:table-row table:style-name="ro1">
          <table:table-cell office:value-type="float" office:value="123.561096">
            <text:p>123,56109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11205">
            <text:p>0,111205</text:p>
          </table:table-cell>
          <table:table-cell office:value-type="float" office:value="-0.443529">
            <text:p>-0,443529</text:p>
          </table:table-cell>
          <table:table-cell table:number-columns-repeated="1019"/>
        </table:table-row>
        <table:table-row table:style-name="ro1">
          <table:table-cell office:value-type="float" office:value="125.631958">
            <text:p>125,63195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13069">
            <text:p>0,113069</text:p>
          </table:table-cell>
          <table:table-cell office:value-type="float" office:value="-0.462941">
            <text:p>-0,462941</text:p>
          </table:table-cell>
          <table:table-cell table:number-columns-repeated="1019"/>
        </table:table-row>
        <table:table-row table:style-name="ro1">
          <table:table-cell office:value-type="float" office:value="125.631958">
            <text:p>125,63195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13069">
            <text:p>0,113069</text:p>
          </table:table-cell>
          <table:table-cell office:value-type="float" office:value="-0.462941">
            <text:p>-0,462941</text:p>
          </table:table-cell>
          <table:table-cell table:number-columns-repeated="1019"/>
        </table:table-row>
        <table:table-row table:style-name="ro1">
          <table:table-cell office:value-type="float" office:value="127.012527">
            <text:p>127,012527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14311">
            <text:p>0,114311</text:p>
          </table:table-cell>
          <table:table-cell office:value-type="float" office:value="-0.482059">
            <text:p>-0,482059</text:p>
          </table:table-cell>
          <table:table-cell table:number-columns-repeated="1019"/>
        </table:table-row>
        <table:table-row table:style-name="ro1">
          <table:table-cell office:value-type="float" office:value="127.012527">
            <text:p>127,012527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14311">
            <text:p>0,114311</text:p>
          </table:table-cell>
          <table:table-cell office:value-type="float" office:value="-0.482059">
            <text:p>-0,482059</text:p>
          </table:table-cell>
          <table:table-cell table:number-columns-repeated="1019"/>
        </table:table-row>
        <table:table-row table:style-name="ro1">
          <table:table-cell office:value-type="float" office:value="129.773666">
            <text:p>129,773666</text:p>
          </table:table-cell>
          <table:table-cell office:value-type="float" office:value="-0.003257">
            <text:p>-0,003257</text:p>
          </table:table-cell>
          <table:table-cell office:value-type="float" office:value="-0.00323">
            <text:p>-0,00323</text:p>
          </table:table-cell>
          <table:table-cell office:value-type="float" office:value="0.116796">
            <text:p>0,116796</text:p>
          </table:table-cell>
          <table:table-cell office:value-type="float" office:value="-0.501765">
            <text:p>-0,501765</text:p>
          </table:table-cell>
          <table:table-cell table:number-columns-repeated="1019"/>
        </table:table-row>
        <table:table-row table:style-name="ro1">
          <table:table-cell office:value-type="float" office:value="129.773666">
            <text:p>129,773666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116796">
            <text:p>0,116796</text:p>
          </table:table-cell>
          <table:table-cell office:value-type="float" office:value="-0.501765">
            <text:p>-0,501765</text:p>
          </table:table-cell>
          <table:table-cell table:number-columns-repeated="1019"/>
        </table:table-row>
        <table:table-row table:style-name="ro1">
          <table:table-cell office:value-type="float" office:value="131.154236">
            <text:p>131,154236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118039">
            <text:p>0,118039</text:p>
          </table:table-cell>
          <table:table-cell office:value-type="float" office:value="-0.521176">
            <text:p>-0,521176</text:p>
          </table:table-cell>
          <table:table-cell table:number-columns-repeated="1019"/>
        </table:table-row>
        <table:table-row table:style-name="ro1">
          <table:table-cell office:value-type="float" office:value="131.154236">
            <text:p>131,154236</text:p>
          </table:table-cell>
          <table:table-cell office:value-type="float" office:value="-0.003264">
            <text:p>-0,003264</text:p>
          </table:table-cell>
          <table:table-cell office:value-type="float" office:value="-0.003225">
            <text:p>-0,003225</text:p>
          </table:table-cell>
          <table:table-cell office:value-type="float" office:value="0.118039">
            <text:p>0,118039</text:p>
          </table:table-cell>
          <table:table-cell office:value-type="float" office:value="-0.521176">
            <text:p>-0,521176</text:p>
          </table:table-cell>
          <table:table-cell table:number-columns-repeated="1019"/>
        </table:table-row>
        <table:table-row table:style-name="ro1">
          <table:table-cell office:value-type="float" office:value="133.915375">
            <text:p>133,91537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20524">
            <text:p>0,120524</text:p>
          </table:table-cell>
          <table:table-cell office:value-type="float" office:value="-0.542941">
            <text:p>-0,542941</text:p>
          </table:table-cell>
          <table:table-cell table:number-columns-repeated="1019"/>
        </table:table-row>
        <table:table-row table:style-name="ro1">
          <table:table-cell office:value-type="float" office:value="133.915375">
            <text:p>133,91537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20524">
            <text:p>0,120524</text:p>
          </table:table-cell>
          <table:table-cell office:value-type="float" office:value="-0.542941">
            <text:p>-0,542941</text:p>
          </table:table-cell>
          <table:table-cell table:number-columns-repeated="1019"/>
        </table:table-row>
        <table:table-row table:style-name="ro1">
          <table:table-cell office:value-type="float" office:value="135.295959">
            <text:p>135,29595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21766">
            <text:p>0,121766</text:p>
          </table:table-cell>
          <table:table-cell office:value-type="float" office:value="-0.561471">
            <text:p>-0,561471</text:p>
          </table:table-cell>
          <table:table-cell table:number-columns-repeated="1019"/>
        </table:table-row>
        <table:table-row table:style-name="ro1">
          <table:table-cell office:value-type="float" office:value="135.295959">
            <text:p>135,295959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121766">
            <text:p>0,121766</text:p>
          </table:table-cell>
          <table:table-cell office:value-type="float" office:value="-0.561471">
            <text:p>-0,561471</text:p>
          </table:table-cell>
          <table:table-cell table:number-columns-repeated="1019"/>
        </table:table-row>
        <table:table-row table:style-name="ro1">
          <table:table-cell office:value-type="float" office:value="136.676529">
            <text:p>136,67652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23009">
            <text:p>0,123009</text:p>
          </table:table-cell>
          <table:table-cell office:value-type="float" office:value="-0.582647">
            <text:p>-0,582647</text:p>
          </table:table-cell>
          <table:table-cell table:number-columns-repeated="1019"/>
        </table:table-row>
        <table:table-row table:style-name="ro1">
          <table:table-cell office:value-type="float" office:value="136.676529">
            <text:p>136,67652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23009">
            <text:p>0,123009</text:p>
          </table:table-cell>
          <table:table-cell office:value-type="float" office:value="-0.582647">
            <text:p>-0,582647</text:p>
          </table:table-cell>
          <table:table-cell table:number-columns-repeated="1019"/>
        </table:table-row>
        <table:table-row table:style-name="ro1">
          <table:table-cell office:value-type="float" office:value="139.437668">
            <text:p>139,43766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25494">
            <text:p>0,125494</text:p>
          </table:table-cell>
          <table:table-cell office:value-type="float" office:value="-0.602353">
            <text:p>-0,602353</text:p>
          </table:table-cell>
          <table:table-cell table:number-columns-repeated="1019"/>
        </table:table-row>
        <table:table-row table:style-name="ro1">
          <table:table-cell office:value-type="float" office:value="139.437668">
            <text:p>139,437668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125494">
            <text:p>0,125494</text:p>
          </table:table-cell>
          <table:table-cell office:value-type="float" office:value="-0.602353">
            <text:p>-0,602353</text:p>
          </table:table-cell>
          <table:table-cell table:number-columns-repeated="1019"/>
        </table:table-row>
        <table:table-row table:style-name="ro1">
          <table:table-cell office:value-type="float" office:value="142.889099">
            <text:p>142,889099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1286">
            <text:p>0,1286</text:p>
          </table:table-cell>
          <table:table-cell office:value-type="float" office:value="-0.621471">
            <text:p>-0,621471</text:p>
          </table:table-cell>
          <table:table-cell table:number-columns-repeated="1019"/>
        </table:table-row>
        <table:table-row table:style-name="ro1">
          <table:table-cell office:value-type="float" office:value="142.889099">
            <text:p>142,88909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286">
            <text:p>0,1286</text:p>
          </table:table-cell>
          <table:table-cell office:value-type="float" office:value="-0.621471">
            <text:p>-0,621471</text:p>
          </table:table-cell>
          <table:table-cell table:number-columns-repeated="1019"/>
        </table:table-row>
        <table:table-row table:style-name="ro1">
          <table:table-cell office:value-type="float" office:value="144.269669">
            <text:p>144,26966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29843">
            <text:p>0,129843</text:p>
          </table:table-cell>
          <table:table-cell office:value-type="float" office:value="-0.642353">
            <text:p>-0,642353</text:p>
          </table:table-cell>
          <table:table-cell table:number-columns-repeated="1019"/>
        </table:table-row>
        <table:table-row table:style-name="ro1">
          <table:table-cell office:value-type="float" office:value="144.269669">
            <text:p>144,269669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29843">
            <text:p>0,129843</text:p>
          </table:table-cell>
          <table:table-cell office:value-type="float" office:value="-0.642353">
            <text:p>-0,642353</text:p>
          </table:table-cell>
          <table:table-cell table:number-columns-repeated="1019"/>
        </table:table-row>
        <table:table-row table:style-name="ro1">
          <table:table-cell office:value-type="float" office:value="145.650238">
            <text:p>145,650238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31085">
            <text:p>0,131085</text:p>
          </table:table-cell>
          <table:table-cell office:value-type="float" office:value="-0.662059">
            <text:p>-0,662059</text:p>
          </table:table-cell>
          <table:table-cell table:number-columns-repeated="1019"/>
        </table:table-row>
        <table:table-row table:style-name="ro1">
          <table:table-cell office:value-type="float" office:value="145.650238">
            <text:p>145,65023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31085">
            <text:p>0,131085</text:p>
          </table:table-cell>
          <table:table-cell office:value-type="float" office:value="-0.662059">
            <text:p>-0,662059</text:p>
          </table:table-cell>
          <table:table-cell table:number-columns-repeated="1019"/>
        </table:table-row>
        <table:table-row table:style-name="ro1">
          <table:table-cell office:value-type="float" office:value="149.101669">
            <text:p>149,101669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34191">
            <text:p>0,134191</text:p>
          </table:table-cell>
          <table:table-cell office:value-type="float" office:value="-0.681471">
            <text:p>-0,681471</text:p>
          </table:table-cell>
          <table:table-cell table:number-columns-repeated="1019"/>
        </table:table-row>
        <table:table-row table:style-name="ro1">
          <table:table-cell office:value-type="float" office:value="149.101669">
            <text:p>149,10166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34191">
            <text:p>0,134191</text:p>
          </table:table-cell>
          <table:table-cell office:value-type="float" office:value="-0.681471">
            <text:p>-0,681471</text:p>
          </table:table-cell>
          <table:table-cell table:number-columns-repeated="1019"/>
        </table:table-row>
        <table:table-row table:style-name="ro1">
          <table:table-cell office:value-type="float" office:value="150.482239">
            <text:p>150,48223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35434">
            <text:p>0,135434</text:p>
          </table:table-cell>
          <table:table-cell office:value-type="float" office:value="-0.701176">
            <text:p>-0,701176</text:p>
          </table:table-cell>
          <table:table-cell table:number-columns-repeated="1019"/>
        </table:table-row>
        <table:table-row table:style-name="ro1">
          <table:table-cell office:value-type="float" office:value="150.482239">
            <text:p>150,48223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35434">
            <text:p>0,135434</text:p>
          </table:table-cell>
          <table:table-cell office:value-type="float" office:value="-0.701176">
            <text:p>-0,701176</text:p>
          </table:table-cell>
          <table:table-cell table:number-columns-repeated="1019"/>
        </table:table-row>
        <table:table-row table:style-name="ro1">
          <table:table-cell office:value-type="float" office:value="153.933655">
            <text:p>153,933655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13854">
            <text:p>0,13854</text:p>
          </table:table-cell>
          <table:table-cell office:value-type="float" office:value="-0.722941">
            <text:p>-0,722941</text:p>
          </table:table-cell>
          <table:table-cell table:number-columns-repeated="1019"/>
        </table:table-row>
        <table:table-row table:style-name="ro1">
          <table:table-cell office:value-type="float" office:value="153.933655">
            <text:p>153,93365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3854">
            <text:p>0,13854</text:p>
          </table:table-cell>
          <table:table-cell office:value-type="float" office:value="-0.722941">
            <text:p>-0,722941</text:p>
          </table:table-cell>
          <table:table-cell table:number-columns-repeated="1019"/>
        </table:table-row>
        <table:table-row table:style-name="ro1">
          <table:table-cell office:value-type="float" office:value="153.933655">
            <text:p>153,93365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3854">
            <text:p>0,13854</text:p>
          </table:table-cell>
          <table:table-cell office:value-type="float" office:value="-0.742647">
            <text:p>-0,742647</text:p>
          </table:table-cell>
          <table:table-cell table:number-columns-repeated="1019"/>
        </table:table-row>
        <table:table-row table:style-name="ro1">
          <table:table-cell office:value-type="float" office:value="153.933655">
            <text:p>153,933655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3854">
            <text:p>0,13854</text:p>
          </table:table-cell>
          <table:table-cell office:value-type="float" office:value="-0.742647">
            <text:p>-0,742647</text:p>
          </table:table-cell>
          <table:table-cell table:number-columns-repeated="1019"/>
        </table:table-row>
        <table:table-row table:style-name="ro1">
          <table:table-cell office:value-type="float" office:value="155.314224">
            <text:p>155,31422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39783">
            <text:p>0,139783</text:p>
          </table:table-cell>
          <table:table-cell office:value-type="float" office:value="-0.762059">
            <text:p>-0,762059</text:p>
          </table:table-cell>
          <table:table-cell table:number-columns-repeated="1019"/>
        </table:table-row>
        <table:table-row table:style-name="ro1">
          <table:table-cell office:value-type="float" office:value="155.314224">
            <text:p>155,31422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39783">
            <text:p>0,139783</text:p>
          </table:table-cell>
          <table:table-cell office:value-type="float" office:value="-0.762059">
            <text:p>-0,762059</text:p>
          </table:table-cell>
          <table:table-cell table:number-columns-repeated="1019"/>
        </table:table-row>
        <table:table-row table:style-name="ro1">
          <table:table-cell office:value-type="float" office:value="156.694809">
            <text:p>156,69480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41025">
            <text:p>0,141025</text:p>
          </table:table-cell>
          <table:table-cell office:value-type="float" office:value="-0.781176">
            <text:p>-0,781176</text:p>
          </table:table-cell>
          <table:table-cell table:number-columns-repeated="1019"/>
        </table:table-row>
        <table:table-row table:style-name="ro1">
          <table:table-cell office:value-type="float" office:value="156.694809">
            <text:p>156,694809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141025">
            <text:p>0,141025</text:p>
          </table:table-cell>
          <table:table-cell office:value-type="float" office:value="-0.781176">
            <text:p>-0,781176</text:p>
          </table:table-cell>
          <table:table-cell table:number-columns-repeated="1019"/>
        </table:table-row>
        <table:table-row table:style-name="ro1">
          <table:table-cell office:value-type="float" office:value="157.385086">
            <text:p>157,38508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41647">
            <text:p>0,141647</text:p>
          </table:table-cell>
          <table:table-cell office:value-type="float" office:value="-0.800882">
            <text:p>-0,800882</text:p>
          </table:table-cell>
          <table:table-cell table:number-columns-repeated="1019"/>
        </table:table-row>
        <table:table-row table:style-name="ro1">
          <table:table-cell office:value-type="float" office:value="157.385086">
            <text:p>157,38508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41647">
            <text:p>0,141647</text:p>
          </table:table-cell>
          <table:table-cell office:value-type="float" office:value="-0.800882">
            <text:p>-0,800882</text:p>
          </table:table-cell>
          <table:table-cell table:number-columns-repeated="1019"/>
        </table:table-row>
        <table:table-row table:style-name="ro1">
          <table:table-cell office:value-type="float" office:value="160.146225">
            <text:p>160,14622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44132">
            <text:p>0,144132</text:p>
          </table:table-cell>
          <table:table-cell office:value-type="float" office:value="-0.821765">
            <text:p>-0,821765</text:p>
          </table:table-cell>
          <table:table-cell table:number-columns-repeated="1019"/>
        </table:table-row>
        <table:table-row table:style-name="ro1">
          <table:table-cell office:value-type="float" office:value="160.146225">
            <text:p>160,146225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44132">
            <text:p>0,144132</text:p>
          </table:table-cell>
          <table:table-cell office:value-type="float" office:value="-0.821765">
            <text:p>-0,821765</text:p>
          </table:table-cell>
          <table:table-cell table:number-columns-repeated="1019"/>
        </table:table-row>
        <table:table-row table:style-name="ro1">
          <table:table-cell office:value-type="float" office:value="163.597656">
            <text:p>163,59765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47238">
            <text:p>0,147238</text:p>
          </table:table-cell>
          <table:table-cell office:value-type="float" office:value="-0.842353">
            <text:p>-0,842353</text:p>
          </table:table-cell>
          <table:table-cell table:number-columns-repeated="1019"/>
        </table:table-row>
        <table:table-row table:style-name="ro1">
          <table:table-cell office:value-type="float" office:value="163.597656">
            <text:p>163,59765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47238">
            <text:p>0,147238</text:p>
          </table:table-cell>
          <table:table-cell office:value-type="float" office:value="-0.842353">
            <text:p>-0,842353</text:p>
          </table:table-cell>
          <table:table-cell table:number-columns-repeated="1019"/>
        </table:table-row>
        <table:table-row table:style-name="ro1">
          <table:table-cell office:value-type="float" office:value="163.597656">
            <text:p>163,59765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47238">
            <text:p>0,147238</text:p>
          </table:table-cell>
          <table:table-cell office:value-type="float" office:value="-0.859412">
            <text:p>-0,859412</text:p>
          </table:table-cell>
          <table:table-cell table:number-columns-repeated="1019"/>
        </table:table-row>
        <table:table-row table:style-name="ro1">
          <table:table-cell office:value-type="float" office:value="163.597656">
            <text:p>163,59765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47238">
            <text:p>0,147238</text:p>
          </table:table-cell>
          <table:table-cell office:value-type="float" office:value="-0.859412">
            <text:p>-0,859412</text:p>
          </table:table-cell>
          <table:table-cell table:number-columns-repeated="1019"/>
        </table:table-row>
        <table:table-row table:style-name="ro1">
          <table:table-cell office:value-type="float" office:value="166.358795">
            <text:p>166,358795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49723">
            <text:p>0,149723</text:p>
          </table:table-cell>
          <table:table-cell office:value-type="float" office:value="-0.879118">
            <text:p>-0,879118</text:p>
          </table:table-cell>
          <table:table-cell table:number-columns-repeated="1019"/>
        </table:table-row>
        <table:table-row table:style-name="ro1">
          <table:table-cell office:value-type="float" office:value="166.358795">
            <text:p>166,35879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49723">
            <text:p>0,149723</text:p>
          </table:table-cell>
          <table:table-cell office:value-type="float" office:value="-0.898235">
            <text:p>-0,898235</text:p>
          </table:table-cell>
          <table:table-cell table:number-columns-repeated="1019"/>
        </table:table-row>
        <table:table-row table:style-name="ro1">
          <table:table-cell office:value-type="float" office:value="169.810226">
            <text:p>169,81022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52829">
            <text:p>0,152829</text:p>
          </table:table-cell>
          <table:table-cell office:value-type="float" office:value="-0.898235">
            <text:p>-0,898235</text:p>
          </table:table-cell>
          <table:table-cell table:number-columns-repeated="1019"/>
        </table:table-row>
        <table:table-row table:style-name="ro1">
          <table:table-cell office:value-type="float" office:value="169.810226">
            <text:p>169,81022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52829">
            <text:p>0,152829</text:p>
          </table:table-cell>
          <table:table-cell office:value-type="float" office:value="-0.917647">
            <text:p>-0,917647</text:p>
          </table:table-cell>
          <table:table-cell table:number-columns-repeated="1019"/>
        </table:table-row>
        <table:table-row table:style-name="ro1">
          <table:table-cell office:value-type="float" office:value="169.810226">
            <text:p>169,810226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52829">
            <text:p>0,152829</text:p>
          </table:table-cell>
          <table:table-cell office:value-type="float" office:value="-0.917647">
            <text:p>-0,917647</text:p>
          </table:table-cell>
          <table:table-cell table:number-columns-repeated="1019"/>
        </table:table-row>
        <table:table-row table:style-name="ro1">
          <table:table-cell office:value-type="float" office:value="169.810226">
            <text:p>169,81022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52829">
            <text:p>0,152829</text:p>
          </table:table-cell>
          <table:table-cell office:value-type="float" office:value="-0.936765">
            <text:p>-0,936765</text:p>
          </table:table-cell>
          <table:table-cell table:number-columns-repeated="1019"/>
        </table:table-row>
        <table:table-row table:style-name="ro1">
          <table:table-cell office:value-type="float" office:value="173.261658">
            <text:p>173,261658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155935">
            <text:p>0,155935</text:p>
          </table:table-cell>
          <table:table-cell office:value-type="float" office:value="-0.936765">
            <text:p>-0,936765</text:p>
          </table:table-cell>
          <table:table-cell table:number-columns-repeated="1019"/>
        </table:table-row>
        <table:table-row table:style-name="ro1">
          <table:table-cell office:value-type="float" office:value="174.642227">
            <text:p>174,642227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157178">
            <text:p>0,157178</text:p>
          </table:table-cell>
          <table:table-cell office:value-type="float" office:value="-0.955882">
            <text:p>-0,955882</text:p>
          </table:table-cell>
          <table:table-cell table:number-columns-repeated="1019"/>
        </table:table-row>
        <table:table-row table:style-name="ro1">
          <table:table-cell office:value-type="float" office:value="174.642227">
            <text:p>174,642227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157178">
            <text:p>0,157178</text:p>
          </table:table-cell>
          <table:table-cell office:value-type="float" office:value="-0.955882">
            <text:p>-0,955882</text:p>
          </table:table-cell>
          <table:table-cell table:number-columns-repeated="1019"/>
        </table:table-row>
        <table:table-row table:style-name="ro1">
          <table:table-cell office:value-type="float" office:value="177.403366">
            <text:p>177,403366</text:p>
          </table:table-cell>
          <table:table-cell office:value-type="float" office:value="-0.003263">
            <text:p>-0,003263</text:p>
          </table:table-cell>
          <table:table-cell office:value-type="float" office:value="-0.003224">
            <text:p>-0,003224</text:p>
          </table:table-cell>
          <table:table-cell office:value-type="float" office:value="0.159663">
            <text:p>0,159663</text:p>
          </table:table-cell>
          <table:table-cell office:value-type="float" office:value="-0.974706">
            <text:p>-0,974706</text:p>
          </table:table-cell>
          <table:table-cell table:number-columns-repeated="1019"/>
        </table:table-row>
        <table:table-row table:style-name="ro1">
          <table:table-cell office:value-type="float" office:value="177.403366">
            <text:p>177,40336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59663">
            <text:p>0,159663</text:p>
          </table:table-cell>
          <table:table-cell office:value-type="float" office:value="-0.974706">
            <text:p>-0,974706</text:p>
          </table:table-cell>
          <table:table-cell table:number-columns-repeated="1019"/>
        </table:table-row>
        <table:table-row table:style-name="ro1">
          <table:table-cell office:value-type="float" office:value="176.713089">
            <text:p>176,713089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59042">
            <text:p>0,159042</text:p>
          </table:table-cell>
          <table:table-cell office:value-type="float" office:value="-0.993824">
            <text:p>-0,993824</text:p>
          </table:table-cell>
          <table:table-cell table:number-columns-repeated="1019"/>
        </table:table-row>
        <table:table-row table:style-name="ro1">
          <table:table-cell office:value-type="float" office:value="176.713089">
            <text:p>176,7130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59042">
            <text:p>0,159042</text:p>
          </table:table-cell>
          <table:table-cell office:value-type="float" office:value="-0.993824">
            <text:p>-0,993824</text:p>
          </table:table-cell>
          <table:table-cell table:number-columns-repeated="1019"/>
        </table:table-row>
        <table:table-row table:style-name="ro1">
          <table:table-cell office:value-type="float" office:value="180.164505">
            <text:p>180,164505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162148">
            <text:p>0,162148</text:p>
          </table:table-cell>
          <table:table-cell office:value-type="float" office:value="-1.012941">
            <text:p>-1,012941</text:p>
          </table:table-cell>
          <table:table-cell table:number-columns-repeated="1019"/>
        </table:table-row>
        <table:table-row table:style-name="ro1">
          <table:table-cell office:value-type="float" office:value="180.164505">
            <text:p>180,164505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62148">
            <text:p>0,162148</text:p>
          </table:table-cell>
          <table:table-cell office:value-type="float" office:value="-1.012941">
            <text:p>-1,012941</text:p>
          </table:table-cell>
          <table:table-cell table:number-columns-repeated="1019"/>
        </table:table-row>
        <table:table-row table:style-name="ro1">
          <table:table-cell office:value-type="float" office:value="181.545074">
            <text:p>181,54507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63391">
            <text:p>0,163391</text:p>
          </table:table-cell>
          <table:table-cell office:value-type="float" office:value="-1.034118">
            <text:p>-1,034118</text:p>
          </table:table-cell>
          <table:table-cell table:number-columns-repeated="1019"/>
        </table:table-row>
        <table:table-row table:style-name="ro1">
          <table:table-cell office:value-type="float" office:value="181.545074">
            <text:p>181,545074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163391">
            <text:p>0,163391</text:p>
          </table:table-cell>
          <table:table-cell office:value-type="float" office:value="-1.034118">
            <text:p>-1,034118</text:p>
          </table:table-cell>
          <table:table-cell table:number-columns-repeated="1019"/>
        </table:table-row>
        <table:table-row table:style-name="ro1">
          <table:table-cell office:value-type="float" office:value="183.615936">
            <text:p>183,61593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65254">
            <text:p>0,165254</text:p>
          </table:table-cell>
          <table:table-cell office:value-type="float" office:value="-1.052647">
            <text:p>-1,052647</text:p>
          </table:table-cell>
          <table:table-cell table:number-columns-repeated="1019"/>
        </table:table-row>
        <table:table-row table:style-name="ro1">
          <table:table-cell office:value-type="float" office:value="183.615936">
            <text:p>183,615936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65254">
            <text:p>0,165254</text:p>
          </table:table-cell>
          <table:table-cell office:value-type="float" office:value="-1.052647">
            <text:p>-1,052647</text:p>
          </table:table-cell>
          <table:table-cell table:number-columns-repeated="1019"/>
        </table:table-row>
        <table:table-row table:style-name="ro1">
          <table:table-cell office:value-type="float" office:value="186.377075">
            <text:p>186,37707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67739">
            <text:p>0,167739</text:p>
          </table:table-cell>
          <table:table-cell office:value-type="float" office:value="-1.072059">
            <text:p>-1,072059</text:p>
          </table:table-cell>
          <table:table-cell table:number-columns-repeated="1019"/>
        </table:table-row>
        <table:table-row table:style-name="ro1">
          <table:table-cell office:value-type="float" office:value="186.377075">
            <text:p>186,37707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67739">
            <text:p>0,167739</text:p>
          </table:table-cell>
          <table:table-cell office:value-type="float" office:value="-1.072059">
            <text:p>-1,072059</text:p>
          </table:table-cell>
          <table:table-cell table:number-columns-repeated="1019"/>
        </table:table-row>
        <table:table-row table:style-name="ro1">
          <table:table-cell office:value-type="float" office:value="187.067368">
            <text:p>187,06736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68361">
            <text:p>0,168361</text:p>
          </table:table-cell>
          <table:table-cell office:value-type="float" office:value="-1.091177">
            <text:p>-1,091177</text:p>
          </table:table-cell>
          <table:table-cell table:number-columns-repeated="1019"/>
        </table:table-row>
        <table:table-row table:style-name="ro1">
          <table:table-cell office:value-type="float" office:value="187.067368">
            <text:p>187,06736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68361">
            <text:p>0,168361</text:p>
          </table:table-cell>
          <table:table-cell office:value-type="float" office:value="-1.091177">
            <text:p>-1,091177</text:p>
          </table:table-cell>
          <table:table-cell table:number-columns-repeated="1019"/>
        </table:table-row>
        <table:table-row table:style-name="ro1">
          <table:table-cell office:value-type="float" office:value="188.447937">
            <text:p>188,44793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69603">
            <text:p>0,169603</text:p>
          </table:table-cell>
          <table:table-cell office:value-type="float" office:value="-1.110882">
            <text:p>-1,110882</text:p>
          </table:table-cell>
          <table:table-cell table:number-columns-repeated="1019"/>
        </table:table-row>
        <table:table-row table:style-name="ro1">
          <table:table-cell office:value-type="float" office:value="188.447937">
            <text:p>188,44793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69603">
            <text:p>0,169603</text:p>
          </table:table-cell>
          <table:table-cell office:value-type="float" office:value="-1.110882">
            <text:p>-1,110882</text:p>
          </table:table-cell>
          <table:table-cell table:number-columns-repeated="1019"/>
        </table:table-row>
        <table:table-row table:style-name="ro1">
          <table:table-cell office:value-type="float" office:value="191.209076">
            <text:p>191,20907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72088">
            <text:p>0,172088</text:p>
          </table:table-cell>
          <table:table-cell office:value-type="float" office:value="-1.131176">
            <text:p>-1,131176</text:p>
          </table:table-cell>
          <table:table-cell table:number-columns-repeated="1019"/>
        </table:table-row>
        <table:table-row table:style-name="ro1">
          <table:table-cell office:value-type="float" office:value="191.209076">
            <text:p>191,209076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172088">
            <text:p>0,172088</text:p>
          </table:table-cell>
          <table:table-cell office:value-type="float" office:value="-1.131176">
            <text:p>-1,131176</text:p>
          </table:table-cell>
          <table:table-cell table:number-columns-repeated="1019"/>
        </table:table-row>
        <table:table-row table:style-name="ro1">
          <table:table-cell office:value-type="float" office:value="192.589645">
            <text:p>192,58964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73331">
            <text:p>0,173331</text:p>
          </table:table-cell>
          <table:table-cell office:value-type="float" office:value="-1.151765">
            <text:p>-1,151765</text:p>
          </table:table-cell>
          <table:table-cell table:number-columns-repeated="1019"/>
        </table:table-row>
        <table:table-row table:style-name="ro1">
          <table:table-cell office:value-type="float" office:value="192.589645">
            <text:p>192,58964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73331">
            <text:p>0,173331</text:p>
          </table:table-cell>
          <table:table-cell office:value-type="float" office:value="-1.151765">
            <text:p>-1,151765</text:p>
          </table:table-cell>
          <table:table-cell table:number-columns-repeated="1019"/>
        </table:table-row>
        <table:table-row table:style-name="ro1">
          <table:table-cell office:value-type="float" office:value="193.970215">
            <text:p>193,97021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74573">
            <text:p>0,174573</text:p>
          </table:table-cell>
          <table:table-cell office:value-type="float" office:value="-1.170882">
            <text:p>-1,170882</text:p>
          </table:table-cell>
          <table:table-cell table:number-columns-repeated="1019"/>
        </table:table-row>
        <table:table-row table:style-name="ro1">
          <table:table-cell office:value-type="float" office:value="193.970215">
            <text:p>193,97021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74573">
            <text:p>0,174573</text:p>
          </table:table-cell>
          <table:table-cell office:value-type="float" office:value="-1.170882">
            <text:p>-1,170882</text:p>
          </table:table-cell>
          <table:table-cell table:number-columns-repeated="1019"/>
        </table:table-row>
        <table:table-row table:style-name="ro1">
          <table:table-cell office:value-type="float" office:value="198.111938">
            <text:p>198,11193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78301">
            <text:p>0,178301</text:p>
          </table:table-cell>
          <table:table-cell office:value-type="float" office:value="-1.190588">
            <text:p>-1,190588</text:p>
          </table:table-cell>
          <table:table-cell table:number-columns-repeated="1019"/>
        </table:table-row>
        <table:table-row table:style-name="ro1">
          <table:table-cell office:value-type="float" office:value="198.111938">
            <text:p>198,11193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78301">
            <text:p>0,178301</text:p>
          </table:table-cell>
          <table:table-cell office:value-type="float" office:value="-1.190588">
            <text:p>-1,190588</text:p>
          </table:table-cell>
          <table:table-cell table:number-columns-repeated="1019"/>
        </table:table-row>
        <table:table-row table:style-name="ro1">
          <table:table-cell office:value-type="float" office:value="199.492508">
            <text:p>199,49250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79543">
            <text:p>0,179543</text:p>
          </table:table-cell>
          <table:table-cell office:value-type="float" office:value="-1.209118">
            <text:p>-1,209118</text:p>
          </table:table-cell>
          <table:table-cell table:number-columns-repeated="1019"/>
        </table:table-row>
        <table:table-row table:style-name="ro1">
          <table:table-cell office:value-type="float" office:value="199.492508">
            <text:p>199,49250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79543">
            <text:p>0,179543</text:p>
          </table:table-cell>
          <table:table-cell office:value-type="float" office:value="-1.209118">
            <text:p>-1,209118</text:p>
          </table:table-cell>
          <table:table-cell table:number-columns-repeated="1019"/>
        </table:table-row>
        <table:table-row table:style-name="ro1">
          <table:table-cell office:value-type="float" office:value="200.182785">
            <text:p>200,18278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80165">
            <text:p>0,180165</text:p>
          </table:table-cell>
          <table:table-cell office:value-type="float" office:value="-1.228529">
            <text:p>-1,228529</text:p>
          </table:table-cell>
          <table:table-cell table:number-columns-repeated="1019"/>
        </table:table-row>
        <table:table-row table:style-name="ro1">
          <table:table-cell office:value-type="float" office:value="200.182785">
            <text:p>200,18278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80165">
            <text:p>0,180165</text:p>
          </table:table-cell>
          <table:table-cell office:value-type="float" office:value="-1.247941">
            <text:p>-1,247941</text:p>
          </table:table-cell>
          <table:table-cell table:number-columns-repeated="1019"/>
        </table:table-row>
        <table:table-row table:style-name="ro1">
          <table:table-cell office:value-type="float" office:value="202.943924">
            <text:p>202,94392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8265">
            <text:p>0,18265</text:p>
          </table:table-cell>
          <table:table-cell office:value-type="float" office:value="-1.247941">
            <text:p>-1,247941</text:p>
          </table:table-cell>
          <table:table-cell table:number-columns-repeated="1019"/>
        </table:table-row>
        <table:table-row table:style-name="ro1">
          <table:table-cell office:value-type="float" office:value="202.943924">
            <text:p>202,94392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8265">
            <text:p>0,18265</text:p>
          </table:table-cell>
          <table:table-cell office:value-type="float" office:value="-1.267059">
            <text:p>-1,267059</text:p>
          </table:table-cell>
          <table:table-cell table:number-columns-repeated="1019"/>
        </table:table-row>
        <table:table-row table:style-name="ro1">
          <table:table-cell office:value-type="float" office:value="204.324493">
            <text:p>204,32449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83892">
            <text:p>0,183892</text:p>
          </table:table-cell>
          <table:table-cell office:value-type="float" office:value="-1.267059">
            <text:p>-1,267059</text:p>
          </table:table-cell>
          <table:table-cell table:number-columns-repeated="1019"/>
        </table:table-row>
        <table:table-row table:style-name="ro1">
          <table:table-cell office:value-type="float" office:value="205.705078">
            <text:p>205,70507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85135">
            <text:p>0,185135</text:p>
          </table:table-cell>
          <table:table-cell office:value-type="float" office:value="-1.285882">
            <text:p>-1,285882</text:p>
          </table:table-cell>
          <table:table-cell table:number-columns-repeated="1019"/>
        </table:table-row>
        <table:table-row table:style-name="ro1">
          <table:table-cell office:value-type="float" office:value="205.705078">
            <text:p>205,70507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85135">
            <text:p>0,185135</text:p>
          </table:table-cell>
          <table:table-cell office:value-type="float" office:value="-1.285882">
            <text:p>-1,285882</text:p>
          </table:table-cell>
          <table:table-cell table:number-columns-repeated="1019"/>
        </table:table-row>
        <table:table-row table:style-name="ro1">
          <table:table-cell office:value-type="float" office:value="206.395355">
            <text:p>206,395355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85756">
            <text:p>0,185756</text:p>
          </table:table-cell>
          <table:table-cell office:value-type="float" office:value="-1.305294">
            <text:p>-1,305294</text:p>
          </table:table-cell>
          <table:table-cell table:number-columns-repeated="1019"/>
        </table:table-row>
        <table:table-row table:style-name="ro1">
          <table:table-cell office:value-type="float" office:value="206.395355">
            <text:p>206,39535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85756">
            <text:p>0,185756</text:p>
          </table:table-cell>
          <table:table-cell office:value-type="float" office:value="-1.305294">
            <text:p>-1,305294</text:p>
          </table:table-cell>
          <table:table-cell table:number-columns-repeated="1019"/>
        </table:table-row>
        <table:table-row table:style-name="ro1">
          <table:table-cell office:value-type="float" office:value="208.466217">
            <text:p>208,46621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8762">
            <text:p>0,18762</text:p>
          </table:table-cell>
          <table:table-cell office:value-type="float" office:value="-1.324412">
            <text:p>-1,324412</text:p>
          </table:table-cell>
          <table:table-cell table:number-columns-repeated="1019"/>
        </table:table-row>
        <table:table-row table:style-name="ro1">
          <table:table-cell office:value-type="float" office:value="208.466217">
            <text:p>208,46621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8762">
            <text:p>0,18762</text:p>
          </table:table-cell>
          <table:table-cell office:value-type="float" office:value="-1.324412">
            <text:p>-1,324412</text:p>
          </table:table-cell>
          <table:table-cell table:number-columns-repeated="1019"/>
        </table:table-row>
        <table:table-row table:style-name="ro1">
          <table:table-cell office:value-type="float" office:value="210.537064">
            <text:p>210,53706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89483">
            <text:p>0,189483</text:p>
          </table:table-cell>
          <table:table-cell office:value-type="float" office:value="-1.343235">
            <text:p>-1,343235</text:p>
          </table:table-cell>
          <table:table-cell table:number-columns-repeated="1019"/>
        </table:table-row>
        <table:table-row table:style-name="ro1">
          <table:table-cell office:value-type="float" office:value="210.537064">
            <text:p>210,537064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89483">
            <text:p>0,189483</text:p>
          </table:table-cell>
          <table:table-cell office:value-type="float" office:value="-1.343235">
            <text:p>-1,343235</text:p>
          </table:table-cell>
          <table:table-cell table:number-columns-repeated="1019"/>
        </table:table-row>
        <table:table-row table:style-name="ro1">
          <table:table-cell office:value-type="float" office:value="213.298218">
            <text:p>213,29821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91968">
            <text:p>0,191968</text:p>
          </table:table-cell>
          <table:table-cell office:value-type="float" office:value="-1.362647">
            <text:p>-1,362647</text:p>
          </table:table-cell>
          <table:table-cell table:number-columns-repeated="1019"/>
        </table:table-row>
        <table:table-row table:style-name="ro1">
          <table:table-cell office:value-type="float" office:value="213.298218">
            <text:p>213,298218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91968">
            <text:p>0,191968</text:p>
          </table:table-cell>
          <table:table-cell office:value-type="float" office:value="-1.362647">
            <text:p>-1,362647</text:p>
          </table:table-cell>
          <table:table-cell table:number-columns-repeated="1019"/>
        </table:table-row>
        <table:table-row table:style-name="ro1">
          <table:table-cell office:value-type="float" office:value="216.059357">
            <text:p>216,05935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94453">
            <text:p>0,194453</text:p>
          </table:table-cell>
          <table:table-cell office:value-type="float" office:value="-1.381765">
            <text:p>-1,381765</text:p>
          </table:table-cell>
          <table:table-cell table:number-columns-repeated="1019"/>
        </table:table-row>
        <table:table-row table:style-name="ro1">
          <table:table-cell office:value-type="float" office:value="216.059357">
            <text:p>216,059357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94453">
            <text:p>0,194453</text:p>
          </table:table-cell>
          <table:table-cell office:value-type="float" office:value="-1.381765">
            <text:p>-1,381765</text:p>
          </table:table-cell>
          <table:table-cell table:number-columns-repeated="1019"/>
        </table:table-row>
        <table:table-row table:style-name="ro1">
          <table:table-cell office:value-type="float" office:value="218.130203">
            <text:p>218,13020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96317">
            <text:p>0,196317</text:p>
          </table:table-cell>
          <table:table-cell office:value-type="float" office:value="-1.400882">
            <text:p>-1,400882</text:p>
          </table:table-cell>
          <table:table-cell table:number-columns-repeated="1019"/>
        </table:table-row>
        <table:table-row table:style-name="ro1">
          <table:table-cell office:value-type="float" office:value="218.130203">
            <text:p>218,13020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96317">
            <text:p>0,196317</text:p>
          </table:table-cell>
          <table:table-cell office:value-type="float" office:value="-1.400882">
            <text:p>-1,400882</text:p>
          </table:table-cell>
          <table:table-cell table:number-columns-repeated="1019"/>
        </table:table-row>
        <table:table-row table:style-name="ro1">
          <table:table-cell office:value-type="float" office:value="219.510788">
            <text:p>219,510788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9756">
            <text:p>0,19756</text:p>
          </table:table-cell>
          <table:table-cell office:value-type="float" office:value="-1.422059">
            <text:p>-1,422059</text:p>
          </table:table-cell>
          <table:table-cell table:number-columns-repeated="1019"/>
        </table:table-row>
        <table:table-row table:style-name="ro1">
          <table:table-cell office:value-type="float" office:value="219.510788">
            <text:p>219,51078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9756">
            <text:p>0,19756</text:p>
          </table:table-cell>
          <table:table-cell office:value-type="float" office:value="-1.422059">
            <text:p>-1,422059</text:p>
          </table:table-cell>
          <table:table-cell table:number-columns-repeated="1019"/>
        </table:table-row>
        <table:table-row table:style-name="ro1">
          <table:table-cell office:value-type="float" office:value="221.581635">
            <text:p>221,581635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99423">
            <text:p>0,199423</text:p>
          </table:table-cell>
          <table:table-cell office:value-type="float" office:value="-1.441176">
            <text:p>-1,441176</text:p>
          </table:table-cell>
          <table:table-cell table:number-columns-repeated="1019"/>
        </table:table-row>
        <table:table-row table:style-name="ro1">
          <table:table-cell office:value-type="float" office:value="221.581635">
            <text:p>221,58163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99423">
            <text:p>0,199423</text:p>
          </table:table-cell>
          <table:table-cell office:value-type="float" office:value="-1.441176">
            <text:p>-1,441176</text:p>
          </table:table-cell>
          <table:table-cell table:number-columns-repeated="1019"/>
        </table:table-row>
        <table:table-row table:style-name="ro1">
          <table:table-cell office:value-type="float" office:value="222.271927">
            <text:p>222,271927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200045">
            <text:p>0,200045</text:p>
          </table:table-cell>
          <table:table-cell office:value-type="float" office:value="-1.462647">
            <text:p>-1,462647</text:p>
          </table:table-cell>
          <table:table-cell table:number-columns-repeated="1019"/>
        </table:table-row>
        <table:table-row table:style-name="ro1">
          <table:table-cell office:value-type="float" office:value="222.271927">
            <text:p>222,27192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00045">
            <text:p>0,200045</text:p>
          </table:table-cell>
          <table:table-cell office:value-type="float" office:value="-1.462647">
            <text:p>-1,462647</text:p>
          </table:table-cell>
          <table:table-cell table:number-columns-repeated="1019"/>
        </table:table-row>
        <table:table-row table:style-name="ro1">
          <table:table-cell office:value-type="float" office:value="225.033066">
            <text:p>225,033066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0253">
            <text:p>0,20253</text:p>
          </table:table-cell>
          <table:table-cell office:value-type="float" office:value="-1.481176">
            <text:p>-1,481176</text:p>
          </table:table-cell>
          <table:table-cell table:number-columns-repeated="1019"/>
        </table:table-row>
        <table:table-row table:style-name="ro1">
          <table:table-cell office:value-type="float" office:value="225.033066">
            <text:p>225,033066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0253">
            <text:p>0,20253</text:p>
          </table:table-cell>
          <table:table-cell office:value-type="float" office:value="-1.481176">
            <text:p>-1,481176</text:p>
          </table:table-cell>
          <table:table-cell table:number-columns-repeated="1019"/>
        </table:table-row>
        <table:table-row table:style-name="ro1">
          <table:table-cell office:value-type="float" office:value="227.103928">
            <text:p>227,10392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04394">
            <text:p>0,204394</text:p>
          </table:table-cell>
          <table:table-cell office:value-type="float" office:value="-1.501471">
            <text:p>-1,501471</text:p>
          </table:table-cell>
          <table:table-cell table:number-columns-repeated="1019"/>
        </table:table-row>
        <table:table-row table:style-name="ro1">
          <table:table-cell office:value-type="float" office:value="227.103928">
            <text:p>227,10392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04394">
            <text:p>0,204394</text:p>
          </table:table-cell>
          <table:table-cell office:value-type="float" office:value="-1.501471">
            <text:p>-1,501471</text:p>
          </table:table-cell>
          <table:table-cell table:number-columns-repeated="1019"/>
        </table:table-row>
        <table:table-row table:style-name="ro1">
          <table:table-cell office:value-type="float" office:value="228.484497">
            <text:p>228,48449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05636">
            <text:p>0,205636</text:p>
          </table:table-cell>
          <table:table-cell office:value-type="float" office:value="-1.520588">
            <text:p>-1,520588</text:p>
          </table:table-cell>
          <table:table-cell table:number-columns-repeated="1019"/>
        </table:table-row>
        <table:table-row table:style-name="ro1">
          <table:table-cell office:value-type="float" office:value="228.484497">
            <text:p>228,48449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05636">
            <text:p>0,205636</text:p>
          </table:table-cell>
          <table:table-cell office:value-type="float" office:value="-1.520588">
            <text:p>-1,520588</text:p>
          </table:table-cell>
          <table:table-cell table:number-columns-repeated="1019"/>
        </table:table-row>
        <table:table-row table:style-name="ro1">
          <table:table-cell office:value-type="float" office:value="229.865067">
            <text:p>229,86506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06879">
            <text:p>0,206879</text:p>
          </table:table-cell>
          <table:table-cell office:value-type="float" office:value="-1.540588">
            <text:p>-1,540588</text:p>
          </table:table-cell>
          <table:table-cell table:number-columns-repeated="1019"/>
        </table:table-row>
        <table:table-row table:style-name="ro1">
          <table:table-cell office:value-type="float" office:value="229.865067">
            <text:p>229,86506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06879">
            <text:p>0,206879</text:p>
          </table:table-cell>
          <table:table-cell office:value-type="float" office:value="-1.540588">
            <text:p>-1,540588</text:p>
          </table:table-cell>
          <table:table-cell table:number-columns-repeated="1019"/>
        </table:table-row>
        <table:table-row table:style-name="ro1">
          <table:table-cell office:value-type="float" office:value="234.697067">
            <text:p>234,697067</text:p>
          </table:table-cell>
          <table:table-cell office:value-type="float" office:value="-0.003256">
            <text:p>-0,003256</text:p>
          </table:table-cell>
          <table:table-cell office:value-type="float" office:value="-0.003229">
            <text:p>-0,003229</text:p>
          </table:table-cell>
          <table:table-cell office:value-type="float" office:value="0.211227">
            <text:p>0,211227</text:p>
          </table:table-cell>
          <table:table-cell office:value-type="float" office:value="-1.560294">
            <text:p>-1,560294</text:p>
          </table:table-cell>
          <table:table-cell table:number-columns-repeated="1019"/>
        </table:table-row>
        <table:table-row table:style-name="ro1">
          <table:table-cell office:value-type="float" office:value="234.697067">
            <text:p>234,69706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11227">
            <text:p>0,211227</text:p>
          </table:table-cell>
          <table:table-cell office:value-type="float" office:value="-1.560294">
            <text:p>-1,560294</text:p>
          </table:table-cell>
          <table:table-cell table:number-columns-repeated="1019"/>
        </table:table-row>
        <table:table-row table:style-name="ro1">
          <table:table-cell office:value-type="float" office:value="234.006775">
            <text:p>234,00677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10606">
            <text:p>0,210606</text:p>
          </table:table-cell>
          <table:table-cell office:value-type="float" office:value="-1.579412">
            <text:p>-1,579412</text:p>
          </table:table-cell>
          <table:table-cell table:number-columns-repeated="1019"/>
        </table:table-row>
        <table:table-row table:style-name="ro1">
          <table:table-cell office:value-type="float" office:value="234.006775">
            <text:p>234,006775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210606">
            <text:p>0,210606</text:p>
          </table:table-cell>
          <table:table-cell office:value-type="float" office:value="-1.579412">
            <text:p>-1,579412</text:p>
          </table:table-cell>
          <table:table-cell table:number-columns-repeated="1019"/>
        </table:table-row>
        <table:table-row table:style-name="ro1">
          <table:table-cell office:value-type="float" office:value="236.767914">
            <text:p>236,76791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13091">
            <text:p>0,213091</text:p>
          </table:table-cell>
          <table:table-cell office:value-type="float" office:value="-1.599412">
            <text:p>-1,599412</text:p>
          </table:table-cell>
          <table:table-cell table:number-columns-repeated="1019"/>
        </table:table-row>
        <table:table-row table:style-name="ro1">
          <table:table-cell office:value-type="float" office:value="236.767914">
            <text:p>236,76791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13091">
            <text:p>0,213091</text:p>
          </table:table-cell>
          <table:table-cell office:value-type="float" office:value="-1.618235">
            <text:p>-1,618235</text:p>
          </table:table-cell>
          <table:table-cell table:number-columns-repeated="1019"/>
        </table:table-row>
        <table:table-row table:style-name="ro1">
          <table:table-cell office:value-type="float" office:value="240.219345">
            <text:p>240,219345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216197">
            <text:p>0,216197</text:p>
          </table:table-cell>
          <table:table-cell office:value-type="float" office:value="-1.618235">
            <text:p>-1,618235</text:p>
          </table:table-cell>
          <table:table-cell table:number-columns-repeated="1019"/>
        </table:table-row>
        <table:table-row table:style-name="ro1">
          <table:table-cell office:value-type="float" office:value="240.219345">
            <text:p>240,219345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216197">
            <text:p>0,216197</text:p>
          </table:table-cell>
          <table:table-cell office:value-type="float" office:value="-1.637353">
            <text:p>-1,637353</text:p>
          </table:table-cell>
          <table:table-cell table:number-columns-repeated="1019"/>
        </table:table-row>
        <table:table-row table:style-name="ro1">
          <table:table-cell office:value-type="float" office:value="240.909637">
            <text:p>240,909637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16819">
            <text:p>0,216819</text:p>
          </table:table-cell>
          <table:table-cell office:value-type="float" office:value="-1.637353">
            <text:p>-1,637353</text:p>
          </table:table-cell>
          <table:table-cell table:number-columns-repeated="1019"/>
        </table:table-row>
        <table:table-row table:style-name="ro1">
          <table:table-cell office:value-type="float" office:value="243.670776">
            <text:p>243,67077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19304">
            <text:p>0,219304</text:p>
          </table:table-cell>
          <table:table-cell office:value-type="float" office:value="-1.655588">
            <text:p>-1,655588</text:p>
          </table:table-cell>
          <table:table-cell table:number-columns-repeated="1019"/>
        </table:table-row>
        <table:table-row table:style-name="ro1">
          <table:table-cell office:value-type="float" office:value="243.670776">
            <text:p>243,670776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19304">
            <text:p>0,219304</text:p>
          </table:table-cell>
          <table:table-cell office:value-type="float" office:value="-1.655588">
            <text:p>-1,655588</text:p>
          </table:table-cell>
          <table:table-cell table:number-columns-repeated="1019"/>
        </table:table-row>
        <table:table-row table:style-name="ro1">
          <table:table-cell office:value-type="float" office:value="242.980484">
            <text:p>242,98048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18682">
            <text:p>0,218682</text:p>
          </table:table-cell>
          <table:table-cell office:value-type="float" office:value="-1.675">
            <text:p>-1,675</text:p>
          </table:table-cell>
          <table:table-cell table:number-columns-repeated="1019"/>
        </table:table-row>
        <table:table-row table:style-name="ro1">
          <table:table-cell office:value-type="float" office:value="242.980484">
            <text:p>242,98048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18682">
            <text:p>0,218682</text:p>
          </table:table-cell>
          <table:table-cell office:value-type="float" office:value="-1.675">
            <text:p>-1,675</text:p>
          </table:table-cell>
          <table:table-cell table:number-columns-repeated="1019"/>
        </table:table-row>
        <table:table-row table:style-name="ro1">
          <table:table-cell office:value-type="float" office:value="245.741623">
            <text:p>245,74162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21167">
            <text:p>0,221167</text:p>
          </table:table-cell>
          <table:table-cell office:value-type="float" office:value="-1.694412">
            <text:p>-1,694412</text:p>
          </table:table-cell>
          <table:table-cell table:number-columns-repeated="1019"/>
        </table:table-row>
        <table:table-row table:style-name="ro1">
          <table:table-cell office:value-type="float" office:value="245.741623">
            <text:p>245,74162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21167">
            <text:p>0,221167</text:p>
          </table:table-cell>
          <table:table-cell office:value-type="float" office:value="-1.694412">
            <text:p>-1,694412</text:p>
          </table:table-cell>
          <table:table-cell table:number-columns-repeated="1019"/>
        </table:table-row>
        <table:table-row table:style-name="ro1">
          <table:table-cell office:value-type="float" office:value="246.431915">
            <text:p>246,431915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21789">
            <text:p>0,221789</text:p>
          </table:table-cell>
          <table:table-cell office:value-type="float" office:value="-1.713529">
            <text:p>-1,713529</text:p>
          </table:table-cell>
          <table:table-cell table:number-columns-repeated="1019"/>
        </table:table-row>
        <table:table-row table:style-name="ro1">
          <table:table-cell office:value-type="float" office:value="246.431915">
            <text:p>246,43191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21789">
            <text:p>0,221789</text:p>
          </table:table-cell>
          <table:table-cell office:value-type="float" office:value="-1.713529">
            <text:p>-1,713529</text:p>
          </table:table-cell>
          <table:table-cell table:number-columns-repeated="1019"/>
        </table:table-row>
        <table:table-row table:style-name="ro1">
          <table:table-cell office:value-type="float" office:value="248.502777">
            <text:p>248,50277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23652">
            <text:p>0,223652</text:p>
          </table:table-cell>
          <table:table-cell office:value-type="float" office:value="-1.732647">
            <text:p>-1,732647</text:p>
          </table:table-cell>
          <table:table-cell table:number-columns-repeated="1019"/>
        </table:table-row>
        <table:table-row table:style-name="ro1">
          <table:table-cell office:value-type="float" office:value="248.502777">
            <text:p>248,50277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23652">
            <text:p>0,223652</text:p>
          </table:table-cell>
          <table:table-cell office:value-type="float" office:value="-1.732647">
            <text:p>-1,732647</text:p>
          </table:table-cell>
          <table:table-cell table:number-columns-repeated="1019"/>
        </table:table-row>
        <table:table-row table:style-name="ro1">
          <table:table-cell office:value-type="float" office:value="251.954193">
            <text:p>251,95419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26759">
            <text:p>0,226759</text:p>
          </table:table-cell>
          <table:table-cell office:value-type="float" office:value="-1.751765">
            <text:p>-1,751765</text:p>
          </table:table-cell>
          <table:table-cell table:number-columns-repeated="1019"/>
        </table:table-row>
        <table:table-row table:style-name="ro1">
          <table:table-cell office:value-type="float" office:value="251.954193">
            <text:p>251,95419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26759">
            <text:p>0,226759</text:p>
          </table:table-cell>
          <table:table-cell office:value-type="float" office:value="-1.751765">
            <text:p>-1,751765</text:p>
          </table:table-cell>
          <table:table-cell table:number-columns-repeated="1019"/>
        </table:table-row>
        <table:table-row table:style-name="ro1">
          <table:table-cell office:value-type="float" office:value="254.025055">
            <text:p>254,02505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28623">
            <text:p>0,228623</text:p>
          </table:table-cell>
          <table:table-cell office:value-type="float" office:value="-1.771765">
            <text:p>-1,771765</text:p>
          </table:table-cell>
          <table:table-cell table:number-columns-repeated="1019"/>
        </table:table-row>
        <table:table-row table:style-name="ro1">
          <table:table-cell office:value-type="float" office:value="254.025055">
            <text:p>254,025055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228623">
            <text:p>0,228623</text:p>
          </table:table-cell>
          <table:table-cell office:value-type="float" office:value="-1.771765">
            <text:p>-1,771765</text:p>
          </table:table-cell>
          <table:table-cell table:number-columns-repeated="1019"/>
        </table:table-row>
        <table:table-row table:style-name="ro1">
          <table:table-cell office:value-type="float" office:value="256.095917">
            <text:p>256,09591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30486">
            <text:p>0,230486</text:p>
          </table:table-cell>
          <table:table-cell office:value-type="float" office:value="-1.791176">
            <text:p>-1,791176</text:p>
          </table:table-cell>
          <table:table-cell table:number-columns-repeated="1019"/>
        </table:table-row>
        <table:table-row table:style-name="ro1">
          <table:table-cell office:value-type="float" office:value="256.095917">
            <text:p>256,09591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30486">
            <text:p>0,230486</text:p>
          </table:table-cell>
          <table:table-cell office:value-type="float" office:value="-1.791176">
            <text:p>-1,791176</text:p>
          </table:table-cell>
          <table:table-cell table:number-columns-repeated="1019"/>
        </table:table-row>
        <table:table-row table:style-name="ro1">
          <table:table-cell office:value-type="float" office:value="254.025055">
            <text:p>254,025055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28623">
            <text:p>0,228623</text:p>
          </table:table-cell>
          <table:table-cell office:value-type="float" office:value="-1.810882">
            <text:p>-1,810882</text:p>
          </table:table-cell>
          <table:table-cell table:number-columns-repeated="1019"/>
        </table:table-row>
        <table:table-row table:style-name="ro1">
          <table:table-cell office:value-type="float" office:value="254.025055">
            <text:p>254,02505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28623">
            <text:p>0,228623</text:p>
          </table:table-cell>
          <table:table-cell office:value-type="float" office:value="-1.810882">
            <text:p>-1,810882</text:p>
          </table:table-cell>
          <table:table-cell table:number-columns-repeated="1019"/>
        </table:table-row>
        <table:table-row table:style-name="ro1">
          <table:table-cell office:value-type="float" office:value="258.857056">
            <text:p>258,857056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32971">
            <text:p>0,232971</text:p>
          </table:table-cell>
          <table:table-cell office:value-type="float" office:value="-1.830882">
            <text:p>-1,830882</text:p>
          </table:table-cell>
          <table:table-cell table:number-columns-repeated="1019"/>
        </table:table-row>
        <table:table-row table:style-name="ro1">
          <table:table-cell office:value-type="float" office:value="258.857056">
            <text:p>258,857056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32971">
            <text:p>0,232971</text:p>
          </table:table-cell>
          <table:table-cell office:value-type="float" office:value="-1.830882">
            <text:p>-1,830882</text:p>
          </table:table-cell>
          <table:table-cell table:number-columns-repeated="1019"/>
        </table:table-row>
        <table:table-row table:style-name="ro1">
          <table:table-cell office:value-type="float" office:value="260.927917">
            <text:p>260,927917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34835">
            <text:p>0,234835</text:p>
          </table:table-cell>
          <table:table-cell office:value-type="float" office:value="-1.85">
            <text:p>-1,85</text:p>
          </table:table-cell>
          <table:table-cell table:number-columns-repeated="1019"/>
        </table:table-row>
        <table:table-row table:style-name="ro1">
          <table:table-cell office:value-type="float" office:value="260.927917">
            <text:p>260,927917</text:p>
          </table:table-cell>
          <table:table-cell office:value-type="float" office:value="-0.003258">
            <text:p>-0,003258</text:p>
          </table:table-cell>
          <table:table-cell office:value-type="float" office:value="-0.003231">
            <text:p>-0,003231</text:p>
          </table:table-cell>
          <table:table-cell office:value-type="float" office:value="0.234835">
            <text:p>0,234835</text:p>
          </table:table-cell>
          <table:table-cell office:value-type="float" office:value="-1.85">
            <text:p>-1,85</text:p>
          </table:table-cell>
          <table:table-cell table:number-columns-repeated="1019"/>
        </table:table-row>
        <table:table-row table:style-name="ro1">
          <table:table-cell office:value-type="float" office:value="261.618195">
            <text:p>261,618195</text:p>
          </table:table-cell>
          <table:table-cell office:value-type="float" office:value="-0.003258">
            <text:p>-0,003258</text:p>
          </table:table-cell>
          <table:table-cell office:value-type="float" office:value="-0.003231">
            <text:p>-0,003231</text:p>
          </table:table-cell>
          <table:table-cell office:value-type="float" office:value="0.235456">
            <text:p>0,235456</text:p>
          </table:table-cell>
          <table:table-cell office:value-type="float" office:value="-1.870882">
            <text:p>-1,870882</text:p>
          </table:table-cell>
          <table:table-cell table:number-columns-repeated="1019"/>
        </table:table-row>
        <table:table-row table:style-name="ro1">
          <table:table-cell office:value-type="float" office:value="261.618195">
            <text:p>261,618195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235456">
            <text:p>0,235456</text:p>
          </table:table-cell>
          <table:table-cell office:value-type="float" office:value="-1.870882">
            <text:p>-1,870882</text:p>
          </table:table-cell>
          <table:table-cell table:number-columns-repeated="1019"/>
        </table:table-row>
        <table:table-row table:style-name="ro1">
          <table:table-cell office:value-type="float" office:value="265.069611">
            <text:p>265,069611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238563">
            <text:p>0,238563</text:p>
          </table:table-cell>
          <table:table-cell office:value-type="float" office:value="-1.888824">
            <text:p>-1,888824</text:p>
          </table:table-cell>
          <table:table-cell table:number-columns-repeated="1019"/>
        </table:table-row>
        <table:table-row table:style-name="ro1">
          <table:table-cell office:value-type="float" office:value="265.069611">
            <text:p>265,06961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38563">
            <text:p>0,238563</text:p>
          </table:table-cell>
          <table:table-cell office:value-type="float" office:value="-1.907941">
            <text:p>-1,907941</text:p>
          </table:table-cell>
          <table:table-cell table:number-columns-repeated="1019"/>
        </table:table-row>
        <table:table-row table:style-name="ro1">
          <table:table-cell office:value-type="float" office:value="265.069611">
            <text:p>265,06961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38563">
            <text:p>0,238563</text:p>
          </table:table-cell>
          <table:table-cell office:value-type="float" office:value="-1.907941">
            <text:p>-1,907941</text:p>
          </table:table-cell>
          <table:table-cell table:number-columns-repeated="1019"/>
        </table:table-row>
        <table:table-row table:style-name="ro1">
          <table:table-cell office:value-type="float" office:value="265.069611">
            <text:p>265,069611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238563">
            <text:p>0,238563</text:p>
          </table:table-cell>
          <table:table-cell office:value-type="float" office:value="-1.927353">
            <text:p>-1,927353</text:p>
          </table:table-cell>
          <table:table-cell table:number-columns-repeated="1019"/>
        </table:table-row>
        <table:table-row table:style-name="ro1">
          <table:table-cell office:value-type="float" office:value="267.83075">
            <text:p>267,83075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1048">
            <text:p>0,241048</text:p>
          </table:table-cell>
          <table:table-cell office:value-type="float" office:value="-1.927353">
            <text:p>-1,927353</text:p>
          </table:table-cell>
          <table:table-cell table:number-columns-repeated="1019"/>
        </table:table-row>
        <table:table-row table:style-name="ro1">
          <table:table-cell office:value-type="float" office:value="269.211334">
            <text:p>269,21133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4229">
            <text:p>0,24229</text:p>
          </table:table-cell>
          <table:table-cell office:value-type="float" office:value="-1.946177">
            <text:p>-1,946177</text:p>
          </table:table-cell>
          <table:table-cell table:number-columns-repeated="1019"/>
        </table:table-row>
        <table:table-row table:style-name="ro1">
          <table:table-cell office:value-type="float" office:value="269.211334">
            <text:p>269,21133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4229">
            <text:p>0,24229</text:p>
          </table:table-cell>
          <table:table-cell office:value-type="float" office:value="-1.946177">
            <text:p>-1,946177</text:p>
          </table:table-cell>
          <table:table-cell table:number-columns-repeated="1019"/>
        </table:table-row>
        <table:table-row table:style-name="ro1">
          <table:table-cell office:value-type="float" office:value="270.591919">
            <text:p>270,59191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3533">
            <text:p>0,243533</text:p>
          </table:table-cell>
          <table:table-cell office:value-type="float" office:value="-1.965294">
            <text:p>-1,965294</text:p>
          </table:table-cell>
          <table:table-cell table:number-columns-repeated="1019"/>
        </table:table-row>
        <table:table-row table:style-name="ro1">
          <table:table-cell office:value-type="float" office:value="270.591919">
            <text:p>270,59191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43533">
            <text:p>0,243533</text:p>
          </table:table-cell>
          <table:table-cell office:value-type="float" office:value="-1.965294">
            <text:p>-1,965294</text:p>
          </table:table-cell>
          <table:table-cell table:number-columns-repeated="1019"/>
        </table:table-row>
        <table:table-row table:style-name="ro1">
          <table:table-cell office:value-type="float" office:value="270.591919">
            <text:p>270,591919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243533">
            <text:p>0,243533</text:p>
          </table:table-cell>
          <table:table-cell office:value-type="float" office:value="-1.985">
            <text:p>-1,985</text:p>
          </table:table-cell>
          <table:table-cell table:number-columns-repeated="1019"/>
        </table:table-row>
        <table:table-row table:style-name="ro1">
          <table:table-cell office:value-type="float" office:value="270.591919">
            <text:p>270,59191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3533">
            <text:p>0,243533</text:p>
          </table:table-cell>
          <table:table-cell office:value-type="float" office:value="-1.985">
            <text:p>-1,985</text:p>
          </table:table-cell>
          <table:table-cell table:number-columns-repeated="1019"/>
        </table:table-row>
        <table:table-row table:style-name="ro1">
          <table:table-cell office:value-type="float" office:value="276.114197">
            <text:p>276,11419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48503">
            <text:p>0,248503</text:p>
          </table:table-cell>
          <table:table-cell office:value-type="float" office:value="-2.003824">
            <text:p>-2,003824</text:p>
          </table:table-cell>
          <table:table-cell table:number-columns-repeated="1019"/>
        </table:table-row>
        <table:table-row table:style-name="ro1">
          <table:table-cell office:value-type="float" office:value="276.114197">
            <text:p>276,11419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48503">
            <text:p>0,248503</text:p>
          </table:table-cell>
          <table:table-cell office:value-type="float" office:value="-2.003824">
            <text:p>-2,003824</text:p>
          </table:table-cell>
          <table:table-cell table:number-columns-repeated="1019"/>
        </table:table-row>
        <table:table-row table:style-name="ro1">
          <table:table-cell office:value-type="float" office:value="275.423889">
            <text:p>275,42388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47882">
            <text:p>0,247882</text:p>
          </table:table-cell>
          <table:table-cell office:value-type="float" office:value="-2.023235">
            <text:p>-2,023235</text:p>
          </table:table-cell>
          <table:table-cell table:number-columns-repeated="1019"/>
        </table:table-row>
        <table:table-row table:style-name="ro1">
          <table:table-cell office:value-type="float" office:value="275.423889">
            <text:p>275,4238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47882">
            <text:p>0,247882</text:p>
          </table:table-cell>
          <table:table-cell office:value-type="float" office:value="-2.023235">
            <text:p>-2,023235</text:p>
          </table:table-cell>
          <table:table-cell table:number-columns-repeated="1019"/>
        </table:table-row>
        <table:table-row table:style-name="ro1">
          <table:table-cell office:value-type="float" office:value="278.185059">
            <text:p>278,18505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50367">
            <text:p>0,250367</text:p>
          </table:table-cell>
          <table:table-cell office:value-type="float" office:value="-2.041471">
            <text:p>-2,041471</text:p>
          </table:table-cell>
          <table:table-cell table:number-columns-repeated="1019"/>
        </table:table-row>
        <table:table-row table:style-name="ro1">
          <table:table-cell office:value-type="float" office:value="278.185059">
            <text:p>278,185059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250367">
            <text:p>0,250367</text:p>
          </table:table-cell>
          <table:table-cell office:value-type="float" office:value="-2.041471">
            <text:p>-2,041471</text:p>
          </table:table-cell>
          <table:table-cell table:number-columns-repeated="1019"/>
        </table:table-row>
        <table:table-row table:style-name="ro1">
          <table:table-cell office:value-type="float" office:value="280.25589">
            <text:p>280,255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223">
            <text:p>0,25223</text:p>
          </table:table-cell>
          <table:table-cell office:value-type="float" office:value="-2.061177">
            <text:p>-2,061177</text:p>
          </table:table-cell>
          <table:table-cell table:number-columns-repeated="1019"/>
        </table:table-row>
        <table:table-row table:style-name="ro1">
          <table:table-cell office:value-type="float" office:value="280.25589">
            <text:p>280,2558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223">
            <text:p>0,25223</text:p>
          </table:table-cell>
          <table:table-cell office:value-type="float" office:value="-2.061177">
            <text:p>-2,061177</text:p>
          </table:table-cell>
          <table:table-cell table:number-columns-repeated="1019"/>
        </table:table-row>
        <table:table-row table:style-name="ro1">
          <table:table-cell office:value-type="float" office:value="280.25589">
            <text:p>280,2558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223">
            <text:p>0,25223</text:p>
          </table:table-cell>
          <table:table-cell office:value-type="float" office:value="-2.08147">
            <text:p>-2,08147</text:p>
          </table:table-cell>
          <table:table-cell table:number-columns-repeated="1019"/>
        </table:table-row>
        <table:table-row table:style-name="ro1">
          <table:table-cell office:value-type="float" office:value="280.25589">
            <text:p>280,2558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5223">
            <text:p>0,25223</text:p>
          </table:table-cell>
          <table:table-cell office:value-type="float" office:value="-2.08147">
            <text:p>-2,08147</text:p>
          </table:table-cell>
          <table:table-cell table:number-columns-repeated="1019"/>
        </table:table-row>
        <table:table-row table:style-name="ro1">
          <table:table-cell office:value-type="float" office:value="283.017059">
            <text:p>283,01705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54715">
            <text:p>0,254715</text:p>
          </table:table-cell>
          <table:table-cell office:value-type="float" office:value="-2.100882">
            <text:p>-2,100882</text:p>
          </table:table-cell>
          <table:table-cell table:number-columns-repeated="1019"/>
        </table:table-row>
        <table:table-row table:style-name="ro1">
          <table:table-cell office:value-type="float" office:value="283.017059">
            <text:p>283,017059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54715">
            <text:p>0,254715</text:p>
          </table:table-cell>
          <table:table-cell office:value-type="float" office:value="-2.100882">
            <text:p>-2,100882</text:p>
          </table:table-cell>
          <table:table-cell table:number-columns-repeated="1019"/>
        </table:table-row>
        <table:table-row table:style-name="ro1">
          <table:table-cell office:value-type="float" office:value="283.017059">
            <text:p>283,01705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4715">
            <text:p>0,254715</text:p>
          </table:table-cell>
          <table:table-cell office:value-type="float" office:value="-2.120588">
            <text:p>-2,120588</text:p>
          </table:table-cell>
          <table:table-cell table:number-columns-repeated="1019"/>
        </table:table-row>
        <table:table-row table:style-name="ro1">
          <table:table-cell office:value-type="float" office:value="283.017059">
            <text:p>283,01705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4715">
            <text:p>0,254715</text:p>
          </table:table-cell>
          <table:table-cell office:value-type="float" office:value="-2.120588">
            <text:p>-2,120588</text:p>
          </table:table-cell>
          <table:table-cell table:number-columns-repeated="1019"/>
        </table:table-row>
        <table:table-row table:style-name="ro1">
          <table:table-cell office:value-type="float" office:value="285.087891">
            <text:p>285,087891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256579">
            <text:p>0,256579</text:p>
          </table:table-cell>
          <table:table-cell office:value-type="float" office:value="-2.140882">
            <text:p>-2,140882</text:p>
          </table:table-cell>
          <table:table-cell table:number-columns-repeated="1019"/>
        </table:table-row>
        <table:table-row table:style-name="ro1">
          <table:table-cell office:value-type="float" office:value="285.087891">
            <text:p>285,08789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56579">
            <text:p>0,256579</text:p>
          </table:table-cell>
          <table:table-cell office:value-type="float" office:value="-2.140882">
            <text:p>-2,140882</text:p>
          </table:table-cell>
          <table:table-cell table:number-columns-repeated="1019"/>
        </table:table-row>
        <table:table-row table:style-name="ro1">
          <table:table-cell office:value-type="float" office:value="286.468475">
            <text:p>286,46847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7822">
            <text:p>0,257822</text:p>
          </table:table-cell>
          <table:table-cell office:value-type="float" office:value="-2.160294">
            <text:p>-2,160294</text:p>
          </table:table-cell>
          <table:table-cell table:number-columns-repeated="1019"/>
        </table:table-row>
        <table:table-row table:style-name="ro1">
          <table:table-cell office:value-type="float" office:value="286.468475">
            <text:p>286,46847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57822">
            <text:p>0,257822</text:p>
          </table:table-cell>
          <table:table-cell office:value-type="float" office:value="-2.160294">
            <text:p>-2,160294</text:p>
          </table:table-cell>
          <table:table-cell table:number-columns-repeated="1019"/>
        </table:table-row>
        <table:table-row table:style-name="ro1">
          <table:table-cell office:value-type="float" office:value="289.229614">
            <text:p>289,22961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60307">
            <text:p>0,260307</text:p>
          </table:table-cell>
          <table:table-cell office:value-type="float" office:value="-2.18">
            <text:p>-2,18</text:p>
          </table:table-cell>
          <table:table-cell table:number-columns-repeated="1019"/>
        </table:table-row>
        <table:table-row table:style-name="ro1">
          <table:table-cell office:value-type="float" office:value="289.229614">
            <text:p>289,22961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60307">
            <text:p>0,260307</text:p>
          </table:table-cell>
          <table:table-cell office:value-type="float" office:value="-2.18">
            <text:p>-2,18</text:p>
          </table:table-cell>
          <table:table-cell table:number-columns-repeated="1019"/>
        </table:table-row>
        <table:table-row table:style-name="ro1">
          <table:table-cell office:value-type="float" office:value="289.229614">
            <text:p>289,229614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60307">
            <text:p>0,260307</text:p>
          </table:table-cell>
          <table:table-cell office:value-type="float" office:value="-2.2">
            <text:p>-2,2</text:p>
          </table:table-cell>
          <table:table-cell table:number-columns-repeated="1019"/>
        </table:table-row>
        <table:table-row table:style-name="ro1">
          <table:table-cell office:value-type="float" office:value="289.229614">
            <text:p>289,229614</text:p>
          </table:table-cell>
          <table:table-cell office:value-type="float" office:value="-0.003265">
            <text:p>-0,003265</text:p>
          </table:table-cell>
          <table:table-cell office:value-type="float" office:value="-0.003226">
            <text:p>-0,003226</text:p>
          </table:table-cell>
          <table:table-cell office:value-type="float" office:value="0.260307">
            <text:p>0,260307</text:p>
          </table:table-cell>
          <table:table-cell office:value-type="float" office:value="-2.2">
            <text:p>-2,2</text:p>
          </table:table-cell>
          <table:table-cell table:number-columns-repeated="1019"/>
        </table:table-row>
        <table:table-row table:style-name="ro1">
          <table:table-cell office:value-type="float" office:value="291.990753">
            <text:p>291,99075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62792">
            <text:p>0,262792</text:p>
          </table:table-cell>
          <table:table-cell office:value-type="float" office:value="-2.220294">
            <text:p>-2,220294</text:p>
          </table:table-cell>
          <table:table-cell table:number-columns-repeated="1019"/>
        </table:table-row>
        <table:table-row table:style-name="ro1">
          <table:table-cell office:value-type="float" office:value="291.990753">
            <text:p>291,990753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62792">
            <text:p>0,262792</text:p>
          </table:table-cell>
          <table:table-cell office:value-type="float" office:value="-2.220294">
            <text:p>-2,220294</text:p>
          </table:table-cell>
          <table:table-cell table:number-columns-repeated="1019"/>
        </table:table-row>
        <table:table-row table:style-name="ro1">
          <table:table-cell office:value-type="float" office:value="294.751892">
            <text:p>294,751892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65277">
            <text:p>0,265277</text:p>
          </table:table-cell>
          <table:table-cell office:value-type="float" office:value="-2.240588">
            <text:p>-2,240588</text:p>
          </table:table-cell>
          <table:table-cell table:number-columns-repeated="1019"/>
        </table:table-row>
        <table:table-row table:style-name="ro1">
          <table:table-cell office:value-type="float" office:value="294.751892">
            <text:p>294,751892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265277">
            <text:p>0,265277</text:p>
          </table:table-cell>
          <table:table-cell office:value-type="float" office:value="-2.240588">
            <text:p>-2,240588</text:p>
          </table:table-cell>
          <table:table-cell table:number-columns-repeated="1019"/>
        </table:table-row>
        <table:table-row table:style-name="ro1">
          <table:table-cell office:value-type="float" office:value="295.442169">
            <text:p>295,44216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65898">
            <text:p>0,265898</text:p>
          </table:table-cell>
          <table:table-cell office:value-type="float" office:value="-2.260588">
            <text:p>-2,260588</text:p>
          </table:table-cell>
          <table:table-cell table:number-columns-repeated="1019"/>
        </table:table-row>
        <table:table-row table:style-name="ro1">
          <table:table-cell office:value-type="float" office:value="295.442169">
            <text:p>295,44216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65898">
            <text:p>0,265898</text:p>
          </table:table-cell>
          <table:table-cell office:value-type="float" office:value="-2.260588">
            <text:p>-2,260588</text:p>
          </table:table-cell>
          <table:table-cell table:number-columns-repeated="1019"/>
        </table:table-row>
        <table:table-row table:style-name="ro1">
          <table:table-cell office:value-type="float" office:value="298.893616">
            <text:p>298,893616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69004">
            <text:p>0,269004</text:p>
          </table:table-cell>
          <table:table-cell office:value-type="float" office:value="-2.280294">
            <text:p>-2,280294</text:p>
          </table:table-cell>
          <table:table-cell table:number-columns-repeated="1019"/>
        </table:table-row>
        <table:table-row table:style-name="ro1">
          <table:table-cell office:value-type="float" office:value="298.893616">
            <text:p>298,89361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69004">
            <text:p>0,269004</text:p>
          </table:table-cell>
          <table:table-cell office:value-type="float" office:value="-2.280294">
            <text:p>-2,280294</text:p>
          </table:table-cell>
          <table:table-cell table:number-columns-repeated="1019"/>
        </table:table-row>
        <table:table-row table:style-name="ro1">
          <table:table-cell office:value-type="float" office:value="299.583893">
            <text:p>299,58389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69626">
            <text:p>0,269626</text:p>
          </table:table-cell>
          <table:table-cell office:value-type="float" office:value="-2.298824">
            <text:p>-2,298824</text:p>
          </table:table-cell>
          <table:table-cell table:number-columns-repeated="1019"/>
        </table:table-row>
        <table:table-row table:style-name="ro1">
          <table:table-cell office:value-type="float" office:value="299.583893">
            <text:p>299,58389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69626">
            <text:p>0,269626</text:p>
          </table:table-cell>
          <table:table-cell office:value-type="float" office:value="-2.298824">
            <text:p>-2,298824</text:p>
          </table:table-cell>
          <table:table-cell table:number-columns-repeated="1019"/>
        </table:table-row>
        <table:table-row table:style-name="ro1">
          <table:table-cell office:value-type="float" office:value="301.654755">
            <text:p>301,654755</text:p>
          </table:table-cell>
          <table:table-cell office:value-type="float" office:value="-0.00326">
            <text:p>-0,00326</text:p>
          </table:table-cell>
          <table:table-cell office:value-type="float" office:value="-0.003233">
            <text:p>-0,003233</text:p>
          </table:table-cell>
          <table:table-cell office:value-type="float" office:value="0.271489">
            <text:p>0,271489</text:p>
          </table:table-cell>
          <table:table-cell office:value-type="float" office:value="-2.317941">
            <text:p>-2,317941</text:p>
          </table:table-cell>
          <table:table-cell table:number-columns-repeated="1019"/>
        </table:table-row>
        <table:table-row table:style-name="ro1">
          <table:table-cell office:value-type="float" office:value="301.654755">
            <text:p>301,65475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71489">
            <text:p>0,271489</text:p>
          </table:table-cell>
          <table:table-cell office:value-type="float" office:value="-2.336765">
            <text:p>-2,336765</text:p>
          </table:table-cell>
          <table:table-cell table:number-columns-repeated="1019"/>
        </table:table-row>
        <table:table-row table:style-name="ro1">
          <table:table-cell office:value-type="float" office:value="303.725616">
            <text:p>303,725616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73353">
            <text:p>0,273353</text:p>
          </table:table-cell>
          <table:table-cell office:value-type="float" office:value="-2.336765">
            <text:p>-2,336765</text:p>
          </table:table-cell>
          <table:table-cell table:number-columns-repeated="1019"/>
        </table:table-row>
        <table:table-row table:style-name="ro1">
          <table:table-cell office:value-type="float" office:value="303.725616">
            <text:p>303,72561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73353">
            <text:p>0,273353</text:p>
          </table:table-cell>
          <table:table-cell office:value-type="float" office:value="-2.356176">
            <text:p>-2,356176</text:p>
          </table:table-cell>
          <table:table-cell table:number-columns-repeated="1019"/>
        </table:table-row>
        <table:table-row table:style-name="ro1">
          <table:table-cell office:value-type="float" office:value="305.796478">
            <text:p>305,79647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75217">
            <text:p>0,275217</text:p>
          </table:table-cell>
          <table:table-cell office:value-type="float" office:value="-2.356176">
            <text:p>-2,356176</text:p>
          </table:table-cell>
          <table:table-cell table:number-columns-repeated="1019"/>
        </table:table-row>
        <table:table-row table:style-name="ro1">
          <table:table-cell office:value-type="float" office:value="305.106171">
            <text:p>305,10617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74596">
            <text:p>0,274596</text:p>
          </table:table-cell>
          <table:table-cell office:value-type="float" office:value="-2.375588">
            <text:p>-2,375588</text:p>
          </table:table-cell>
          <table:table-cell table:number-columns-repeated="1019"/>
        </table:table-row>
        <table:table-row table:style-name="ro1">
          <table:table-cell office:value-type="float" office:value="305.106171">
            <text:p>305,10617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74596">
            <text:p>0,274596</text:p>
          </table:table-cell>
          <table:table-cell office:value-type="float" office:value="-2.375588">
            <text:p>-2,375588</text:p>
          </table:table-cell>
          <table:table-cell table:number-columns-repeated="1019"/>
        </table:table-row>
        <table:table-row table:style-name="ro1">
          <table:table-cell office:value-type="float" office:value="308.557617">
            <text:p>308,557617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77702">
            <text:p>0,277702</text:p>
          </table:table-cell>
          <table:table-cell office:value-type="float" office:value="-2.394118">
            <text:p>-2,394118</text:p>
          </table:table-cell>
          <table:table-cell table:number-columns-repeated="1019"/>
        </table:table-row>
        <table:table-row table:style-name="ro1">
          <table:table-cell office:value-type="float" office:value="308.557617">
            <text:p>308,55761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77702">
            <text:p>0,277702</text:p>
          </table:table-cell>
          <table:table-cell office:value-type="float" office:value="-2.394118">
            <text:p>-2,394118</text:p>
          </table:table-cell>
          <table:table-cell table:number-columns-repeated="1019"/>
        </table:table-row>
        <table:table-row table:style-name="ro1">
          <table:table-cell office:value-type="float" office:value="310.628448">
            <text:p>310,628448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79566">
            <text:p>0,279566</text:p>
          </table:table-cell>
          <table:table-cell office:value-type="float" office:value="-2.413529">
            <text:p>-2,413529</text:p>
          </table:table-cell>
          <table:table-cell table:number-columns-repeated="1019"/>
        </table:table-row>
        <table:table-row table:style-name="ro1">
          <table:table-cell office:value-type="float" office:value="310.628448">
            <text:p>310,62844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79566">
            <text:p>0,279566</text:p>
          </table:table-cell>
          <table:table-cell office:value-type="float" office:value="-2.413529">
            <text:p>-2,413529</text:p>
          </table:table-cell>
          <table:table-cell table:number-columns-repeated="1019"/>
        </table:table-row>
        <table:table-row table:style-name="ro1">
          <table:table-cell office:value-type="float" office:value="311.318756">
            <text:p>311,31875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80187">
            <text:p>0,280187</text:p>
          </table:table-cell>
          <table:table-cell office:value-type="float" office:value="-2.432647">
            <text:p>-2,432647</text:p>
          </table:table-cell>
          <table:table-cell table:number-columns-repeated="1019"/>
        </table:table-row>
        <table:table-row table:style-name="ro1">
          <table:table-cell office:value-type="float" office:value="311.318756">
            <text:p>311,31875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80187">
            <text:p>0,280187</text:p>
          </table:table-cell>
          <table:table-cell office:value-type="float" office:value="-2.432647">
            <text:p>-2,432647</text:p>
          </table:table-cell>
          <table:table-cell table:number-columns-repeated="1019"/>
        </table:table-row>
        <table:table-row table:style-name="ro1">
          <table:table-cell office:value-type="float" office:value="312.69931">
            <text:p>312,6993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81429">
            <text:p>0,281429</text:p>
          </table:table-cell>
          <table:table-cell office:value-type="float" office:value="-2.451765">
            <text:p>-2,451765</text:p>
          </table:table-cell>
          <table:table-cell table:number-columns-repeated="1019"/>
        </table:table-row>
        <table:table-row table:style-name="ro1">
          <table:table-cell office:value-type="float" office:value="312.69931">
            <text:p>312,69931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281429">
            <text:p>0,281429</text:p>
          </table:table-cell>
          <table:table-cell office:value-type="float" office:value="-2.451765">
            <text:p>-2,451765</text:p>
          </table:table-cell>
          <table:table-cell table:number-columns-repeated="1019"/>
        </table:table-row>
        <table:table-row table:style-name="ro1">
          <table:table-cell office:value-type="float" office:value="314.770172">
            <text:p>314,77017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83293">
            <text:p>0,283293</text:p>
          </table:table-cell>
          <table:table-cell office:value-type="float" office:value="-2.471471">
            <text:p>-2,471471</text:p>
          </table:table-cell>
          <table:table-cell table:number-columns-repeated="1019"/>
        </table:table-row>
        <table:table-row table:style-name="ro1">
          <table:table-cell office:value-type="float" office:value="314.770172">
            <text:p>314,77017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83293">
            <text:p>0,283293</text:p>
          </table:table-cell>
          <table:table-cell office:value-type="float" office:value="-2.471471">
            <text:p>-2,471471</text:p>
          </table:table-cell>
          <table:table-cell table:number-columns-repeated="1019"/>
        </table:table-row>
        <table:table-row table:style-name="ro1">
          <table:table-cell office:value-type="float" office:value="314.079895">
            <text:p>314,079895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82672">
            <text:p>0,282672</text:p>
          </table:table-cell>
          <table:table-cell office:value-type="float" office:value="-2.489706">
            <text:p>-2,489706</text:p>
          </table:table-cell>
          <table:table-cell table:number-columns-repeated="1019"/>
        </table:table-row>
        <table:table-row table:style-name="ro1">
          <table:table-cell office:value-type="float" office:value="314.079895">
            <text:p>314,07989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82672">
            <text:p>0,282672</text:p>
          </table:table-cell>
          <table:table-cell office:value-type="float" office:value="-2.489706">
            <text:p>-2,489706</text:p>
          </table:table-cell>
          <table:table-cell table:number-columns-repeated="1019"/>
        </table:table-row>
        <table:table-row table:style-name="ro1">
          <table:table-cell office:value-type="float" office:value="317.531311">
            <text:p>317,53131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85778">
            <text:p>0,285778</text:p>
          </table:table-cell>
          <table:table-cell office:value-type="float" office:value="-2.509706">
            <text:p>-2,509706</text:p>
          </table:table-cell>
          <table:table-cell table:number-columns-repeated="1019"/>
        </table:table-row>
        <table:table-row table:style-name="ro1">
          <table:table-cell office:value-type="float" office:value="317.531311">
            <text:p>317,531311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285778">
            <text:p>0,285778</text:p>
          </table:table-cell>
          <table:table-cell office:value-type="float" office:value="-2.509706">
            <text:p>-2,509706</text:p>
          </table:table-cell>
          <table:table-cell table:number-columns-repeated="1019"/>
        </table:table-row>
        <table:table-row table:style-name="ro1">
          <table:table-cell office:value-type="float" office:value="318.911896">
            <text:p>318,91189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87021">
            <text:p>0,287021</text:p>
          </table:table-cell>
          <table:table-cell office:value-type="float" office:value="-2.528529">
            <text:p>-2,528529</text:p>
          </table:table-cell>
          <table:table-cell table:number-columns-repeated="1019"/>
        </table:table-row>
        <table:table-row table:style-name="ro1">
          <table:table-cell office:value-type="float" office:value="318.911896">
            <text:p>318,91189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87021">
            <text:p>0,287021</text:p>
          </table:table-cell>
          <table:table-cell office:value-type="float" office:value="-2.528529">
            <text:p>-2,528529</text:p>
          </table:table-cell>
          <table:table-cell table:number-columns-repeated="1019"/>
        </table:table-row>
        <table:table-row table:style-name="ro1">
          <table:table-cell office:value-type="float" office:value="321.673035">
            <text:p>321,673035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289506">
            <text:p>0,289506</text:p>
          </table:table-cell>
          <table:table-cell office:value-type="float" office:value="-2.548235">
            <text:p>-2,548235</text:p>
          </table:table-cell>
          <table:table-cell table:number-columns-repeated="1019"/>
        </table:table-row>
        <table:table-row table:style-name="ro1">
          <table:table-cell office:value-type="float" office:value="321.673035">
            <text:p>321,673035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289506">
            <text:p>0,289506</text:p>
          </table:table-cell>
          <table:table-cell office:value-type="float" office:value="-2.566765">
            <text:p>-2,566765</text:p>
          </table:table-cell>
          <table:table-cell table:number-columns-repeated="1019"/>
        </table:table-row>
        <table:table-row table:style-name="ro1">
          <table:table-cell office:value-type="float" office:value="323.053589">
            <text:p>323,05358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90748">
            <text:p>0,290748</text:p>
          </table:table-cell>
          <table:table-cell office:value-type="float" office:value="-2.566765">
            <text:p>-2,566765</text:p>
          </table:table-cell>
          <table:table-cell table:number-columns-repeated="1019"/>
        </table:table-row>
        <table:table-row table:style-name="ro1">
          <table:table-cell office:value-type="float" office:value="323.053589">
            <text:p>323,05358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0748">
            <text:p>0,290748</text:p>
          </table:table-cell>
          <table:table-cell office:value-type="float" office:value="-2.586471">
            <text:p>-2,586471</text:p>
          </table:table-cell>
          <table:table-cell table:number-columns-repeated="1019"/>
        </table:table-row>
        <table:table-row table:style-name="ro1">
          <table:table-cell office:value-type="float" office:value="324.434174">
            <text:p>324,43417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91991">
            <text:p>0,291991</text:p>
          </table:table-cell>
          <table:table-cell office:value-type="float" office:value="-2.586471">
            <text:p>-2,586471</text:p>
          </table:table-cell>
          <table:table-cell table:number-columns-repeated="1019"/>
        </table:table-row>
        <table:table-row table:style-name="ro1">
          <table:table-cell office:value-type="float" office:value="325.814758">
            <text:p>325,81475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93233">
            <text:p>0,293233</text:p>
          </table:table-cell>
          <table:table-cell office:value-type="float" office:value="-2.605588">
            <text:p>-2,605588</text:p>
          </table:table-cell>
          <table:table-cell table:number-columns-repeated="1019"/>
        </table:table-row>
        <table:table-row table:style-name="ro1">
          <table:table-cell office:value-type="float" office:value="325.814758">
            <text:p>325,81475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93233">
            <text:p>0,293233</text:p>
          </table:table-cell>
          <table:table-cell office:value-type="float" office:value="-2.605588">
            <text:p>-2,605588</text:p>
          </table:table-cell>
          <table:table-cell table:number-columns-repeated="1019"/>
        </table:table-row>
        <table:table-row table:style-name="ro1">
          <table:table-cell office:value-type="float" office:value="326.505035">
            <text:p>326,50503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93855">
            <text:p>0,293855</text:p>
          </table:table-cell>
          <table:table-cell office:value-type="float" office:value="-2.625">
            <text:p>-2,625</text:p>
          </table:table-cell>
          <table:table-cell table:number-columns-repeated="1019"/>
        </table:table-row>
        <table:table-row table:style-name="ro1">
          <table:table-cell office:value-type="float" office:value="326.505035">
            <text:p>326,50503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93855">
            <text:p>0,293855</text:p>
          </table:table-cell>
          <table:table-cell office:value-type="float" office:value="-2.625">
            <text:p>-2,625</text:p>
          </table:table-cell>
          <table:table-cell table:number-columns-repeated="1019"/>
        </table:table-row>
        <table:table-row table:style-name="ro1">
          <table:table-cell office:value-type="float" office:value="328.575897">
            <text:p>328,575897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95718">
            <text:p>0,295718</text:p>
          </table:table-cell>
          <table:table-cell office:value-type="float" office:value="-2.643824">
            <text:p>-2,643824</text:p>
          </table:table-cell>
          <table:table-cell table:number-columns-repeated="1019"/>
        </table:table-row>
        <table:table-row table:style-name="ro1">
          <table:table-cell office:value-type="float" office:value="328.575897">
            <text:p>328,575897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95718">
            <text:p>0,295718</text:p>
          </table:table-cell>
          <table:table-cell office:value-type="float" office:value="-2.643824">
            <text:p>-2,643824</text:p>
          </table:table-cell>
          <table:table-cell table:number-columns-repeated="1019"/>
        </table:table-row>
        <table:table-row table:style-name="ro1">
          <table:table-cell office:value-type="float" office:value="329.956451">
            <text:p>329,95645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6961">
            <text:p>0,296961</text:p>
          </table:table-cell>
          <table:table-cell office:value-type="float" office:value="-2.662941">
            <text:p>-2,662941</text:p>
          </table:table-cell>
          <table:table-cell table:number-columns-repeated="1019"/>
        </table:table-row>
        <table:table-row table:style-name="ro1">
          <table:table-cell office:value-type="float" office:value="329.956451">
            <text:p>329,956451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96961">
            <text:p>0,296961</text:p>
          </table:table-cell>
          <table:table-cell office:value-type="float" office:value="-2.662941">
            <text:p>-2,662941</text:p>
          </table:table-cell>
          <table:table-cell table:number-columns-repeated="1019"/>
        </table:table-row>
        <table:table-row table:style-name="ro1">
          <table:table-cell office:value-type="float" office:value="330.646729">
            <text:p>330,64672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97582">
            <text:p>0,297582</text:p>
          </table:table-cell>
          <table:table-cell office:value-type="float" office:value="-2.682059">
            <text:p>-2,682059</text:p>
          </table:table-cell>
          <table:table-cell table:number-columns-repeated="1019"/>
        </table:table-row>
        <table:table-row table:style-name="ro1">
          <table:table-cell office:value-type="float" office:value="330.646729">
            <text:p>330,64672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97582">
            <text:p>0,297582</text:p>
          </table:table-cell>
          <table:table-cell office:value-type="float" office:value="-2.682059">
            <text:p>-2,682059</text:p>
          </table:table-cell>
          <table:table-cell table:number-columns-repeated="1019"/>
        </table:table-row>
        <table:table-row table:style-name="ro1">
          <table:table-cell office:value-type="float" office:value="333.407898">
            <text:p>333,407898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00067">
            <text:p>0,300067</text:p>
          </table:table-cell>
          <table:table-cell office:value-type="float" office:value="-2.700882">
            <text:p>-2,700882</text:p>
          </table:table-cell>
          <table:table-cell table:number-columns-repeated="1019"/>
        </table:table-row>
        <table:table-row table:style-name="ro1">
          <table:table-cell office:value-type="float" office:value="333.407898">
            <text:p>333,40789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00067">
            <text:p>0,300067</text:p>
          </table:table-cell>
          <table:table-cell office:value-type="float" office:value="-2.700882">
            <text:p>-2,700882</text:p>
          </table:table-cell>
          <table:table-cell table:number-columns-repeated="1019"/>
        </table:table-row>
        <table:table-row table:style-name="ro1">
          <table:table-cell office:value-type="float" office:value="335.478729">
            <text:p>335,478729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301931">
            <text:p>0,301931</text:p>
          </table:table-cell>
          <table:table-cell office:value-type="float" office:value="-2.720588">
            <text:p>-2,720588</text:p>
          </table:table-cell>
          <table:table-cell table:number-columns-repeated="1019"/>
        </table:table-row>
        <table:table-row table:style-name="ro1">
          <table:table-cell office:value-type="float" office:value="335.478729">
            <text:p>335,47872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01931">
            <text:p>0,301931</text:p>
          </table:table-cell>
          <table:table-cell office:value-type="float" office:value="-2.720588">
            <text:p>-2,720588</text:p>
          </table:table-cell>
          <table:table-cell table:number-columns-repeated="1019"/>
        </table:table-row>
        <table:table-row table:style-name="ro1">
          <table:table-cell office:value-type="float" office:value="336.169037">
            <text:p>336,16903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02552">
            <text:p>0,302552</text:p>
          </table:table-cell>
          <table:table-cell office:value-type="float" office:value="-2.740588">
            <text:p>-2,740588</text:p>
          </table:table-cell>
          <table:table-cell table:number-columns-repeated="1019"/>
        </table:table-row>
        <table:table-row table:style-name="ro1">
          <table:table-cell office:value-type="float" office:value="336.169037">
            <text:p>336,16903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02552">
            <text:p>0,302552</text:p>
          </table:table-cell>
          <table:table-cell office:value-type="float" office:value="-2.740588">
            <text:p>-2,740588</text:p>
          </table:table-cell>
          <table:table-cell table:number-columns-repeated="1019"/>
        </table:table-row>
        <table:table-row table:style-name="ro1">
          <table:table-cell office:value-type="float" office:value="338.239868">
            <text:p>338,239868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04416">
            <text:p>0,304416</text:p>
          </table:table-cell>
          <table:table-cell office:value-type="float" office:value="-2.760294">
            <text:p>-2,760294</text:p>
          </table:table-cell>
          <table:table-cell table:number-columns-repeated="1019"/>
        </table:table-row>
        <table:table-row table:style-name="ro1">
          <table:table-cell office:value-type="float" office:value="338.239868">
            <text:p>338,23986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04416">
            <text:p>0,304416</text:p>
          </table:table-cell>
          <table:table-cell office:value-type="float" office:value="-2.760294">
            <text:p>-2,760294</text:p>
          </table:table-cell>
          <table:table-cell table:number-columns-repeated="1019"/>
        </table:table-row>
        <table:table-row table:style-name="ro1">
          <table:table-cell office:value-type="float" office:value="339.620453">
            <text:p>339,62045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05658">
            <text:p>0,305658</text:p>
          </table:table-cell>
          <table:table-cell office:value-type="float" office:value="-2.78">
            <text:p>-2,78</text:p>
          </table:table-cell>
          <table:table-cell table:number-columns-repeated="1019"/>
        </table:table-row>
        <table:table-row table:style-name="ro1">
          <table:table-cell office:value-type="float" office:value="339.620453">
            <text:p>339,62045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05658">
            <text:p>0,305658</text:p>
          </table:table-cell>
          <table:table-cell office:value-type="float" office:value="-2.78">
            <text:p>-2,78</text:p>
          </table:table-cell>
          <table:table-cell table:number-columns-repeated="1019"/>
        </table:table-row>
        <table:table-row table:style-name="ro1">
          <table:table-cell office:value-type="float" office:value="341.001038">
            <text:p>341,00103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306901">
            <text:p>0,306901</text:p>
          </table:table-cell>
          <table:table-cell office:value-type="float" office:value="-2.8">
            <text:p>-2,8</text:p>
          </table:table-cell>
          <table:table-cell table:number-columns-repeated="1019"/>
        </table:table-row>
        <table:table-row table:style-name="ro1">
          <table:table-cell office:value-type="float" office:value="341.001038">
            <text:p>341,00103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06901">
            <text:p>0,306901</text:p>
          </table:table-cell>
          <table:table-cell office:value-type="float" office:value="-2.8">
            <text:p>-2,8</text:p>
          </table:table-cell>
          <table:table-cell table:number-columns-repeated="1019"/>
        </table:table-row>
        <table:table-row table:style-name="ro1">
          <table:table-cell office:value-type="float" office:value="344.452454">
            <text:p>344,45245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10007">
            <text:p>0,310007</text:p>
          </table:table-cell>
          <table:table-cell office:value-type="float" office:value="-2.819412">
            <text:p>-2,819412</text:p>
          </table:table-cell>
          <table:table-cell table:number-columns-repeated="1019"/>
        </table:table-row>
        <table:table-row table:style-name="ro1">
          <table:table-cell office:value-type="float" office:value="344.452454">
            <text:p>344,452454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10007">
            <text:p>0,310007</text:p>
          </table:table-cell>
          <table:table-cell office:value-type="float" office:value="-2.819412">
            <text:p>-2,819412</text:p>
          </table:table-cell>
          <table:table-cell table:number-columns-repeated="1019"/>
        </table:table-row>
        <table:table-row table:style-name="ro1">
          <table:table-cell office:value-type="float" office:value="345.142731">
            <text:p>345,14273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10628">
            <text:p>0,310628</text:p>
          </table:table-cell>
          <table:table-cell office:value-type="float" office:value="-2.838235">
            <text:p>-2,838235</text:p>
          </table:table-cell>
          <table:table-cell table:number-columns-repeated="1019"/>
        </table:table-row>
        <table:table-row table:style-name="ro1">
          <table:table-cell office:value-type="float" office:value="345.142731">
            <text:p>345,142731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310628">
            <text:p>0,310628</text:p>
          </table:table-cell>
          <table:table-cell office:value-type="float" office:value="-2.838235">
            <text:p>-2,838235</text:p>
          </table:table-cell>
          <table:table-cell table:number-columns-repeated="1019"/>
        </table:table-row>
        <table:table-row table:style-name="ro1">
          <table:table-cell office:value-type="float" office:value="346.523315">
            <text:p>346,52331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11871">
            <text:p>0,311871</text:p>
          </table:table-cell>
          <table:table-cell office:value-type="float" office:value="-2.857647">
            <text:p>-2,857647</text:p>
          </table:table-cell>
          <table:table-cell table:number-columns-repeated="1019"/>
        </table:table-row>
        <table:table-row table:style-name="ro1">
          <table:table-cell office:value-type="float" office:value="346.523315">
            <text:p>346,52331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11871">
            <text:p>0,311871</text:p>
          </table:table-cell>
          <table:table-cell office:value-type="float" office:value="-2.877353">
            <text:p>-2,877353</text:p>
          </table:table-cell>
          <table:table-cell table:number-columns-repeated="1019"/>
        </table:table-row>
        <table:table-row table:style-name="ro1">
          <table:table-cell office:value-type="float" office:value="349.974731">
            <text:p>349,97473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14977">
            <text:p>0,314977</text:p>
          </table:table-cell>
          <table:table-cell office:value-type="float" office:value="-2.877353">
            <text:p>-2,877353</text:p>
          </table:table-cell>
          <table:table-cell table:number-columns-repeated="1019"/>
        </table:table-row>
        <table:table-row table:style-name="ro1">
          <table:table-cell office:value-type="float" office:value="349.974731">
            <text:p>349,974731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14977">
            <text:p>0,314977</text:p>
          </table:table-cell>
          <table:table-cell office:value-type="float" office:value="-2.895882">
            <text:p>-2,895882</text:p>
          </table:table-cell>
          <table:table-cell table:number-columns-repeated="1019"/>
        </table:table-row>
        <table:table-row table:style-name="ro1">
          <table:table-cell office:value-type="float" office:value="349.974731">
            <text:p>349,97473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14977">
            <text:p>0,314977</text:p>
          </table:table-cell>
          <table:table-cell office:value-type="float" office:value="-2.895882">
            <text:p>-2,895882</text:p>
          </table:table-cell>
          <table:table-cell table:number-columns-repeated="1019"/>
        </table:table-row>
        <table:table-row table:style-name="ro1">
          <table:table-cell office:value-type="float" office:value="351.355316">
            <text:p>351,355316</text:p>
          </table:table-cell>
          <table:table-cell office:value-type="float" office:value="-0.003264">
            <text:p>-0,003264</text:p>
          </table:table-cell>
          <table:table-cell office:value-type="float" office:value="-0.003231">
            <text:p>-0,003231</text:p>
          </table:table-cell>
          <table:table-cell office:value-type="float" office:value="0.31622">
            <text:p>0,31622</text:p>
          </table:table-cell>
          <table:table-cell office:value-type="float" office:value="-2.915588">
            <text:p>-2,915588</text:p>
          </table:table-cell>
          <table:table-cell table:number-columns-repeated="1019"/>
        </table:table-row>
        <table:table-row table:style-name="ro1">
          <table:table-cell office:value-type="float" office:value="351.355316">
            <text:p>351,35531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1622">
            <text:p>0,31622</text:p>
          </table:table-cell>
          <table:table-cell office:value-type="float" office:value="-2.915588">
            <text:p>-2,915588</text:p>
          </table:table-cell>
          <table:table-cell table:number-columns-repeated="1019"/>
        </table:table-row>
        <table:table-row table:style-name="ro1">
          <table:table-cell office:value-type="float" office:value="352.73587">
            <text:p>352,73587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17462">
            <text:p>0,317462</text:p>
          </table:table-cell>
          <table:table-cell office:value-type="float" office:value="-2.934412">
            <text:p>-2,934412</text:p>
          </table:table-cell>
          <table:table-cell table:number-columns-repeated="1019"/>
        </table:table-row>
        <table:table-row table:style-name="ro1">
          <table:table-cell office:value-type="float" office:value="352.73587">
            <text:p>352,7358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17462">
            <text:p>0,317462</text:p>
          </table:table-cell>
          <table:table-cell office:value-type="float" office:value="-2.934412">
            <text:p>-2,934412</text:p>
          </table:table-cell>
          <table:table-cell table:number-columns-repeated="1019"/>
        </table:table-row>
        <table:table-row table:style-name="ro1">
          <table:table-cell office:value-type="float" office:value="352.73587">
            <text:p>352,7358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17462">
            <text:p>0,317462</text:p>
          </table:table-cell>
          <table:table-cell office:value-type="float" office:value="-2.953529">
            <text:p>-2,953529</text:p>
          </table:table-cell>
          <table:table-cell table:number-columns-repeated="1019"/>
        </table:table-row>
        <table:table-row table:style-name="ro1">
          <table:table-cell office:value-type="float" office:value="352.73587">
            <text:p>352,7358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17462">
            <text:p>0,317462</text:p>
          </table:table-cell>
          <table:table-cell office:value-type="float" office:value="-2.953529">
            <text:p>-2,953529</text:p>
          </table:table-cell>
          <table:table-cell table:number-columns-repeated="1019"/>
        </table:table-row>
        <table:table-row table:style-name="ro1">
          <table:table-cell office:value-type="float" office:value="354.806732">
            <text:p>354,80673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19326">
            <text:p>0,319326</text:p>
          </table:table-cell>
          <table:table-cell office:value-type="float" office:value="-2.972647">
            <text:p>-2,972647</text:p>
          </table:table-cell>
          <table:table-cell table:number-columns-repeated="1019"/>
        </table:table-row>
        <table:table-row table:style-name="ro1">
          <table:table-cell office:value-type="float" office:value="354.806732">
            <text:p>354,806732</text:p>
          </table:table-cell>
          <table:table-cell office:value-type="float" office:value="-0.003264">
            <text:p>-0,003264</text:p>
          </table:table-cell>
          <table:table-cell office:value-type="float" office:value="-0.003225">
            <text:p>-0,003225</text:p>
          </table:table-cell>
          <table:table-cell office:value-type="float" office:value="0.319326">
            <text:p>0,319326</text:p>
          </table:table-cell>
          <table:table-cell office:value-type="float" office:value="-2.972647">
            <text:p>-2,972647</text:p>
          </table:table-cell>
          <table:table-cell table:number-columns-repeated="1019"/>
        </table:table-row>
        <table:table-row table:style-name="ro1">
          <table:table-cell office:value-type="float" office:value="356.877594">
            <text:p>356,87759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2119">
            <text:p>0,32119</text:p>
          </table:table-cell>
          <table:table-cell office:value-type="float" office:value="-2.991765">
            <text:p>-2,991765</text:p>
          </table:table-cell>
          <table:table-cell table:number-columns-repeated="1019"/>
        </table:table-row>
        <table:table-row table:style-name="ro1">
          <table:table-cell office:value-type="float" office:value="356.877594">
            <text:p>356,8775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2119">
            <text:p>0,32119</text:p>
          </table:table-cell>
          <table:table-cell office:value-type="float" office:value="-2.991765">
            <text:p>-2,991765</text:p>
          </table:table-cell>
          <table:table-cell table:number-columns-repeated="1019"/>
        </table:table-row>
        <table:table-row table:style-name="ro1">
          <table:table-cell office:value-type="float" office:value="357.567871">
            <text:p>357,567871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321811">
            <text:p>0,321811</text:p>
          </table:table-cell>
          <table:table-cell office:value-type="float" office:value="-3.011177">
            <text:p>-3,011177</text:p>
          </table:table-cell>
          <table:table-cell table:number-columns-repeated="1019"/>
        </table:table-row>
        <table:table-row table:style-name="ro1">
          <table:table-cell office:value-type="float" office:value="357.567871">
            <text:p>357,56787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21811">
            <text:p>0,321811</text:p>
          </table:table-cell>
          <table:table-cell office:value-type="float" office:value="-3.011177">
            <text:p>-3,011177</text:p>
          </table:table-cell>
          <table:table-cell table:number-columns-repeated="1019"/>
        </table:table-row>
        <table:table-row table:style-name="ro1">
          <table:table-cell office:value-type="float" office:value="358.258148">
            <text:p>358,258148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22432">
            <text:p>0,322432</text:p>
          </table:table-cell>
          <table:table-cell office:value-type="float" office:value="-3.030294">
            <text:p>-3,030294</text:p>
          </table:table-cell>
          <table:table-cell table:number-columns-repeated="1019"/>
        </table:table-row>
        <table:table-row table:style-name="ro1">
          <table:table-cell office:value-type="float" office:value="358.258148">
            <text:p>358,25814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22432">
            <text:p>0,322432</text:p>
          </table:table-cell>
          <table:table-cell office:value-type="float" office:value="-3.030294">
            <text:p>-3,030294</text:p>
          </table:table-cell>
          <table:table-cell table:number-columns-repeated="1019"/>
        </table:table-row>
        <table:table-row table:style-name="ro1">
          <table:table-cell office:value-type="float" office:value="361.709595">
            <text:p>361,70959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25539">
            <text:p>0,325539</text:p>
          </table:table-cell>
          <table:table-cell office:value-type="float" office:value="-3.049706">
            <text:p>-3,049706</text:p>
          </table:table-cell>
          <table:table-cell table:number-columns-repeated="1019"/>
        </table:table-row>
        <table:table-row table:style-name="ro1">
          <table:table-cell office:value-type="float" office:value="361.709595">
            <text:p>361,709595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325539">
            <text:p>0,325539</text:p>
          </table:table-cell>
          <table:table-cell office:value-type="float" office:value="-3.049706">
            <text:p>-3,049706</text:p>
          </table:table-cell>
          <table:table-cell table:number-columns-repeated="1019"/>
        </table:table-row>
        <table:table-row table:style-name="ro1">
          <table:table-cell office:value-type="float" office:value="362.399872">
            <text:p>362,399872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32616">
            <text:p>0,32616</text:p>
          </table:table-cell>
          <table:table-cell office:value-type="float" office:value="-3.069412">
            <text:p>-3,069412</text:p>
          </table:table-cell>
          <table:table-cell table:number-columns-repeated="1019"/>
        </table:table-row>
        <table:table-row table:style-name="ro1">
          <table:table-cell office:value-type="float" office:value="362.399872">
            <text:p>362,39987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32616">
            <text:p>0,32616</text:p>
          </table:table-cell>
          <table:table-cell office:value-type="float" office:value="-3.069412">
            <text:p>-3,069412</text:p>
          </table:table-cell>
          <table:table-cell table:number-columns-repeated="1019"/>
        </table:table-row>
        <table:table-row table:style-name="ro1">
          <table:table-cell office:value-type="float" office:value="363.090149">
            <text:p>363,09014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326781">
            <text:p>0,326781</text:p>
          </table:table-cell>
          <table:table-cell office:value-type="float" office:value="-3.089118">
            <text:p>-3,089118</text:p>
          </table:table-cell>
          <table:table-cell table:number-columns-repeated="1019"/>
        </table:table-row>
        <table:table-row table:style-name="ro1">
          <table:table-cell office:value-type="float" office:value="363.090149">
            <text:p>363,09014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26781">
            <text:p>0,326781</text:p>
          </table:table-cell>
          <table:table-cell office:value-type="float" office:value="-3.089118">
            <text:p>-3,089118</text:p>
          </table:table-cell>
          <table:table-cell table:number-columns-repeated="1019"/>
        </table:table-row>
        <table:table-row table:style-name="ro1">
          <table:table-cell office:value-type="float" office:value="365.851288">
            <text:p>365,851288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29266">
            <text:p>0,329266</text:p>
          </table:table-cell>
          <table:table-cell office:value-type="float" office:value="-3.107941">
            <text:p>-3,107941</text:p>
          </table:table-cell>
          <table:table-cell table:number-columns-repeated="1019"/>
        </table:table-row>
        <table:table-row table:style-name="ro1">
          <table:table-cell office:value-type="float" office:value="365.851288">
            <text:p>365,851288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329266">
            <text:p>0,329266</text:p>
          </table:table-cell>
          <table:table-cell office:value-type="float" office:value="-3.127353">
            <text:p>-3,127353</text:p>
          </table:table-cell>
          <table:table-cell table:number-columns-repeated="1019"/>
        </table:table-row>
        <table:table-row table:style-name="ro1">
          <table:table-cell office:value-type="float" office:value="367.231873">
            <text:p>367,23187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30509">
            <text:p>0,330509</text:p>
          </table:table-cell>
          <table:table-cell office:value-type="float" office:value="-3.127353">
            <text:p>-3,127353</text:p>
          </table:table-cell>
          <table:table-cell table:number-columns-repeated="1019"/>
        </table:table-row>
        <table:table-row table:style-name="ro1">
          <table:table-cell office:value-type="float" office:value="367.231873">
            <text:p>367,231873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330509">
            <text:p>0,330509</text:p>
          </table:table-cell>
          <table:table-cell office:value-type="float" office:value="-3.146177">
            <text:p>-3,146177</text:p>
          </table:table-cell>
          <table:table-cell table:number-columns-repeated="1019"/>
        </table:table-row>
        <table:table-row table:style-name="ro1">
          <table:table-cell office:value-type="float" office:value="369.993011">
            <text:p>369,993011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332994">
            <text:p>0,332994</text:p>
          </table:table-cell>
          <table:table-cell office:value-type="float" office:value="-3.146177">
            <text:p>-3,146177</text:p>
          </table:table-cell>
          <table:table-cell table:number-columns-repeated="1019"/>
        </table:table-row>
        <table:table-row table:style-name="ro1">
          <table:table-cell office:value-type="float" office:value="371.373596">
            <text:p>371,373596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334236">
            <text:p>0,334236</text:p>
          </table:table-cell>
          <table:table-cell office:value-type="float" office:value="-3.165">
            <text:p>-3,165</text:p>
          </table:table-cell>
          <table:table-cell table:number-columns-repeated="1019"/>
        </table:table-row>
        <table:table-row table:style-name="ro1">
          <table:table-cell office:value-type="float" office:value="371.373596">
            <text:p>371,37359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34236">
            <text:p>0,334236</text:p>
          </table:table-cell>
          <table:table-cell office:value-type="float" office:value="-3.165">
            <text:p>-3,165</text:p>
          </table:table-cell>
          <table:table-cell table:number-columns-repeated="1019"/>
        </table:table-row>
        <table:table-row table:style-name="ro1">
          <table:table-cell office:value-type="float" office:value="372.063873">
            <text:p>372,06387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34857">
            <text:p>0,334857</text:p>
          </table:table-cell>
          <table:table-cell office:value-type="float" office:value="-3.184118">
            <text:p>-3,184118</text:p>
          </table:table-cell>
          <table:table-cell table:number-columns-repeated="1019"/>
        </table:table-row>
        <table:table-row table:style-name="ro1">
          <table:table-cell office:value-type="float" office:value="372.063873">
            <text:p>372,06387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34857">
            <text:p>0,334857</text:p>
          </table:table-cell>
          <table:table-cell office:value-type="float" office:value="-3.184118">
            <text:p>-3,184118</text:p>
          </table:table-cell>
          <table:table-cell table:number-columns-repeated="1019"/>
        </table:table-row>
        <table:table-row table:style-name="ro1">
          <table:table-cell office:value-type="float" office:value="372.75415">
            <text:p>372,7541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35479">
            <text:p>0,335479</text:p>
          </table:table-cell>
          <table:table-cell office:value-type="float" office:value="-3.203235">
            <text:p>-3,203235</text:p>
          </table:table-cell>
          <table:table-cell table:number-columns-repeated="1019"/>
        </table:table-row>
        <table:table-row table:style-name="ro1">
          <table:table-cell office:value-type="float" office:value="372.75415">
            <text:p>372,7541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35479">
            <text:p>0,335479</text:p>
          </table:table-cell>
          <table:table-cell office:value-type="float" office:value="-3.203235">
            <text:p>-3,203235</text:p>
          </table:table-cell>
          <table:table-cell table:number-columns-repeated="1019"/>
        </table:table-row>
        <table:table-row table:style-name="ro1">
          <table:table-cell office:value-type="float" office:value="375.515289">
            <text:p>375,51528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37964">
            <text:p>0,337964</text:p>
          </table:table-cell>
          <table:table-cell office:value-type="float" office:value="-3.222353">
            <text:p>-3,222353</text:p>
          </table:table-cell>
          <table:table-cell table:number-columns-repeated="1019"/>
        </table:table-row>
        <table:table-row table:style-name="ro1">
          <table:table-cell office:value-type="float" office:value="375.515289">
            <text:p>375,515289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337964">
            <text:p>0,337964</text:p>
          </table:table-cell>
          <table:table-cell office:value-type="float" office:value="-3.222353">
            <text:p>-3,222353</text:p>
          </table:table-cell>
          <table:table-cell table:number-columns-repeated="1019"/>
        </table:table-row>
        <table:table-row table:style-name="ro1">
          <table:table-cell office:value-type="float" office:value="376.205597">
            <text:p>376,205597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338585">
            <text:p>0,338585</text:p>
          </table:table-cell>
          <table:table-cell office:value-type="float" office:value="-3.241765">
            <text:p>-3,241765</text:p>
          </table:table-cell>
          <table:table-cell table:number-columns-repeated="1019"/>
        </table:table-row>
        <table:table-row table:style-name="ro1">
          <table:table-cell office:value-type="float" office:value="376.205597">
            <text:p>376,20559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38585">
            <text:p>0,338585</text:p>
          </table:table-cell>
          <table:table-cell office:value-type="float" office:value="-3.241765">
            <text:p>-3,241765</text:p>
          </table:table-cell>
          <table:table-cell table:number-columns-repeated="1019"/>
        </table:table-row>
        <table:table-row table:style-name="ro1">
          <table:table-cell office:value-type="float" office:value="376.205597">
            <text:p>376,205597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38585">
            <text:p>0,338585</text:p>
          </table:table-cell>
          <table:table-cell office:value-type="float" office:value="-3.261177">
            <text:p>-3,261177</text:p>
          </table:table-cell>
          <table:table-cell table:number-columns-repeated="1019"/>
        </table:table-row>
        <table:table-row table:style-name="ro1">
          <table:table-cell office:value-type="float" office:value="376.205597">
            <text:p>376,20559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38585">
            <text:p>0,338585</text:p>
          </table:table-cell>
          <table:table-cell office:value-type="float" office:value="-3.261177">
            <text:p>-3,261177</text:p>
          </table:table-cell>
          <table:table-cell table:number-columns-repeated="1019"/>
        </table:table-row>
        <table:table-row table:style-name="ro1">
          <table:table-cell office:value-type="float" office:value="378.276428">
            <text:p>378,27642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40449">
            <text:p>0,340449</text:p>
          </table:table-cell>
          <table:table-cell office:value-type="float" office:value="-3.28">
            <text:p>-3,28</text:p>
          </table:table-cell>
          <table:table-cell table:number-columns-repeated="1019"/>
        </table:table-row>
        <table:table-row table:style-name="ro1">
          <table:table-cell office:value-type="float" office:value="378.276428">
            <text:p>378,27642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340449">
            <text:p>0,340449</text:p>
          </table:table-cell>
          <table:table-cell office:value-type="float" office:value="-3.28">
            <text:p>-3,28</text:p>
          </table:table-cell>
          <table:table-cell table:number-columns-repeated="1019"/>
        </table:table-row>
        <table:table-row table:style-name="ro1">
          <table:table-cell office:value-type="float" office:value="379.657013">
            <text:p>379,6570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41691">
            <text:p>0,341691</text:p>
          </table:table-cell>
          <table:table-cell office:value-type="float" office:value="-3.299412">
            <text:p>-3,299412</text:p>
          </table:table-cell>
          <table:table-cell table:number-columns-repeated="1019"/>
        </table:table-row>
        <table:table-row table:style-name="ro1">
          <table:table-cell office:value-type="float" office:value="379.657013">
            <text:p>379,65701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41691">
            <text:p>0,341691</text:p>
          </table:table-cell>
          <table:table-cell office:value-type="float" office:value="-3.299412">
            <text:p>-3,299412</text:p>
          </table:table-cell>
          <table:table-cell table:number-columns-repeated="1019"/>
        </table:table-row>
        <table:table-row table:style-name="ro1">
          <table:table-cell office:value-type="float" office:value="381.727875">
            <text:p>381,72787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43555">
            <text:p>0,343555</text:p>
          </table:table-cell>
          <table:table-cell office:value-type="float" office:value="-3.319118">
            <text:p>-3,319118</text:p>
          </table:table-cell>
          <table:table-cell table:number-columns-repeated="1019"/>
        </table:table-row>
        <table:table-row table:style-name="ro1">
          <table:table-cell office:value-type="float" office:value="381.727875">
            <text:p>381,727875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43555">
            <text:p>0,343555</text:p>
          </table:table-cell>
          <table:table-cell office:value-type="float" office:value="-3.319118">
            <text:p>-3,319118</text:p>
          </table:table-cell>
          <table:table-cell table:number-columns-repeated="1019"/>
        </table:table-row>
        <table:table-row table:style-name="ro1">
          <table:table-cell office:value-type="float" office:value="383.798737">
            <text:p>383,798737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45419">
            <text:p>0,345419</text:p>
          </table:table-cell>
          <table:table-cell office:value-type="float" office:value="-3.338235">
            <text:p>-3,338235</text:p>
          </table:table-cell>
          <table:table-cell table:number-columns-repeated="1019"/>
        </table:table-row>
        <table:table-row table:style-name="ro1">
          <table:table-cell office:value-type="float" office:value="383.798737">
            <text:p>383,79873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45419">
            <text:p>0,345419</text:p>
          </table:table-cell>
          <table:table-cell office:value-type="float" office:value="-3.338235">
            <text:p>-3,338235</text:p>
          </table:table-cell>
          <table:table-cell table:number-columns-repeated="1019"/>
        </table:table-row>
        <table:table-row table:style-name="ro1">
          <table:table-cell office:value-type="float" office:value="384.489014">
            <text:p>384,489014</text:p>
          </table:table-cell>
          <table:table-cell office:value-type="float" office:value="-0.003266">
            <text:p>-0,003266</text:p>
          </table:table-cell>
          <table:table-cell office:value-type="float" office:value="-0.003228">
            <text:p>-0,003228</text:p>
          </table:table-cell>
          <table:table-cell office:value-type="float" office:value="0.34604">
            <text:p>0,34604</text:p>
          </table:table-cell>
          <table:table-cell office:value-type="float" office:value="-3.357647">
            <text:p>-3,357647</text:p>
          </table:table-cell>
          <table:table-cell table:number-columns-repeated="1019"/>
        </table:table-row>
        <table:table-row table:style-name="ro1">
          <table:table-cell office:value-type="float" office:value="384.489014">
            <text:p>384,489014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4604">
            <text:p>0,34604</text:p>
          </table:table-cell>
          <table:table-cell office:value-type="float" office:value="-3.376471">
            <text:p>-3,376471</text:p>
          </table:table-cell>
          <table:table-cell table:number-columns-repeated="1019"/>
        </table:table-row>
        <table:table-row table:style-name="ro1">
          <table:table-cell office:value-type="float" office:value="386.559875">
            <text:p>386,559875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347904">
            <text:p>0,347904</text:p>
          </table:table-cell>
          <table:table-cell office:value-type="float" office:value="-3.376471">
            <text:p>-3,376471</text:p>
          </table:table-cell>
          <table:table-cell table:number-columns-repeated="1019"/>
        </table:table-row>
        <table:table-row table:style-name="ro1">
          <table:table-cell office:value-type="float" office:value="386.559875">
            <text:p>386,55987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47904">
            <text:p>0,347904</text:p>
          </table:table-cell>
          <table:table-cell office:value-type="float" office:value="-3.395588">
            <text:p>-3,395588</text:p>
          </table:table-cell>
          <table:table-cell table:number-columns-repeated="1019"/>
        </table:table-row>
        <table:table-row table:style-name="ro1">
          <table:table-cell office:value-type="float" office:value="388.630737">
            <text:p>388,63073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49768">
            <text:p>0,349768</text:p>
          </table:table-cell>
          <table:table-cell office:value-type="float" office:value="-3.395588">
            <text:p>-3,395588</text:p>
          </table:table-cell>
          <table:table-cell table:number-columns-repeated="1019"/>
        </table:table-row>
        <table:table-row table:style-name="ro1">
          <table:table-cell office:value-type="float" office:value="388.630737">
            <text:p>388,63073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349768">
            <text:p>0,349768</text:p>
          </table:table-cell>
          <table:table-cell office:value-type="float" office:value="-3.414706">
            <text:p>-3,414706</text:p>
          </table:table-cell>
          <table:table-cell table:number-columns-repeated="1019"/>
        </table:table-row>
        <table:table-row table:style-name="ro1">
          <table:table-cell office:value-type="float" office:value="388.630737">
            <text:p>388,63073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49768">
            <text:p>0,349768</text:p>
          </table:table-cell>
          <table:table-cell office:value-type="float" office:value="-3.414706">
            <text:p>-3,414706</text:p>
          </table:table-cell>
          <table:table-cell table:number-columns-repeated="1019"/>
        </table:table-row>
        <table:table-row table:style-name="ro1">
          <table:table-cell office:value-type="float" office:value="389.321014">
            <text:p>389,32101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50389">
            <text:p>0,350389</text:p>
          </table:table-cell>
          <table:table-cell office:value-type="float" office:value="-3.434118">
            <text:p>-3,434118</text:p>
          </table:table-cell>
          <table:table-cell table:number-columns-repeated="1019"/>
        </table:table-row>
        <table:table-row table:style-name="ro1">
          <table:table-cell office:value-type="float" office:value="389.321014">
            <text:p>389,32101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50389">
            <text:p>0,350389</text:p>
          </table:table-cell>
          <table:table-cell office:value-type="float" office:value="-3.434118">
            <text:p>-3,434118</text:p>
          </table:table-cell>
          <table:table-cell table:number-columns-repeated="1019"/>
        </table:table-row>
        <table:table-row table:style-name="ro1">
          <table:table-cell office:value-type="float" office:value="391.391876">
            <text:p>391,39187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52253">
            <text:p>0,352253</text:p>
          </table:table-cell>
          <table:table-cell office:value-type="float" office:value="-3.453235">
            <text:p>-3,453235</text:p>
          </table:table-cell>
          <table:table-cell table:number-columns-repeated="1019"/>
        </table:table-row>
        <table:table-row table:style-name="ro1">
          <table:table-cell office:value-type="float" office:value="391.391876">
            <text:p>391,39187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52253">
            <text:p>0,352253</text:p>
          </table:table-cell>
          <table:table-cell office:value-type="float" office:value="-3.453235">
            <text:p>-3,453235</text:p>
          </table:table-cell>
          <table:table-cell table:number-columns-repeated="1019"/>
        </table:table-row>
        <table:table-row table:style-name="ro1">
          <table:table-cell office:value-type="float" office:value="390.701569">
            <text:p>390,70156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51631">
            <text:p>0,351631</text:p>
          </table:table-cell>
          <table:table-cell office:value-type="float" office:value="-3.472647">
            <text:p>-3,472647</text:p>
          </table:table-cell>
          <table:table-cell table:number-columns-repeated="1019"/>
        </table:table-row>
        <table:table-row table:style-name="ro1">
          <table:table-cell office:value-type="float" office:value="390.701569">
            <text:p>390,701569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351631">
            <text:p>0,351631</text:p>
          </table:table-cell>
          <table:table-cell office:value-type="float" office:value="-3.472647">
            <text:p>-3,472647</text:p>
          </table:table-cell>
          <table:table-cell table:number-columns-repeated="1019"/>
        </table:table-row>
        <table:table-row table:style-name="ro1">
          <table:table-cell office:value-type="float" office:value="393.462708">
            <text:p>393,46270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354116">
            <text:p>0,354116</text:p>
          </table:table-cell>
          <table:table-cell office:value-type="float" office:value="-3.491765">
            <text:p>-3,491765</text:p>
          </table:table-cell>
          <table:table-cell table:number-columns-repeated="1019"/>
        </table:table-row>
        <table:table-row table:style-name="ro1">
          <table:table-cell office:value-type="float" office:value="393.462708">
            <text:p>393,46270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54116">
            <text:p>0,354116</text:p>
          </table:table-cell>
          <table:table-cell office:value-type="float" office:value="-3.491765">
            <text:p>-3,491765</text:p>
          </table:table-cell>
          <table:table-cell table:number-columns-repeated="1019"/>
        </table:table-row>
        <table:table-row table:style-name="ro1">
          <table:table-cell office:value-type="float" office:value="395.533569">
            <text:p>395,533569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5598">
            <text:p>0,35598</text:p>
          </table:table-cell>
          <table:table-cell office:value-type="float" office:value="-3.510294">
            <text:p>-3,510294</text:p>
          </table:table-cell>
          <table:table-cell table:number-columns-repeated="1019"/>
        </table:table-row>
        <table:table-row table:style-name="ro1">
          <table:table-cell office:value-type="float" office:value="395.533569">
            <text:p>395,53356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5598">
            <text:p>0,35598</text:p>
          </table:table-cell>
          <table:table-cell office:value-type="float" office:value="-3.510294">
            <text:p>-3,510294</text:p>
          </table:table-cell>
          <table:table-cell table:number-columns-repeated="1019"/>
        </table:table-row>
        <table:table-row table:style-name="ro1">
          <table:table-cell office:value-type="float" office:value="395.533569">
            <text:p>395,53356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5598">
            <text:p>0,35598</text:p>
          </table:table-cell>
          <table:table-cell office:value-type="float" office:value="-3.529706">
            <text:p>-3,529706</text:p>
          </table:table-cell>
          <table:table-cell table:number-columns-repeated="1019"/>
        </table:table-row>
        <table:table-row table:style-name="ro1">
          <table:table-cell office:value-type="float" office:value="395.533569">
            <text:p>395,533569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5598">
            <text:p>0,35598</text:p>
          </table:table-cell>
          <table:table-cell office:value-type="float" office:value="-3.529706">
            <text:p>-3,529706</text:p>
          </table:table-cell>
          <table:table-cell table:number-columns-repeated="1019"/>
        </table:table-row>
        <table:table-row table:style-name="ro1">
          <table:table-cell office:value-type="float" office:value="397.604431">
            <text:p>397,604431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57844">
            <text:p>0,357844</text:p>
          </table:table-cell>
          <table:table-cell office:value-type="float" office:value="-3.549118">
            <text:p>-3,549118</text:p>
          </table:table-cell>
          <table:table-cell table:number-columns-repeated="1019"/>
        </table:table-row>
        <table:table-row table:style-name="ro1">
          <table:table-cell office:value-type="float" office:value="397.604431">
            <text:p>397,604431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357844">
            <text:p>0,357844</text:p>
          </table:table-cell>
          <table:table-cell office:value-type="float" office:value="-3.549118">
            <text:p>-3,549118</text:p>
          </table:table-cell>
          <table:table-cell table:number-columns-repeated="1019"/>
        </table:table-row>
        <table:table-row table:style-name="ro1">
          <table:table-cell office:value-type="float" office:value="398.294708">
            <text:p>398,294708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358465">
            <text:p>0,358465</text:p>
          </table:table-cell>
          <table:table-cell office:value-type="float" office:value="-3.569412">
            <text:p>-3,569412</text:p>
          </table:table-cell>
          <table:table-cell table:number-columns-repeated="1019"/>
        </table:table-row>
        <table:table-row table:style-name="ro1">
          <table:table-cell office:value-type="float" office:value="398.294708">
            <text:p>398,294708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358465">
            <text:p>0,358465</text:p>
          </table:table-cell>
          <table:table-cell office:value-type="float" office:value="-3.569412">
            <text:p>-3,569412</text:p>
          </table:table-cell>
          <table:table-cell table:number-columns-repeated="1019"/>
        </table:table-row>
        <table:table-row table:style-name="ro1">
          <table:table-cell office:value-type="float" office:value="399.675293">
            <text:p>399,67529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59708">
            <text:p>0,359708</text:p>
          </table:table-cell>
          <table:table-cell office:value-type="float" office:value="-3.587647">
            <text:p>-3,587647</text:p>
          </table:table-cell>
          <table:table-cell table:number-columns-repeated="1019"/>
        </table:table-row>
        <table:table-row table:style-name="ro1">
          <table:table-cell office:value-type="float" office:value="399.675293">
            <text:p>399,675293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59708">
            <text:p>0,359708</text:p>
          </table:table-cell>
          <table:table-cell office:value-type="float" office:value="-3.606765">
            <text:p>-3,606765</text:p>
          </table:table-cell>
          <table:table-cell table:number-columns-repeated="1019"/>
        </table:table-row>
        <table:table-row table:style-name="ro1">
          <table:table-cell office:value-type="float" office:value="401.055847">
            <text:p>401,05584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6095">
            <text:p>0,36095</text:p>
          </table:table-cell>
          <table:table-cell office:value-type="float" office:value="-3.606765">
            <text:p>-3,606765</text:p>
          </table:table-cell>
          <table:table-cell table:number-columns-repeated="1019"/>
        </table:table-row>
        <table:table-row table:style-name="ro1">
          <table:table-cell office:value-type="float" office:value="401.055847">
            <text:p>401,055847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36095">
            <text:p>0,36095</text:p>
          </table:table-cell>
          <table:table-cell office:value-type="float" office:value="-3.625588">
            <text:p>-3,625588</text:p>
          </table:table-cell>
          <table:table-cell table:number-columns-repeated="1019"/>
        </table:table-row>
        <table:table-row table:style-name="ro1">
          <table:table-cell office:value-type="float" office:value="401.746155">
            <text:p>401,746155</text:p>
          </table:table-cell>
          <table:table-cell office:value-type="float" office:value="-0.003263">
            <text:p>-0,003263</text:p>
          </table:table-cell>
          <table:table-cell office:value-type="float" office:value="-0.003223">
            <text:p>-0,003223</text:p>
          </table:table-cell>
          <table:table-cell office:value-type="float" office:value="0.361572">
            <text:p>0,361572</text:p>
          </table:table-cell>
          <table:table-cell office:value-type="float" office:value="-3.625588">
            <text:p>-3,625588</text:p>
          </table:table-cell>
          <table:table-cell table:number-columns-repeated="1019"/>
        </table:table-row>
        <table:table-row table:style-name="ro1">
          <table:table-cell office:value-type="float" office:value="404.507294">
            <text:p>404,50729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64057">
            <text:p>0,364057</text:p>
          </table:table-cell>
          <table:table-cell office:value-type="float" office:value="-3.645">
            <text:p>-3,645</text:p>
          </table:table-cell>
          <table:table-cell table:number-columns-repeated="1019"/>
        </table:table-row>
        <table:table-row table:style-name="ro1">
          <table:table-cell office:value-type="float" office:value="404.507294">
            <text:p>404,50729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64057">
            <text:p>0,364057</text:p>
          </table:table-cell>
          <table:table-cell office:value-type="float" office:value="-3.645">
            <text:p>-3,645</text:p>
          </table:table-cell>
          <table:table-cell table:number-columns-repeated="1019"/>
        </table:table-row>
        <table:table-row table:style-name="ro1">
          <table:table-cell office:value-type="float" office:value="406.578156">
            <text:p>406,578156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6592">
            <text:p>0,36592</text:p>
          </table:table-cell>
          <table:table-cell office:value-type="float" office:value="-3.664118">
            <text:p>-3,664118</text:p>
          </table:table-cell>
          <table:table-cell table:number-columns-repeated="1019"/>
        </table:table-row>
        <table:table-row table:style-name="ro1">
          <table:table-cell office:value-type="float" office:value="406.578156">
            <text:p>406,57815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6592">
            <text:p>0,36592</text:p>
          </table:table-cell>
          <table:table-cell office:value-type="float" office:value="-3.664118">
            <text:p>-3,664118</text:p>
          </table:table-cell>
          <table:table-cell table:number-columns-repeated="1019"/>
        </table:table-row>
        <table:table-row table:style-name="ro1">
          <table:table-cell office:value-type="float" office:value="407.268433">
            <text:p>407,2684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66542">
            <text:p>0,366542</text:p>
          </table:table-cell>
          <table:table-cell office:value-type="float" office:value="-3.682941">
            <text:p>-3,682941</text:p>
          </table:table-cell>
          <table:table-cell table:number-columns-repeated="1019"/>
        </table:table-row>
        <table:table-row table:style-name="ro1">
          <table:table-cell office:value-type="float" office:value="407.268433">
            <text:p>407,26843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66542">
            <text:p>0,366542</text:p>
          </table:table-cell>
          <table:table-cell office:value-type="float" office:value="-3.682941">
            <text:p>-3,682941</text:p>
          </table:table-cell>
          <table:table-cell table:number-columns-repeated="1019"/>
        </table:table-row>
        <table:table-row table:style-name="ro1">
          <table:table-cell office:value-type="float" office:value="407.95871">
            <text:p>407,9587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67163">
            <text:p>0,367163</text:p>
          </table:table-cell>
          <table:table-cell office:value-type="float" office:value="-3.701765">
            <text:p>-3,701765</text:p>
          </table:table-cell>
          <table:table-cell table:number-columns-repeated="1019"/>
        </table:table-row>
        <table:table-row table:style-name="ro1">
          <table:table-cell office:value-type="float" office:value="407.95871">
            <text:p>407,9587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67163">
            <text:p>0,367163</text:p>
          </table:table-cell>
          <table:table-cell office:value-type="float" office:value="-3.701765">
            <text:p>-3,701765</text:p>
          </table:table-cell>
          <table:table-cell table:number-columns-repeated="1019"/>
        </table:table-row>
        <table:table-row table:style-name="ro1">
          <table:table-cell office:value-type="float" office:value="409.339294">
            <text:p>409,3392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68405">
            <text:p>0,368405</text:p>
          </table:table-cell>
          <table:table-cell office:value-type="float" office:value="-3.721176">
            <text:p>-3,721176</text:p>
          </table:table-cell>
          <table:table-cell table:number-columns-repeated="1019"/>
        </table:table-row>
        <table:table-row table:style-name="ro1">
          <table:table-cell office:value-type="float" office:value="409.339294">
            <text:p>409,33929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68405">
            <text:p>0,368405</text:p>
          </table:table-cell>
          <table:table-cell office:value-type="float" office:value="-3.721176">
            <text:p>-3,721176</text:p>
          </table:table-cell>
          <table:table-cell table:number-columns-repeated="1019"/>
        </table:table-row>
        <table:table-row table:style-name="ro1">
          <table:table-cell office:value-type="float" office:value="409.339294">
            <text:p>409,33929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68405">
            <text:p>0,368405</text:p>
          </table:table-cell>
          <table:table-cell office:value-type="float" office:value="-3.740588">
            <text:p>-3,740588</text:p>
          </table:table-cell>
          <table:table-cell table:number-columns-repeated="1019"/>
        </table:table-row>
        <table:table-row table:style-name="ro1">
          <table:table-cell office:value-type="float" office:value="409.339294">
            <text:p>409,33929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68405">
            <text:p>0,368405</text:p>
          </table:table-cell>
          <table:table-cell office:value-type="float" office:value="-3.740588">
            <text:p>-3,740588</text:p>
          </table:table-cell>
          <table:table-cell table:number-columns-repeated="1019"/>
        </table:table-row>
        <table:table-row table:style-name="ro1">
          <table:table-cell office:value-type="float" office:value="410.719849">
            <text:p>410,71984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69648">
            <text:p>0,369648</text:p>
          </table:table-cell>
          <table:table-cell office:value-type="float" office:value="-3.759706">
            <text:p>-3,759706</text:p>
          </table:table-cell>
          <table:table-cell table:number-columns-repeated="1019"/>
        </table:table-row>
        <table:table-row table:style-name="ro1">
          <table:table-cell office:value-type="float" office:value="410.719849">
            <text:p>410,71984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69648">
            <text:p>0,369648</text:p>
          </table:table-cell>
          <table:table-cell office:value-type="float" office:value="-3.759706">
            <text:p>-3,759706</text:p>
          </table:table-cell>
          <table:table-cell table:number-columns-repeated="1019"/>
        </table:table-row>
        <table:table-row table:style-name="ro1">
          <table:table-cell office:value-type="float" office:value="411.410156">
            <text:p>411,41015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70269">
            <text:p>0,370269</text:p>
          </table:table-cell>
          <table:table-cell office:value-type="float" office:value="-3.779412">
            <text:p>-3,779412</text:p>
          </table:table-cell>
          <table:table-cell table:number-columns-repeated="1019"/>
        </table:table-row>
        <table:table-row table:style-name="ro1">
          <table:table-cell office:value-type="float" office:value="411.410156">
            <text:p>411,41015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70269">
            <text:p>0,370269</text:p>
          </table:table-cell>
          <table:table-cell office:value-type="float" office:value="-3.779412">
            <text:p>-3,779412</text:p>
          </table:table-cell>
          <table:table-cell table:number-columns-repeated="1019"/>
        </table:table-row>
        <table:table-row table:style-name="ro1">
          <table:table-cell office:value-type="float" office:value="413.480988">
            <text:p>413,480988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372133">
            <text:p>0,372133</text:p>
          </table:table-cell>
          <table:table-cell office:value-type="float" office:value="-3.799118">
            <text:p>-3,799118</text:p>
          </table:table-cell>
          <table:table-cell table:number-columns-repeated="1019"/>
        </table:table-row>
        <table:table-row table:style-name="ro1">
          <table:table-cell office:value-type="float" office:value="413.480988">
            <text:p>413,48098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72133">
            <text:p>0,372133</text:p>
          </table:table-cell>
          <table:table-cell office:value-type="float" office:value="-3.799118">
            <text:p>-3,799118</text:p>
          </table:table-cell>
          <table:table-cell table:number-columns-repeated="1019"/>
        </table:table-row>
        <table:table-row table:style-name="ro1">
          <table:table-cell office:value-type="float" office:value="413.480988">
            <text:p>413,48098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72133">
            <text:p>0,372133</text:p>
          </table:table-cell>
          <table:table-cell office:value-type="float" office:value="-3.819118">
            <text:p>-3,819118</text:p>
          </table:table-cell>
          <table:table-cell table:number-columns-repeated="1019"/>
        </table:table-row>
        <table:table-row table:style-name="ro1">
          <table:table-cell office:value-type="float" office:value="413.480988">
            <text:p>413,480988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72133">
            <text:p>0,372133</text:p>
          </table:table-cell>
          <table:table-cell office:value-type="float" office:value="-3.819118">
            <text:p>-3,819118</text:p>
          </table:table-cell>
          <table:table-cell table:number-columns-repeated="1019"/>
        </table:table-row>
        <table:table-row table:style-name="ro1">
          <table:table-cell office:value-type="float" office:value="416.242126">
            <text:p>416,24212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74618">
            <text:p>0,374618</text:p>
          </table:table-cell>
          <table:table-cell office:value-type="float" office:value="-3.839118">
            <text:p>-3,839118</text:p>
          </table:table-cell>
          <table:table-cell table:number-columns-repeated="1019"/>
        </table:table-row>
        <table:table-row table:style-name="ro1">
          <table:table-cell office:value-type="float" office:value="416.242126">
            <text:p>416,24212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74618">
            <text:p>0,374618</text:p>
          </table:table-cell>
          <table:table-cell office:value-type="float" office:value="-3.839118">
            <text:p>-3,839118</text:p>
          </table:table-cell>
          <table:table-cell table:number-columns-repeated="1019"/>
        </table:table-row>
        <table:table-row table:style-name="ro1">
          <table:table-cell office:value-type="float" office:value="416.932434">
            <text:p>416,932434</text:p>
          </table:table-cell>
          <table:table-cell office:value-type="float" office:value="-0.003264">
            <text:p>-0,003264</text:p>
          </table:table-cell>
          <table:table-cell office:value-type="float" office:value="-0.003231">
            <text:p>-0,003231</text:p>
          </table:table-cell>
          <table:table-cell office:value-type="float" office:value="0.375239">
            <text:p>0,375239</text:p>
          </table:table-cell>
          <table:table-cell office:value-type="float" office:value="-3.857647">
            <text:p>-3,857647</text:p>
          </table:table-cell>
          <table:table-cell table:number-columns-repeated="1019"/>
        </table:table-row>
        <table:table-row table:style-name="ro1">
          <table:table-cell office:value-type="float" office:value="416.932434">
            <text:p>416,93243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75239">
            <text:p>0,375239</text:p>
          </table:table-cell>
          <table:table-cell office:value-type="float" office:value="-3.876471">
            <text:p>-3,876471</text:p>
          </table:table-cell>
          <table:table-cell table:number-columns-repeated="1019"/>
        </table:table-row>
        <table:table-row table:style-name="ro1">
          <table:table-cell office:value-type="float" office:value="417.622711">
            <text:p>417,622711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7586">
            <text:p>0,37586</text:p>
          </table:table-cell>
          <table:table-cell office:value-type="float" office:value="-3.876471">
            <text:p>-3,876471</text:p>
          </table:table-cell>
          <table:table-cell table:number-columns-repeated="1019"/>
        </table:table-row>
        <table:table-row table:style-name="ro1">
          <table:table-cell office:value-type="float" office:value="417.622711">
            <text:p>417,622711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7586">
            <text:p>0,37586</text:p>
          </table:table-cell>
          <table:table-cell office:value-type="float" office:value="-3.895588">
            <text:p>-3,895588</text:p>
          </table:table-cell>
          <table:table-cell table:number-columns-repeated="1019"/>
        </table:table-row>
        <table:table-row table:style-name="ro1">
          <table:table-cell office:value-type="float" office:value="419.693573">
            <text:p>419,69357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77724">
            <text:p>0,377724</text:p>
          </table:table-cell>
          <table:table-cell office:value-type="float" office:value="-3.895588">
            <text:p>-3,895588</text:p>
          </table:table-cell>
          <table:table-cell table:number-columns-repeated="1019"/>
        </table:table-row>
        <table:table-row table:style-name="ro1">
          <table:table-cell office:value-type="float" office:value="419.693573">
            <text:p>419,69357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77724">
            <text:p>0,377724</text:p>
          </table:table-cell>
          <table:table-cell office:value-type="float" office:value="-3.914706">
            <text:p>-3,914706</text:p>
          </table:table-cell>
          <table:table-cell table:number-columns-repeated="1019"/>
        </table:table-row>
        <table:table-row table:style-name="ro1">
          <table:table-cell office:value-type="float" office:value="421.074127">
            <text:p>421,07412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78967">
            <text:p>0,378967</text:p>
          </table:table-cell>
          <table:table-cell office:value-type="float" office:value="-3.914706">
            <text:p>-3,914706</text:p>
          </table:table-cell>
          <table:table-cell table:number-columns-repeated="1019"/>
        </table:table-row>
        <table:table-row table:style-name="ro1">
          <table:table-cell office:value-type="float" office:value="421.074127">
            <text:p>421,07412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78967">
            <text:p>0,378967</text:p>
          </table:table-cell>
          <table:table-cell office:value-type="float" office:value="-3.934118">
            <text:p>-3,934118</text:p>
          </table:table-cell>
          <table:table-cell table:number-columns-repeated="1019"/>
        </table:table-row>
        <table:table-row table:style-name="ro1">
          <table:table-cell office:value-type="float" office:value="421.074127">
            <text:p>421,07412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78967">
            <text:p>0,378967</text:p>
          </table:table-cell>
          <table:table-cell office:value-type="float" office:value="-3.934118">
            <text:p>-3,934118</text:p>
          </table:table-cell>
          <table:table-cell table:number-columns-repeated="1019"/>
        </table:table-row>
        <table:table-row table:style-name="ro1">
          <table:table-cell office:value-type="float" office:value="423.144989">
            <text:p>423,14498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8083">
            <text:p>0,38083</text:p>
          </table:table-cell>
          <table:table-cell office:value-type="float" office:value="-3.953529">
            <text:p>-3,953529</text:p>
          </table:table-cell>
          <table:table-cell table:number-columns-repeated="1019"/>
        </table:table-row>
        <table:table-row table:style-name="ro1">
          <table:table-cell office:value-type="float" office:value="423.144989">
            <text:p>423,14498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083">
            <text:p>0,38083</text:p>
          </table:table-cell>
          <table:table-cell office:value-type="float" office:value="-3.953529">
            <text:p>-3,953529</text:p>
          </table:table-cell>
          <table:table-cell table:number-columns-repeated="1019"/>
        </table:table-row>
        <table:table-row table:style-name="ro1">
          <table:table-cell office:value-type="float" office:value="423.835266">
            <text:p>423,83526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81452">
            <text:p>0,381452</text:p>
          </table:table-cell>
          <table:table-cell office:value-type="float" office:value="-3.972353">
            <text:p>-3,972353</text:p>
          </table:table-cell>
          <table:table-cell table:number-columns-repeated="1019"/>
        </table:table-row>
        <table:table-row table:style-name="ro1">
          <table:table-cell office:value-type="float" office:value="423.835266">
            <text:p>423,83526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81452">
            <text:p>0,381452</text:p>
          </table:table-cell>
          <table:table-cell office:value-type="float" office:value="-3.972353">
            <text:p>-3,972353</text:p>
          </table:table-cell>
          <table:table-cell table:number-columns-repeated="1019"/>
        </table:table-row>
        <table:table-row table:style-name="ro1">
          <table:table-cell office:value-type="float" office:value="423.144989">
            <text:p>423,144989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38083">
            <text:p>0,38083</text:p>
          </table:table-cell>
          <table:table-cell office:value-type="float" office:value="-3.992059">
            <text:p>-3,992059</text:p>
          </table:table-cell>
          <table:table-cell table:number-columns-repeated="1019"/>
        </table:table-row>
        <table:table-row table:style-name="ro1">
          <table:table-cell office:value-type="float" office:value="423.144989">
            <text:p>423,144989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38083">
            <text:p>0,38083</text:p>
          </table:table-cell>
          <table:table-cell office:value-type="float" office:value="-3.992059">
            <text:p>-3,992059</text:p>
          </table:table-cell>
          <table:table-cell table:number-columns-repeated="1019"/>
        </table:table-row>
        <table:table-row table:style-name="ro1">
          <table:table-cell office:value-type="float" office:value="425.906128">
            <text:p>425,9061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83316">
            <text:p>0,383316</text:p>
          </table:table-cell>
          <table:table-cell office:value-type="float" office:value="-4.010294">
            <text:p>-4,010294</text:p>
          </table:table-cell>
          <table:table-cell table:number-columns-repeated="1019"/>
        </table:table-row>
        <table:table-row table:style-name="ro1">
          <table:table-cell office:value-type="float" office:value="425.906128">
            <text:p>425,906128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383316">
            <text:p>0,383316</text:p>
          </table:table-cell>
          <table:table-cell office:value-type="float" office:value="-4.010294">
            <text:p>-4,010294</text:p>
          </table:table-cell>
          <table:table-cell table:number-columns-repeated="1019"/>
        </table:table-row>
        <table:table-row table:style-name="ro1">
          <table:table-cell office:value-type="float" office:value="426.596436">
            <text:p>426,59643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3937">
            <text:p>0,383937</text:p>
          </table:table-cell>
          <table:table-cell office:value-type="float" office:value="-4.03">
            <text:p>-4,03</text:p>
          </table:table-cell>
          <table:table-cell table:number-columns-repeated="1019"/>
        </table:table-row>
        <table:table-row table:style-name="ro1">
          <table:table-cell office:value-type="float" office:value="426.596436">
            <text:p>426,59643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83937">
            <text:p>0,383937</text:p>
          </table:table-cell>
          <table:table-cell office:value-type="float" office:value="-4.03">
            <text:p>-4,03</text:p>
          </table:table-cell>
          <table:table-cell table:number-columns-repeated="1019"/>
        </table:table-row>
        <table:table-row table:style-name="ro1">
          <table:table-cell office:value-type="float" office:value="427.286713">
            <text:p>427,2867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84558">
            <text:p>0,384558</text:p>
          </table:table-cell>
          <table:table-cell office:value-type="float" office:value="-4.049412">
            <text:p>-4,049412</text:p>
          </table:table-cell>
          <table:table-cell table:number-columns-repeated="1019"/>
        </table:table-row>
        <table:table-row table:style-name="ro1">
          <table:table-cell office:value-type="float" office:value="427.286713">
            <text:p>427,2867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84558">
            <text:p>0,384558</text:p>
          </table:table-cell>
          <table:table-cell office:value-type="float" office:value="-4.049412">
            <text:p>-4,049412</text:p>
          </table:table-cell>
          <table:table-cell table:number-columns-repeated="1019"/>
        </table:table-row>
        <table:table-row table:style-name="ro1">
          <table:table-cell office:value-type="float" office:value="428.667267">
            <text:p>428,66726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85801">
            <text:p>0,385801</text:p>
          </table:table-cell>
          <table:table-cell office:value-type="float" office:value="-4.068823">
            <text:p>-4,068823</text:p>
          </table:table-cell>
          <table:table-cell table:number-columns-repeated="1019"/>
        </table:table-row>
        <table:table-row table:style-name="ro1">
          <table:table-cell office:value-type="float" office:value="428.667267">
            <text:p>428,667267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85801">
            <text:p>0,385801</text:p>
          </table:table-cell>
          <table:table-cell office:value-type="float" office:value="-4.068823">
            <text:p>-4,068823</text:p>
          </table:table-cell>
          <table:table-cell table:number-columns-repeated="1019"/>
        </table:table-row>
        <table:table-row table:style-name="ro1">
          <table:table-cell office:value-type="float" office:value="429.357574">
            <text:p>429,35757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86422">
            <text:p>0,386422</text:p>
          </table:table-cell>
          <table:table-cell office:value-type="float" office:value="-4.089118">
            <text:p>-4,089118</text:p>
          </table:table-cell>
          <table:table-cell table:number-columns-repeated="1019"/>
        </table:table-row>
        <table:table-row table:style-name="ro1">
          <table:table-cell office:value-type="float" office:value="429.357574">
            <text:p>429,35757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6422">
            <text:p>0,386422</text:p>
          </table:table-cell>
          <table:table-cell office:value-type="float" office:value="-4.089118">
            <text:p>-4,089118</text:p>
          </table:table-cell>
          <table:table-cell table:number-columns-repeated="1019"/>
        </table:table-row>
        <table:table-row table:style-name="ro1">
          <table:table-cell office:value-type="float" office:value="430.047852">
            <text:p>430,04785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87043">
            <text:p>0,387043</text:p>
          </table:table-cell>
          <table:table-cell office:value-type="float" office:value="-4.109118">
            <text:p>-4,109118</text:p>
          </table:table-cell>
          <table:table-cell table:number-columns-repeated="1019"/>
        </table:table-row>
        <table:table-row table:style-name="ro1">
          <table:table-cell office:value-type="float" office:value="430.047852">
            <text:p>430,04785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87043">
            <text:p>0,387043</text:p>
          </table:table-cell>
          <table:table-cell office:value-type="float" office:value="-4.109118">
            <text:p>-4,109118</text:p>
          </table:table-cell>
          <table:table-cell table:number-columns-repeated="1019"/>
        </table:table-row>
        <table:table-row table:style-name="ro1">
          <table:table-cell office:value-type="float" office:value="431.428436">
            <text:p>431,42843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8286">
            <text:p>0,388286</text:p>
          </table:table-cell>
          <table:table-cell office:value-type="float" office:value="-4.129117">
            <text:p>-4,129117</text:p>
          </table:table-cell>
          <table:table-cell table:number-columns-repeated="1019"/>
        </table:table-row>
        <table:table-row table:style-name="ro1">
          <table:table-cell office:value-type="float" office:value="431.428436">
            <text:p>431,42843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8286">
            <text:p>0,388286</text:p>
          </table:table-cell>
          <table:table-cell office:value-type="float" office:value="-4.129117">
            <text:p>-4,129117</text:p>
          </table:table-cell>
          <table:table-cell table:number-columns-repeated="1019"/>
        </table:table-row>
        <table:table-row table:style-name="ro1">
          <table:table-cell office:value-type="float" office:value="433.499268">
            <text:p>433,49926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90149">
            <text:p>0,390149</text:p>
          </table:table-cell>
          <table:table-cell office:value-type="float" office:value="-4.149117">
            <text:p>-4,149117</text:p>
          </table:table-cell>
          <table:table-cell table:number-columns-repeated="1019"/>
        </table:table-row>
        <table:table-row table:style-name="ro1">
          <table:table-cell office:value-type="float" office:value="433.499268">
            <text:p>433,49926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0149">
            <text:p>0,390149</text:p>
          </table:table-cell>
          <table:table-cell office:value-type="float" office:value="-4.149117">
            <text:p>-4,149117</text:p>
          </table:table-cell>
          <table:table-cell table:number-columns-repeated="1019"/>
        </table:table-row>
        <table:table-row table:style-name="ro1">
          <table:table-cell office:value-type="float" office:value="432.80899">
            <text:p>432,8089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89528">
            <text:p>0,389528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432.80899">
            <text:p>432,8089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389528">
            <text:p>0,389528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434.879852">
            <text:p>434,87985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91392">
            <text:p>0,391392</text:p>
          </table:table-cell>
          <table:table-cell office:value-type="float" office:value="-4.187353">
            <text:p>-4,187353</text:p>
          </table:table-cell>
          <table:table-cell table:number-columns-repeated="1019"/>
        </table:table-row>
        <table:table-row table:style-name="ro1">
          <table:table-cell office:value-type="float" office:value="434.879852">
            <text:p>434,879852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91392">
            <text:p>0,391392</text:p>
          </table:table-cell>
          <table:table-cell office:value-type="float" office:value="-4.206176">
            <text:p>-4,206176</text:p>
          </table:table-cell>
          <table:table-cell table:number-columns-repeated="1019"/>
        </table:table-row>
        <table:table-row table:style-name="ro1">
          <table:table-cell office:value-type="float" office:value="436.260406">
            <text:p>436,26040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92634">
            <text:p>0,392634</text:p>
          </table:table-cell>
          <table:table-cell office:value-type="float" office:value="-4.206176">
            <text:p>-4,206176</text:p>
          </table:table-cell>
          <table:table-cell table:number-columns-repeated="1019"/>
        </table:table-row>
        <table:table-row table:style-name="ro1">
          <table:table-cell office:value-type="float" office:value="436.260406">
            <text:p>436,26040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92634">
            <text:p>0,392634</text:p>
          </table:table-cell>
          <table:table-cell office:value-type="float" office:value="-4.225">
            <text:p>-4,225</text:p>
          </table:table-cell>
          <table:table-cell table:number-columns-repeated="1019"/>
        </table:table-row>
        <table:table-row table:style-name="ro1">
          <table:table-cell office:value-type="float" office:value="436.950714">
            <text:p>436,950714</text:p>
          </table:table-cell>
          <table:table-cell office:value-type="float" office:value="-0.003261">
            <text:p>-0,003261</text:p>
          </table:table-cell>
          <table:table-cell office:value-type="float" office:value="-0.003232">
            <text:p>-0,003232</text:p>
          </table:table-cell>
          <table:table-cell office:value-type="float" office:value="0.393256">
            <text:p>0,393256</text:p>
          </table:table-cell>
          <table:table-cell office:value-type="float" office:value="-4.225">
            <text:p>-4,225</text:p>
          </table:table-cell>
          <table:table-cell table:number-columns-repeated="1019"/>
        </table:table-row>
        <table:table-row table:style-name="ro1">
          <table:table-cell office:value-type="float" office:value="435.570129">
            <text:p>435,57012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2013">
            <text:p>0,392013</text:p>
          </table:table-cell>
          <table:table-cell office:value-type="float" office:value="-4.244706">
            <text:p>-4,244706</text:p>
          </table:table-cell>
          <table:table-cell table:number-columns-repeated="1019"/>
        </table:table-row>
        <table:table-row table:style-name="ro1">
          <table:table-cell office:value-type="float" office:value="435.570129">
            <text:p>435,57012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92013">
            <text:p>0,392013</text:p>
          </table:table-cell>
          <table:table-cell office:value-type="float" office:value="-4.244706">
            <text:p>-4,244706</text:p>
          </table:table-cell>
          <table:table-cell table:number-columns-repeated="1019"/>
        </table:table-row>
        <table:table-row table:style-name="ro1">
          <table:table-cell office:value-type="float" office:value="437.640991">
            <text:p>437,64099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93877">
            <text:p>0,393877</text:p>
          </table:table-cell>
          <table:table-cell office:value-type="float" office:value="-4.263824">
            <text:p>-4,263824</text:p>
          </table:table-cell>
          <table:table-cell table:number-columns-repeated="1019"/>
        </table:table-row>
        <table:table-row table:style-name="ro1">
          <table:table-cell office:value-type="float" office:value="437.640991">
            <text:p>437,640991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93877">
            <text:p>0,393877</text:p>
          </table:table-cell>
          <table:table-cell office:value-type="float" office:value="-4.263824">
            <text:p>-4,263824</text:p>
          </table:table-cell>
          <table:table-cell table:number-columns-repeated="1019"/>
        </table:table-row>
        <table:table-row table:style-name="ro1">
          <table:table-cell office:value-type="float" office:value="437.640991">
            <text:p>437,64099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93877">
            <text:p>0,393877</text:p>
          </table:table-cell>
          <table:table-cell office:value-type="float" office:value="-4.282647">
            <text:p>-4,282647</text:p>
          </table:table-cell>
          <table:table-cell table:number-columns-repeated="1019"/>
        </table:table-row>
        <table:table-row table:style-name="ro1">
          <table:table-cell office:value-type="float" office:value="437.640991">
            <text:p>437,64099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3877">
            <text:p>0,393877</text:p>
          </table:table-cell>
          <table:table-cell office:value-type="float" office:value="-4.282647">
            <text:p>-4,282647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96362">
            <text:p>0,396362</text:p>
          </table:table-cell>
          <table:table-cell office:value-type="float" office:value="-4.302059">
            <text:p>-4,302059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96362">
            <text:p>0,396362</text:p>
          </table:table-cell>
          <table:table-cell office:value-type="float" office:value="-4.302059">
            <text:p>-4,302059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96362">
            <text:p>0,396362</text:p>
          </table:table-cell>
          <table:table-cell office:value-type="float" office:value="-4.320588">
            <text:p>-4,320588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6362">
            <text:p>0,396362</text:p>
          </table:table-cell>
          <table:table-cell office:value-type="float" office:value="-4.320588">
            <text:p>-4,320588</text:p>
          </table:table-cell>
          <table:table-cell table:number-columns-repeated="1019"/>
        </table:table-row>
        <table:table-row table:style-name="ro1">
          <table:table-cell office:value-type="float" office:value="439.021576">
            <text:p>439,02157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95119">
            <text:p>0,395119</text:p>
          </table:table-cell>
          <table:table-cell office:value-type="float" office:value="-4.339412">
            <text:p>-4,339412</text:p>
          </table:table-cell>
          <table:table-cell table:number-columns-repeated="1019"/>
        </table:table-row>
        <table:table-row table:style-name="ro1">
          <table:table-cell office:value-type="float" office:value="439.021576">
            <text:p>439,02157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95119">
            <text:p>0,395119</text:p>
          </table:table-cell>
          <table:table-cell office:value-type="float" office:value="-4.339412">
            <text:p>-4,339412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96362">
            <text:p>0,396362</text:p>
          </table:table-cell>
          <table:table-cell office:value-type="float" office:value="-4.359412">
            <text:p>-4,359412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96362">
            <text:p>0,396362</text:p>
          </table:table-cell>
          <table:table-cell office:value-type="float" office:value="-4.359412">
            <text:p>-4,359412</text:p>
          </table:table-cell>
          <table:table-cell table:number-columns-repeated="1019"/>
        </table:table-row>
        <table:table-row table:style-name="ro1">
          <table:table-cell office:value-type="float" office:value="442.472992">
            <text:p>442,472992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398226">
            <text:p>0,398226</text:p>
          </table:table-cell>
          <table:table-cell office:value-type="float" office:value="-4.378824">
            <text:p>-4,378824</text:p>
          </table:table-cell>
          <table:table-cell table:number-columns-repeated="1019"/>
        </table:table-row>
        <table:table-row table:style-name="ro1">
          <table:table-cell office:value-type="float" office:value="442.472992">
            <text:p>442,472992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98226">
            <text:p>0,398226</text:p>
          </table:table-cell>
          <table:table-cell office:value-type="float" office:value="-4.378824">
            <text:p>-4,378824</text:p>
          </table:table-cell>
          <table:table-cell table:number-columns-repeated="1019"/>
        </table:table-row>
        <table:table-row table:style-name="ro1">
          <table:table-cell office:value-type="float" office:value="443.853546">
            <text:p>443,85354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99468">
            <text:p>0,399468</text:p>
          </table:table-cell>
          <table:table-cell office:value-type="float" office:value="-4.397353">
            <text:p>-4,397353</text:p>
          </table:table-cell>
          <table:table-cell table:number-columns-repeated="1019"/>
        </table:table-row>
        <table:table-row table:style-name="ro1">
          <table:table-cell office:value-type="float" office:value="443.853546">
            <text:p>443,85354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99468">
            <text:p>0,399468</text:p>
          </table:table-cell>
          <table:table-cell office:value-type="float" office:value="-4.397353">
            <text:p>-4,397353</text:p>
          </table:table-cell>
          <table:table-cell table:number-columns-repeated="1019"/>
        </table:table-row>
        <table:table-row table:style-name="ro1">
          <table:table-cell office:value-type="float" office:value="441.782715">
            <text:p>441,78271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7604">
            <text:p>0,397604</text:p>
          </table:table-cell>
          <table:table-cell office:value-type="float" office:value="-4.416765">
            <text:p>-4,416765</text:p>
          </table:table-cell>
          <table:table-cell table:number-columns-repeated="1019"/>
        </table:table-row>
        <table:table-row table:style-name="ro1">
          <table:table-cell office:value-type="float" office:value="441.782715">
            <text:p>441,782715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397604">
            <text:p>0,397604</text:p>
          </table:table-cell>
          <table:table-cell office:value-type="float" office:value="-4.435588">
            <text:p>-4,435588</text:p>
          </table:table-cell>
          <table:table-cell table:number-columns-repeated="1019"/>
        </table:table-row>
        <table:table-row table:style-name="ro1">
          <table:table-cell office:value-type="float" office:value="442.472992">
            <text:p>442,47299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8226">
            <text:p>0,398226</text:p>
          </table:table-cell>
          <table:table-cell office:value-type="float" office:value="-4.435588">
            <text:p>-4,435588</text:p>
          </table:table-cell>
          <table:table-cell table:number-columns-repeated="1019"/>
        </table:table-row>
        <table:table-row table:style-name="ro1">
          <table:table-cell office:value-type="float" office:value="442.472992">
            <text:p>442,472992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98226">
            <text:p>0,398226</text:p>
          </table:table-cell>
          <table:table-cell office:value-type="float" office:value="-4.454706">
            <text:p>-4,454706</text:p>
          </table:table-cell>
          <table:table-cell table:number-columns-repeated="1019"/>
        </table:table-row>
        <table:table-row table:style-name="ro1">
          <table:table-cell office:value-type="float" office:value="443.853546">
            <text:p>443,853546</text:p>
          </table:table-cell>
          <table:table-cell office:value-type="float" office:value="-0.003264">
            <text:p>-0,003264</text:p>
          </table:table-cell>
          <table:table-cell office:value-type="float" office:value="-0.003231">
            <text:p>-0,003231</text:p>
          </table:table-cell>
          <table:table-cell office:value-type="float" office:value="0.399468">
            <text:p>0,399468</text:p>
          </table:table-cell>
          <table:table-cell office:value-type="float" office:value="-4.454706">
            <text:p>-4,454706</text:p>
          </table:table-cell>
          <table:table-cell table:number-columns-repeated="1019"/>
        </table:table-row>
        <table:table-row table:style-name="ro1">
          <table:table-cell office:value-type="float" office:value="444.543854">
            <text:p>444,54385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00089">
            <text:p>0,400089</text:p>
          </table:table-cell>
          <table:table-cell office:value-type="float" office:value="-4.474118">
            <text:p>-4,474118</text:p>
          </table:table-cell>
          <table:table-cell table:number-columns-repeated="1019"/>
        </table:table-row>
        <table:table-row table:style-name="ro1">
          <table:table-cell office:value-type="float" office:value="444.543854">
            <text:p>444,54385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400089">
            <text:p>0,400089</text:p>
          </table:table-cell>
          <table:table-cell office:value-type="float" office:value="-4.474118">
            <text:p>-4,474118</text:p>
          </table:table-cell>
          <table:table-cell table:number-columns-repeated="1019"/>
        </table:table-row>
        <table:table-row table:style-name="ro1">
          <table:table-cell office:value-type="float" office:value="446.614716">
            <text:p>446,61471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01953">
            <text:p>0,401953</text:p>
          </table:table-cell>
          <table:table-cell office:value-type="float" office:value="-4.493235">
            <text:p>-4,493235</text:p>
          </table:table-cell>
          <table:table-cell table:number-columns-repeated="1019"/>
        </table:table-row>
        <table:table-row table:style-name="ro1">
          <table:table-cell office:value-type="float" office:value="446.614716">
            <text:p>446,61471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01953">
            <text:p>0,401953</text:p>
          </table:table-cell>
          <table:table-cell office:value-type="float" office:value="-4.493235">
            <text:p>-4,493235</text:p>
          </table:table-cell>
          <table:table-cell table:number-columns-repeated="1019"/>
        </table:table-row>
        <table:table-row table:style-name="ro1">
          <table:table-cell office:value-type="float" office:value="446.614716">
            <text:p>446,61471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1953">
            <text:p>0,401953</text:p>
          </table:table-cell>
          <table:table-cell office:value-type="float" office:value="-4.512059">
            <text:p>-4,512059</text:p>
          </table:table-cell>
          <table:table-cell table:number-columns-repeated="1019"/>
        </table:table-row>
        <table:table-row table:style-name="ro1">
          <table:table-cell office:value-type="float" office:value="446.614716">
            <text:p>446,61471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01953">
            <text:p>0,401953</text:p>
          </table:table-cell>
          <table:table-cell office:value-type="float" office:value="-4.512059">
            <text:p>-4,512059</text:p>
          </table:table-cell>
          <table:table-cell table:number-columns-repeated="1019"/>
        </table:table-row>
        <table:table-row table:style-name="ro1">
          <table:table-cell office:value-type="float" office:value="447.304993">
            <text:p>447,304993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402574">
            <text:p>0,402574</text:p>
          </table:table-cell>
          <table:table-cell office:value-type="float" office:value="-4.530882">
            <text:p>-4,530882</text:p>
          </table:table-cell>
          <table:table-cell table:number-columns-repeated="1019"/>
        </table:table-row>
        <table:table-row table:style-name="ro1">
          <table:table-cell office:value-type="float" office:value="447.304993">
            <text:p>447,304993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02574">
            <text:p>0,402574</text:p>
          </table:table-cell>
          <table:table-cell office:value-type="float" office:value="-4.530882">
            <text:p>-4,530882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03817">
            <text:p>0,403817</text:p>
          </table:table-cell>
          <table:table-cell office:value-type="float" office:value="-4.550588">
            <text:p>-4,550588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03817">
            <text:p>0,403817</text:p>
          </table:table-cell>
          <table:table-cell office:value-type="float" office:value="-4.550588">
            <text:p>-4,550588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03817">
            <text:p>0,403817</text:p>
          </table:table-cell>
          <table:table-cell office:value-type="float" office:value="-4.57">
            <text:p>-4,57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03817">
            <text:p>0,403817</text:p>
          </table:table-cell>
          <table:table-cell office:value-type="float" office:value="-4.57">
            <text:p>-4,57</text:p>
          </table:table-cell>
          <table:table-cell table:number-columns-repeated="1019"/>
        </table:table-row>
        <table:table-row table:style-name="ro1">
          <table:table-cell office:value-type="float" office:value="449.375854">
            <text:p>449,37585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04438">
            <text:p>0,404438</text:p>
          </table:table-cell>
          <table:table-cell office:value-type="float" office:value="-4.58853">
            <text:p>-4,58853</text:p>
          </table:table-cell>
          <table:table-cell table:number-columns-repeated="1019"/>
        </table:table-row>
        <table:table-row table:style-name="ro1">
          <table:table-cell office:value-type="float" office:value="449.375854">
            <text:p>449,37585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4438">
            <text:p>0,404438</text:p>
          </table:table-cell>
          <table:table-cell office:value-type="float" office:value="-4.58853">
            <text:p>-4,58853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03817">
            <text:p>0,403817</text:p>
          </table:table-cell>
          <table:table-cell office:value-type="float" office:value="-4.60853">
            <text:p>-4,60853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3817">
            <text:p>0,403817</text:p>
          </table:table-cell>
          <table:table-cell office:value-type="float" office:value="-4.60853">
            <text:p>-4,60853</text:p>
          </table:table-cell>
          <table:table-cell table:number-columns-repeated="1019"/>
        </table:table-row>
        <table:table-row table:style-name="ro1">
          <table:table-cell office:value-type="float" office:value="449.375854">
            <text:p>449,37585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04438">
            <text:p>0,404438</text:p>
          </table:table-cell>
          <table:table-cell office:value-type="float" office:value="-4.628824">
            <text:p>-4,628824</text:p>
          </table:table-cell>
          <table:table-cell table:number-columns-repeated="1019"/>
        </table:table-row>
        <table:table-row table:style-name="ro1">
          <table:table-cell office:value-type="float" office:value="449.375854">
            <text:p>449,37585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04438">
            <text:p>0,404438</text:p>
          </table:table-cell>
          <table:table-cell office:value-type="float" office:value="-4.628824">
            <text:p>-4,628824</text:p>
          </table:table-cell>
          <table:table-cell table:number-columns-repeated="1019"/>
        </table:table-row>
        <table:table-row table:style-name="ro1">
          <table:table-cell office:value-type="float" office:value="450.066132">
            <text:p>450,066132</text:p>
          </table:table-cell>
          <table:table-cell office:value-type="float" office:value="-0.00326">
            <text:p>-0,00326</text:p>
          </table:table-cell>
          <table:table-cell office:value-type="float" office:value="-0.003232">
            <text:p>-0,003232</text:p>
          </table:table-cell>
          <table:table-cell office:value-type="float" office:value="0.40506">
            <text:p>0,40506</text:p>
          </table:table-cell>
          <table:table-cell office:value-type="float" office:value="-4.647353">
            <text:p>-4,647353</text:p>
          </table:table-cell>
          <table:table-cell table:number-columns-repeated="1019"/>
        </table:table-row>
        <table:table-row table:style-name="ro1">
          <table:table-cell office:value-type="float" office:value="450.066132">
            <text:p>450,06613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0506">
            <text:p>0,40506</text:p>
          </table:table-cell>
          <table:table-cell office:value-type="float" office:value="-4.666176">
            <text:p>-4,666176</text:p>
          </table:table-cell>
          <table:table-cell table:number-columns-repeated="1019"/>
        </table:table-row>
        <table:table-row table:style-name="ro1">
          <table:table-cell office:value-type="float" office:value="450.756409">
            <text:p>450,756409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05681">
            <text:p>0,405681</text:p>
          </table:table-cell>
          <table:table-cell office:value-type="float" office:value="-4.666176">
            <text:p>-4,666176</text:p>
          </table:table-cell>
          <table:table-cell table:number-columns-repeated="1019"/>
        </table:table-row>
        <table:table-row table:style-name="ro1">
          <table:table-cell office:value-type="float" office:value="450.756409">
            <text:p>450,756409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05681">
            <text:p>0,405681</text:p>
          </table:table-cell>
          <table:table-cell office:value-type="float" office:value="-4.684706">
            <text:p>-4,684706</text:p>
          </table:table-cell>
          <table:table-cell table:number-columns-repeated="1019"/>
        </table:table-row>
        <table:table-row table:style-name="ro1">
          <table:table-cell office:value-type="float" office:value="450.756409">
            <text:p>450,75640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05681">
            <text:p>0,405681</text:p>
          </table:table-cell>
          <table:table-cell office:value-type="float" office:value="-4.684706">
            <text:p>-4,684706</text:p>
          </table:table-cell>
          <table:table-cell table:number-columns-repeated="1019"/>
        </table:table-row>
        <table:table-row table:style-name="ro1">
          <table:table-cell office:value-type="float" office:value="451.446686">
            <text:p>451,44668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6302">
            <text:p>0,406302</text:p>
          </table:table-cell>
          <table:table-cell office:value-type="float" office:value="-4.704118">
            <text:p>-4,704118</text:p>
          </table:table-cell>
          <table:table-cell table:number-columns-repeated="1019"/>
        </table:table-row>
        <table:table-row table:style-name="ro1">
          <table:table-cell office:value-type="float" office:value="451.446686">
            <text:p>451,44668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06302">
            <text:p>0,406302</text:p>
          </table:table-cell>
          <table:table-cell office:value-type="float" office:value="-4.704118">
            <text:p>-4,704118</text:p>
          </table:table-cell>
          <table:table-cell table:number-columns-repeated="1019"/>
        </table:table-row>
        <table:table-row table:style-name="ro1">
          <table:table-cell office:value-type="float" office:value="452.136993">
            <text:p>452,13699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06923">
            <text:p>0,406923</text:p>
          </table:table-cell>
          <table:table-cell office:value-type="float" office:value="-4.723235">
            <text:p>-4,723235</text:p>
          </table:table-cell>
          <table:table-cell table:number-columns-repeated="1019"/>
        </table:table-row>
        <table:table-row table:style-name="ro1">
          <table:table-cell office:value-type="float" office:value="452.136993">
            <text:p>452,13699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06923">
            <text:p>0,406923</text:p>
          </table:table-cell>
          <table:table-cell office:value-type="float" office:value="-4.723235">
            <text:p>-4,723235</text:p>
          </table:table-cell>
          <table:table-cell table:number-columns-repeated="1019"/>
        </table:table-row>
        <table:table-row table:style-name="ro1">
          <table:table-cell office:value-type="float" office:value="454.898132">
            <text:p>454,898132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09408">
            <text:p>0,409408</text:p>
          </table:table-cell>
          <table:table-cell office:value-type="float" office:value="-4.742353">
            <text:p>-4,742353</text:p>
          </table:table-cell>
          <table:table-cell table:number-columns-repeated="1019"/>
        </table:table-row>
        <table:table-row table:style-name="ro1">
          <table:table-cell office:value-type="float" office:value="454.898132">
            <text:p>454,89813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09408">
            <text:p>0,409408</text:p>
          </table:table-cell>
          <table:table-cell office:value-type="float" office:value="-4.742353">
            <text:p>-4,742353</text:p>
          </table:table-cell>
          <table:table-cell table:number-columns-repeated="1019"/>
        </table:table-row>
        <table:table-row table:style-name="ro1">
          <table:table-cell office:value-type="float" office:value="452.827271">
            <text:p>452,82727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07545">
            <text:p>0,407545</text:p>
          </table:table-cell>
          <table:table-cell office:value-type="float" office:value="-4.761765">
            <text:p>-4,761765</text:p>
          </table:table-cell>
          <table:table-cell table:number-columns-repeated="1019"/>
        </table:table-row>
        <table:table-row table:style-name="ro1">
          <table:table-cell office:value-type="float" office:value="452.827271">
            <text:p>452,827271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07545">
            <text:p>0,407545</text:p>
          </table:table-cell>
          <table:table-cell office:value-type="float" office:value="-4.761765">
            <text:p>-4,761765</text:p>
          </table:table-cell>
          <table:table-cell table:number-columns-repeated="1019"/>
        </table:table-row>
        <table:table-row table:style-name="ro1">
          <table:table-cell office:value-type="float" office:value="451.446686">
            <text:p>451,44668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06302">
            <text:p>0,406302</text:p>
          </table:table-cell>
          <table:table-cell office:value-type="float" office:value="-4.780882">
            <text:p>-4,780882</text:p>
          </table:table-cell>
          <table:table-cell table:number-columns-repeated="1019"/>
        </table:table-row>
        <table:table-row table:style-name="ro1">
          <table:table-cell office:value-type="float" office:value="451.446686">
            <text:p>451,44668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06302">
            <text:p>0,406302</text:p>
          </table:table-cell>
          <table:table-cell office:value-type="float" office:value="-4.780882">
            <text:p>-4,780882</text:p>
          </table:table-cell>
          <table:table-cell table:number-columns-repeated="1019"/>
        </table:table-row>
        <table:table-row table:style-name="ro1">
          <table:table-cell office:value-type="float" office:value="454.898132">
            <text:p>454,89813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9408">
            <text:p>0,409408</text:p>
          </table:table-cell>
          <table:table-cell office:value-type="float" office:value="-4.799706">
            <text:p>-4,799706</text:p>
          </table:table-cell>
          <table:table-cell table:number-columns-repeated="1019"/>
        </table:table-row>
        <table:table-row table:style-name="ro1">
          <table:table-cell office:value-type="float" office:value="454.898132">
            <text:p>454,898132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09408">
            <text:p>0,409408</text:p>
          </table:table-cell>
          <table:table-cell office:value-type="float" office:value="-4.799706">
            <text:p>-4,799706</text:p>
          </table:table-cell>
          <table:table-cell table:number-columns-repeated="1019"/>
        </table:table-row>
        <table:table-row table:style-name="ro1">
          <table:table-cell office:value-type="float" office:value="455.588409">
            <text:p>455,58840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1003">
            <text:p>0,41003</text:p>
          </table:table-cell>
          <table:table-cell office:value-type="float" office:value="-4.819412">
            <text:p>-4,819412</text:p>
          </table:table-cell>
          <table:table-cell table:number-columns-repeated="1019"/>
        </table:table-row>
        <table:table-row table:style-name="ro1">
          <table:table-cell office:value-type="float" office:value="455.588409">
            <text:p>455,58840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003">
            <text:p>0,41003</text:p>
          </table:table-cell>
          <table:table-cell office:value-type="float" office:value="-4.819412">
            <text:p>-4,819412</text:p>
          </table:table-cell>
          <table:table-cell table:number-columns-repeated="1019"/>
        </table:table-row>
        <table:table-row table:style-name="ro1">
          <table:table-cell office:value-type="float" office:value="456.278687">
            <text:p>456,27868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0651">
            <text:p>0,410651</text:p>
          </table:table-cell>
          <table:table-cell office:value-type="float" office:value="-4.839118">
            <text:p>-4,839118</text:p>
          </table:table-cell>
          <table:table-cell table:number-columns-repeated="1019"/>
        </table:table-row>
        <table:table-row table:style-name="ro1">
          <table:table-cell office:value-type="float" office:value="456.278687">
            <text:p>456,2786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0651">
            <text:p>0,410651</text:p>
          </table:table-cell>
          <table:table-cell office:value-type="float" office:value="-4.839118">
            <text:p>-4,839118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1272">
            <text:p>0,411272</text:p>
          </table:table-cell>
          <table:table-cell office:value-type="float" office:value="-4.858823">
            <text:p>-4,858823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1272">
            <text:p>0,411272</text:p>
          </table:table-cell>
          <table:table-cell office:value-type="float" office:value="-4.858823">
            <text:p>-4,858823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411272">
            <text:p>0,411272</text:p>
          </table:table-cell>
          <table:table-cell office:value-type="float" office:value="-4.878235">
            <text:p>-4,878235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1272">
            <text:p>0,411272</text:p>
          </table:table-cell>
          <table:table-cell office:value-type="float" office:value="-4.878235">
            <text:p>-4,878235</text:p>
          </table:table-cell>
          <table:table-cell table:number-columns-repeated="1019"/>
        </table:table-row>
        <table:table-row table:style-name="ro1">
          <table:table-cell office:value-type="float" office:value="457.659271">
            <text:p>457,659271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1893">
            <text:p>0,411893</text:p>
          </table:table-cell>
          <table:table-cell office:value-type="float" office:value="-4.896765">
            <text:p>-4,896765</text:p>
          </table:table-cell>
          <table:table-cell table:number-columns-repeated="1019"/>
        </table:table-row>
        <table:table-row table:style-name="ro1">
          <table:table-cell office:value-type="float" office:value="457.659271">
            <text:p>457,65927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1893">
            <text:p>0,411893</text:p>
          </table:table-cell>
          <table:table-cell office:value-type="float" office:value="-4.896765">
            <text:p>-4,896765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1272">
            <text:p>0,411272</text:p>
          </table:table-cell>
          <table:table-cell office:value-type="float" office:value="-4.916176">
            <text:p>-4,916176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11272">
            <text:p>0,411272</text:p>
          </table:table-cell>
          <table:table-cell office:value-type="float" office:value="-4.935294">
            <text:p>-4,935294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11272">
            <text:p>0,411272</text:p>
          </table:table-cell>
          <table:table-cell office:value-type="float" office:value="-4.935294">
            <text:p>-4,935294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1272">
            <text:p>0,411272</text:p>
          </table:table-cell>
          <table:table-cell office:value-type="float" office:value="-4.954118">
            <text:p>-4,954118</text:p>
          </table:table-cell>
          <table:table-cell table:number-columns-repeated="1019"/>
        </table:table-row>
        <table:table-row table:style-name="ro1">
          <table:table-cell office:value-type="float" office:value="458.349548">
            <text:p>458,34954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12515">
            <text:p>0,412515</text:p>
          </table:table-cell>
          <table:table-cell office:value-type="float" office:value="-4.954118">
            <text:p>-4,954118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3757">
            <text:p>0,413757</text:p>
          </table:table-cell>
          <table:table-cell office:value-type="float" office:value="-4.973529">
            <text:p>-4,973529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4">
            <text:p>-0,003264</text:p>
          </table:table-cell>
          <table:table-cell office:value-type="float" office:value="-0.003231">
            <text:p>-0,003231</text:p>
          </table:table-cell>
          <table:table-cell office:value-type="float" office:value="0.413757">
            <text:p>0,413757</text:p>
          </table:table-cell>
          <table:table-cell office:value-type="float" office:value="-4.973529">
            <text:p>-4,973529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13757">
            <text:p>0,413757</text:p>
          </table:table-cell>
          <table:table-cell office:value-type="float" office:value="-4.992941">
            <text:p>-4,992941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13757">
            <text:p>0,413757</text:p>
          </table:table-cell>
          <table:table-cell office:value-type="float" office:value="-4.992941">
            <text:p>-4,992941</text:p>
          </table:table-cell>
          <table:table-cell table:number-columns-repeated="1019"/>
        </table:table-row>
        <table:table-row table:style-name="ro1">
          <table:table-cell office:value-type="float" office:value="458.349548">
            <text:p>458,349548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2515">
            <text:p>0,412515</text:p>
          </table:table-cell>
          <table:table-cell office:value-type="float" office:value="-5.012059">
            <text:p>-5,012059</text:p>
          </table:table-cell>
          <table:table-cell table:number-columns-repeated="1019"/>
        </table:table-row>
        <table:table-row table:style-name="ro1">
          <table:table-cell office:value-type="float" office:value="458.349548">
            <text:p>458,34954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12515">
            <text:p>0,412515</text:p>
          </table:table-cell>
          <table:table-cell office:value-type="float" office:value="-5.012059">
            <text:p>-5,012059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3757">
            <text:p>0,413757</text:p>
          </table:table-cell>
          <table:table-cell office:value-type="float" office:value="-5.030882">
            <text:p>-5,030882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13757">
            <text:p>0,413757</text:p>
          </table:table-cell>
          <table:table-cell office:value-type="float" office:value="-5.030882">
            <text:p>-5,030882</text:p>
          </table:table-cell>
          <table:table-cell table:number-columns-repeated="1019"/>
        </table:table-row>
        <table:table-row table:style-name="ro1">
          <table:table-cell office:value-type="float" office:value="461.110687">
            <text:p>461,110687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5">
            <text:p>0,415</text:p>
          </table:table-cell>
          <table:table-cell office:value-type="float" office:value="-5.049706">
            <text:p>-5,049706</text:p>
          </table:table-cell>
          <table:table-cell table:number-columns-repeated="1019"/>
        </table:table-row>
        <table:table-row table:style-name="ro1">
          <table:table-cell office:value-type="float" office:value="461.110687">
            <text:p>461,110687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415">
            <text:p>0,415</text:p>
          </table:table-cell>
          <table:table-cell office:value-type="float" office:value="-5.049706">
            <text:p>-5,049706</text:p>
          </table:table-cell>
          <table:table-cell table:number-columns-repeated="1019"/>
        </table:table-row>
        <table:table-row table:style-name="ro1">
          <table:table-cell office:value-type="float" office:value="460.42041">
            <text:p>460,42041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414378">
            <text:p>0,414378</text:p>
          </table:table-cell>
          <table:table-cell office:value-type="float" office:value="-5.069118">
            <text:p>-5,069118</text:p>
          </table:table-cell>
          <table:table-cell table:number-columns-repeated="1019"/>
        </table:table-row>
        <table:table-row table:style-name="ro1">
          <table:table-cell office:value-type="float" office:value="460.42041">
            <text:p>460,4204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4378">
            <text:p>0,414378</text:p>
          </table:table-cell>
          <table:table-cell office:value-type="float" office:value="-5.069118">
            <text:p>-5,069118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3757">
            <text:p>0,413757</text:p>
          </table:table-cell>
          <table:table-cell office:value-type="float" office:value="-5.08853">
            <text:p>-5,08853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13757">
            <text:p>0,413757</text:p>
          </table:table-cell>
          <table:table-cell office:value-type="float" office:value="-5.08853">
            <text:p>-5,08853</text:p>
          </table:table-cell>
          <table:table-cell table:number-columns-repeated="1019"/>
        </table:table-row>
        <table:table-row table:style-name="ro1">
          <table:table-cell office:value-type="float" office:value="461.110687">
            <text:p>461,1106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5">
            <text:p>0,415</text:p>
          </table:table-cell>
          <table:table-cell office:value-type="float" office:value="-5.10853">
            <text:p>-5,10853</text:p>
          </table:table-cell>
          <table:table-cell table:number-columns-repeated="1019"/>
        </table:table-row>
        <table:table-row table:style-name="ro1">
          <table:table-cell office:value-type="float" office:value="461.110687">
            <text:p>461,11068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5">
            <text:p>0,415</text:p>
          </table:table-cell>
          <table:table-cell office:value-type="float" office:value="-5.10853">
            <text:p>-5,10853</text:p>
          </table:table-cell>
          <table:table-cell table:number-columns-repeated="1019"/>
        </table:table-row>
        <table:table-row table:style-name="ro1">
          <table:table-cell office:value-type="float" office:value="460.42041">
            <text:p>460,42041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14378">
            <text:p>0,414378</text:p>
          </table:table-cell>
          <table:table-cell office:value-type="float" office:value="-5.128235">
            <text:p>-5,128235</text:p>
          </table:table-cell>
          <table:table-cell table:number-columns-repeated="1019"/>
        </table:table-row>
        <table:table-row table:style-name="ro1">
          <table:table-cell office:value-type="float" office:value="460.42041">
            <text:p>460,42041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14378">
            <text:p>0,414378</text:p>
          </table:table-cell>
          <table:table-cell office:value-type="float" office:value="-5.128235">
            <text:p>-5,128235</text:p>
          </table:table-cell>
          <table:table-cell table:number-columns-repeated="1019"/>
        </table:table-row>
        <table:table-row table:style-name="ro1">
          <table:table-cell office:value-type="float" office:value="463.181549">
            <text:p>463,181549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416863">
            <text:p>0,416863</text:p>
          </table:table-cell>
          <table:table-cell office:value-type="float" office:value="-5.146765">
            <text:p>-5,146765</text:p>
          </table:table-cell>
          <table:table-cell table:number-columns-repeated="1019"/>
        </table:table-row>
        <table:table-row table:style-name="ro1">
          <table:table-cell office:value-type="float" office:value="463.181549">
            <text:p>463,18154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6863">
            <text:p>0,416863</text:p>
          </table:table-cell>
          <table:table-cell office:value-type="float" office:value="-5.165294">
            <text:p>-5,165294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6242">
            <text:p>0,416242</text:p>
          </table:table-cell>
          <table:table-cell office:value-type="float" office:value="-5.165294">
            <text:p>-5,165294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6242">
            <text:p>0,416242</text:p>
          </table:table-cell>
          <table:table-cell office:value-type="float" office:value="-5.184118">
            <text:p>-5,184118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16242">
            <text:p>0,416242</text:p>
          </table:table-cell>
          <table:table-cell office:value-type="float" office:value="-5.184118">
            <text:p>-5,184118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7485">
            <text:p>0,417485</text:p>
          </table:table-cell>
          <table:table-cell office:value-type="float" office:value="-5.203529">
            <text:p>-5,203529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417485">
            <text:p>0,417485</text:p>
          </table:table-cell>
          <table:table-cell office:value-type="float" office:value="-5.203529">
            <text:p>-5,203529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416242">
            <text:p>0,416242</text:p>
          </table:table-cell>
          <table:table-cell office:value-type="float" office:value="-5.222647">
            <text:p>-5,222647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6242">
            <text:p>0,416242</text:p>
          </table:table-cell>
          <table:table-cell office:value-type="float" office:value="-5.222647">
            <text:p>-5,222647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7485">
            <text:p>0,417485</text:p>
          </table:table-cell>
          <table:table-cell office:value-type="float" office:value="-5.241471">
            <text:p>-5,241471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17485">
            <text:p>0,417485</text:p>
          </table:table-cell>
          <table:table-cell office:value-type="float" office:value="-5.241471">
            <text:p>-5,241471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9348">
            <text:p>0,419348</text:p>
          </table:table-cell>
          <table:table-cell office:value-type="float" office:value="-5.261177">
            <text:p>-5,261177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9348">
            <text:p>0,419348</text:p>
          </table:table-cell>
          <table:table-cell office:value-type="float" office:value="-5.261177">
            <text:p>-5,261177</text:p>
          </table:table-cell>
          <table:table-cell table:number-columns-repeated="1019"/>
        </table:table-row>
        <table:table-row table:style-name="ro1">
          <table:table-cell office:value-type="float" office:value="463.181549">
            <text:p>463,18154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6863">
            <text:p>0,416863</text:p>
          </table:table-cell>
          <table:table-cell office:value-type="float" office:value="-5.28">
            <text:p>-5,28</text:p>
          </table:table-cell>
          <table:table-cell table:number-columns-repeated="1019"/>
        </table:table-row>
        <table:table-row table:style-name="ro1">
          <table:table-cell office:value-type="float" office:value="463.181549">
            <text:p>463,18154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16863">
            <text:p>0,416863</text:p>
          </table:table-cell>
          <table:table-cell office:value-type="float" office:value="-5.28">
            <text:p>-5,28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19348">
            <text:p>0,419348</text:p>
          </table:table-cell>
          <table:table-cell office:value-type="float" office:value="-5.299118">
            <text:p>-5,299118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9348">
            <text:p>0,419348</text:p>
          </table:table-cell>
          <table:table-cell office:value-type="float" office:value="-5.299118">
            <text:p>-5,299118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9348">
            <text:p>0,419348</text:p>
          </table:table-cell>
          <table:table-cell office:value-type="float" office:value="-5.31853">
            <text:p>-5,31853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19348">
            <text:p>0,419348</text:p>
          </table:table-cell>
          <table:table-cell office:value-type="float" office:value="-5.31853">
            <text:p>-5,31853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7485">
            <text:p>0,417485</text:p>
          </table:table-cell>
          <table:table-cell office:value-type="float" office:value="-5.337941">
            <text:p>-5,337941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17485">
            <text:p>0,417485</text:p>
          </table:table-cell>
          <table:table-cell office:value-type="float" office:value="-5.337941">
            <text:p>-5,337941</text:p>
          </table:table-cell>
          <table:table-cell table:number-columns-repeated="1019"/>
        </table:table-row>
        <table:table-row table:style-name="ro1">
          <table:table-cell office:value-type="float" office:value="465.252411">
            <text:p>465,25241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418727">
            <text:p>0,418727</text:p>
          </table:table-cell>
          <table:table-cell office:value-type="float" office:value="-5.357059">
            <text:p>-5,357059</text:p>
          </table:table-cell>
          <table:table-cell table:number-columns-repeated="1019"/>
        </table:table-row>
        <table:table-row table:style-name="ro1">
          <table:table-cell office:value-type="float" office:value="465.252411">
            <text:p>465,252411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18727">
            <text:p>0,418727</text:p>
          </table:table-cell>
          <table:table-cell office:value-type="float" office:value="-5.357059">
            <text:p>-5,357059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19348">
            <text:p>0,419348</text:p>
          </table:table-cell>
          <table:table-cell office:value-type="float" office:value="-5.376471">
            <text:p>-5,376471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9348">
            <text:p>0,419348</text:p>
          </table:table-cell>
          <table:table-cell office:value-type="float" office:value="-5.395">
            <text:p>-5,395</text:p>
          </table:table-cell>
          <table:table-cell table:number-columns-repeated="1019"/>
        </table:table-row>
        <table:table-row table:style-name="ro1">
          <table:table-cell office:value-type="float" office:value="467.323273">
            <text:p>467,32327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0591">
            <text:p>0,420591</text:p>
          </table:table-cell>
          <table:table-cell office:value-type="float" office:value="-5.395">
            <text:p>-5,395</text:p>
          </table:table-cell>
          <table:table-cell table:number-columns-repeated="1019"/>
        </table:table-row>
        <table:table-row table:style-name="ro1">
          <table:table-cell office:value-type="float" office:value="467.323273">
            <text:p>467,32327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0591">
            <text:p>0,420591</text:p>
          </table:table-cell>
          <table:table-cell office:value-type="float" office:value="-5.414706">
            <text:p>-5,414706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997">
            <text:p>0,41997</text:p>
          </table:table-cell>
          <table:table-cell office:value-type="float" office:value="-5.414706">
            <text:p>-5,414706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1997">
            <text:p>0,41997</text:p>
          </table:table-cell>
          <table:table-cell office:value-type="float" office:value="-5.433824">
            <text:p>-5,433824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997">
            <text:p>0,41997</text:p>
          </table:table-cell>
          <table:table-cell office:value-type="float" office:value="-5.433824">
            <text:p>-5,433824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421212">
            <text:p>0,421212</text:p>
          </table:table-cell>
          <table:table-cell office:value-type="float" office:value="-5.452647">
            <text:p>-5,452647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1212">
            <text:p>0,421212</text:p>
          </table:table-cell>
          <table:table-cell office:value-type="float" office:value="-5.452647">
            <text:p>-5,452647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1212">
            <text:p>0,421212</text:p>
          </table:table-cell>
          <table:table-cell office:value-type="float" office:value="-5.471765">
            <text:p>-5,471765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21212">
            <text:p>0,421212</text:p>
          </table:table-cell>
          <table:table-cell office:value-type="float" office:value="-5.471765">
            <text:p>-5,471765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1997">
            <text:p>0,41997</text:p>
          </table:table-cell>
          <table:table-cell office:value-type="float" office:value="-5.490882">
            <text:p>-5,490882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997">
            <text:p>0,41997</text:p>
          </table:table-cell>
          <table:table-cell office:value-type="float" office:value="-5.490882">
            <text:p>-5,490882</text:p>
          </table:table-cell>
          <table:table-cell table:number-columns-repeated="1019"/>
        </table:table-row>
        <table:table-row table:style-name="ro1">
          <table:table-cell office:value-type="float" office:value="467.323273">
            <text:p>467,323273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20591">
            <text:p>0,420591</text:p>
          </table:table-cell>
          <table:table-cell office:value-type="float" office:value="-5.51">
            <text:p>-5,51</text:p>
          </table:table-cell>
          <table:table-cell table:number-columns-repeated="1019"/>
        </table:table-row>
        <table:table-row table:style-name="ro1">
          <table:table-cell office:value-type="float" office:value="467.323273">
            <text:p>467,32327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0591">
            <text:p>0,420591</text:p>
          </table:table-cell>
          <table:table-cell office:value-type="float" office:value="-5.51">
            <text:p>-5,51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1212">
            <text:p>0,421212</text:p>
          </table:table-cell>
          <table:table-cell office:value-type="float" office:value="-5.528823">
            <text:p>-5,528823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1212">
            <text:p>0,421212</text:p>
          </table:table-cell>
          <table:table-cell office:value-type="float" office:value="-5.528823">
            <text:p>-5,528823</text:p>
          </table:table-cell>
          <table:table-cell table:number-columns-repeated="1019"/>
        </table:table-row>
        <table:table-row table:style-name="ro1">
          <table:table-cell office:value-type="float" office:value="469.394135">
            <text:p>469,394135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22455">
            <text:p>0,422455</text:p>
          </table:table-cell>
          <table:table-cell office:value-type="float" office:value="-5.547941">
            <text:p>-5,547941</text:p>
          </table:table-cell>
          <table:table-cell table:number-columns-repeated="1019"/>
        </table:table-row>
        <table:table-row table:style-name="ro1">
          <table:table-cell office:value-type="float" office:value="469.394135">
            <text:p>469,39413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2455">
            <text:p>0,422455</text:p>
          </table:table-cell>
          <table:table-cell office:value-type="float" office:value="-5.547941">
            <text:p>-5,547941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21212">
            <text:p>0,421212</text:p>
          </table:table-cell>
          <table:table-cell office:value-type="float" office:value="-5.567647">
            <text:p>-5,567647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1212">
            <text:p>0,421212</text:p>
          </table:table-cell>
          <table:table-cell office:value-type="float" office:value="-5.567647">
            <text:p>-5,567647</text:p>
          </table:table-cell>
          <table:table-cell table:number-columns-repeated="1019"/>
        </table:table-row>
        <table:table-row table:style-name="ro1">
          <table:table-cell office:value-type="float" office:value="468.703827">
            <text:p>468,70382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1833">
            <text:p>0,421833</text:p>
          </table:table-cell>
          <table:table-cell office:value-type="float" office:value="-5.587647">
            <text:p>-5,587647</text:p>
          </table:table-cell>
          <table:table-cell table:number-columns-repeated="1019"/>
        </table:table-row>
        <table:table-row table:style-name="ro1">
          <table:table-cell office:value-type="float" office:value="468.703827">
            <text:p>468,70382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1833">
            <text:p>0,421833</text:p>
          </table:table-cell>
          <table:table-cell office:value-type="float" office:value="-5.587647">
            <text:p>-5,587647</text:p>
          </table:table-cell>
          <table:table-cell table:number-columns-repeated="1019"/>
        </table:table-row>
        <table:table-row table:style-name="ro1">
          <table:table-cell office:value-type="float" office:value="468.703827">
            <text:p>468,70382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21833">
            <text:p>0,421833</text:p>
          </table:table-cell>
          <table:table-cell office:value-type="float" office:value="-5.607647">
            <text:p>-5,607647</text:p>
          </table:table-cell>
          <table:table-cell table:number-columns-repeated="1019"/>
        </table:table-row>
        <table:table-row table:style-name="ro1">
          <table:table-cell office:value-type="float" office:value="468.703827">
            <text:p>468,70382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1833">
            <text:p>0,421833</text:p>
          </table:table-cell>
          <table:table-cell office:value-type="float" office:value="-5.607647">
            <text:p>-5,607647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5">
            <text:p>-0,003265</text:p>
          </table:table-cell>
          <table:table-cell office:value-type="float" office:value="-0.003232">
            <text:p>-0,003232</text:p>
          </table:table-cell>
          <table:table-cell office:value-type="float" office:value="0.423076">
            <text:p>0,423076</text:p>
          </table:table-cell>
          <table:table-cell office:value-type="float" office:value="-5.626176">
            <text:p>-5,626176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3076">
            <text:p>0,423076</text:p>
          </table:table-cell>
          <table:table-cell office:value-type="float" office:value="-5.645882">
            <text:p>-5,645882</text:p>
          </table:table-cell>
          <table:table-cell table:number-columns-repeated="1019"/>
        </table:table-row>
        <table:table-row table:style-name="ro1">
          <table:table-cell office:value-type="float" office:value="469.394135">
            <text:p>469,394135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422455">
            <text:p>0,422455</text:p>
          </table:table-cell>
          <table:table-cell office:value-type="float" office:value="-5.645882">
            <text:p>-5,645882</text:p>
          </table:table-cell>
          <table:table-cell table:number-columns-repeated="1019"/>
        </table:table-row>
        <table:table-row table:style-name="ro1">
          <table:table-cell office:value-type="float" office:value="469.394135">
            <text:p>469,39413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2455">
            <text:p>0,422455</text:p>
          </table:table-cell>
          <table:table-cell office:value-type="float" office:value="-5.664706">
            <text:p>-5,664706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3076">
            <text:p>0,423076</text:p>
          </table:table-cell>
          <table:table-cell office:value-type="float" office:value="-5.664706">
            <text:p>-5,664706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3076">
            <text:p>0,423076</text:p>
          </table:table-cell>
          <table:table-cell office:value-type="float" office:value="-5.684118">
            <text:p>-5,684118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423076">
            <text:p>0,423076</text:p>
          </table:table-cell>
          <table:table-cell office:value-type="float" office:value="-5.684118">
            <text:p>-5,684118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3076">
            <text:p>0,423076</text:p>
          </table:table-cell>
          <table:table-cell office:value-type="float" office:value="-5.702647">
            <text:p>-5,702647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423076">
            <text:p>0,423076</text:p>
          </table:table-cell>
          <table:table-cell office:value-type="float" office:value="-5.702647">
            <text:p>-5,702647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3697">
            <text:p>0,423697</text:p>
          </table:table-cell>
          <table:table-cell office:value-type="float" office:value="-5.722353">
            <text:p>-5,722353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3697">
            <text:p>0,423697</text:p>
          </table:table-cell>
          <table:table-cell office:value-type="float" office:value="-5.722353">
            <text:p>-5,722353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23076">
            <text:p>0,423076</text:p>
          </table:table-cell>
          <table:table-cell office:value-type="float" office:value="-5.741177">
            <text:p>-5,741177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3076">
            <text:p>0,423076</text:p>
          </table:table-cell>
          <table:table-cell office:value-type="float" office:value="-5.741177">
            <text:p>-5,741177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3076">
            <text:p>0,423076</text:p>
          </table:table-cell>
          <table:table-cell office:value-type="float" office:value="-5.760588">
            <text:p>-5,760588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3076">
            <text:p>0,423076</text:p>
          </table:table-cell>
          <table:table-cell office:value-type="float" office:value="-5.760588">
            <text:p>-5,760588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3697">
            <text:p>0,423697</text:p>
          </table:table-cell>
          <table:table-cell office:value-type="float" office:value="-5.779706">
            <text:p>-5,779706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23697">
            <text:p>0,423697</text:p>
          </table:table-cell>
          <table:table-cell office:value-type="float" office:value="-5.779706">
            <text:p>-5,779706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5561">
            <text:p>0,425561</text:p>
          </table:table-cell>
          <table:table-cell office:value-type="float" office:value="-5.798823">
            <text:p>-5,798823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5561">
            <text:p>0,425561</text:p>
          </table:table-cell>
          <table:table-cell office:value-type="float" office:value="-5.798823">
            <text:p>-5,798823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3697">
            <text:p>0,423697</text:p>
          </table:table-cell>
          <table:table-cell office:value-type="float" office:value="-5.817941">
            <text:p>-5,817941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3697">
            <text:p>0,423697</text:p>
          </table:table-cell>
          <table:table-cell office:value-type="float" office:value="-5.817941">
            <text:p>-5,817941</text:p>
          </table:table-cell>
          <table:table-cell table:number-columns-repeated="1019"/>
        </table:table-row>
        <table:table-row table:style-name="ro1">
          <table:table-cell office:value-type="float" office:value="471.464966">
            <text:p>471,46496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4318">
            <text:p>0,424318</text:p>
          </table:table-cell>
          <table:table-cell office:value-type="float" office:value="-5.837941">
            <text:p>-5,837941</text:p>
          </table:table-cell>
          <table:table-cell table:number-columns-repeated="1019"/>
        </table:table-row>
        <table:table-row table:style-name="ro1">
          <table:table-cell office:value-type="float" office:value="471.464966">
            <text:p>471,464966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424318">
            <text:p>0,424318</text:p>
          </table:table-cell>
          <table:table-cell office:value-type="float" office:value="-5.837941">
            <text:p>-5,837941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25561">
            <text:p>0,425561</text:p>
          </table:table-cell>
          <table:table-cell office:value-type="float" office:value="-5.857647">
            <text:p>-5,857647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5561">
            <text:p>0,425561</text:p>
          </table:table-cell>
          <table:table-cell office:value-type="float" office:value="-5.857647">
            <text:p>-5,857647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6182">
            <text:p>0,426182</text:p>
          </table:table-cell>
          <table:table-cell office:value-type="float" office:value="-5.877647">
            <text:p>-5,877647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6182">
            <text:p>0,426182</text:p>
          </table:table-cell>
          <table:table-cell office:value-type="float" office:value="-5.877647">
            <text:p>-5,877647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5561">
            <text:p>0,425561</text:p>
          </table:table-cell>
          <table:table-cell office:value-type="float" office:value="-5.897941">
            <text:p>-5,897941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25561">
            <text:p>0,425561</text:p>
          </table:table-cell>
          <table:table-cell office:value-type="float" office:value="-5.897941">
            <text:p>-5,897941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25561">
            <text:p>0,425561</text:p>
          </table:table-cell>
          <table:table-cell office:value-type="float" office:value="-5.917647">
            <text:p>-5,917647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25561">
            <text:p>0,425561</text:p>
          </table:table-cell>
          <table:table-cell office:value-type="float" office:value="-5.917647">
            <text:p>-5,917647</text:p>
          </table:table-cell>
          <table:table-cell table:number-columns-repeated="1019"/>
        </table:table-row>
        <table:table-row table:style-name="ro1">
          <table:table-cell office:value-type="float" office:value="472.155273">
            <text:p>472,15527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494">
            <text:p>0,42494</text:p>
          </table:table-cell>
          <table:table-cell office:value-type="float" office:value="-5.937941">
            <text:p>-5,937941</text:p>
          </table:table-cell>
          <table:table-cell table:number-columns-repeated="1019"/>
        </table:table-row>
        <table:table-row table:style-name="ro1">
          <table:table-cell office:value-type="float" office:value="472.155273">
            <text:p>472,15527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2494">
            <text:p>0,42494</text:p>
          </table:table-cell>
          <table:table-cell office:value-type="float" office:value="-5.937941">
            <text:p>-5,937941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6182">
            <text:p>0,426182</text:p>
          </table:table-cell>
          <table:table-cell office:value-type="float" office:value="-5.957941">
            <text:p>-5,957941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6182">
            <text:p>0,426182</text:p>
          </table:table-cell>
          <table:table-cell office:value-type="float" office:value="-5.957941">
            <text:p>-5,957941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26182">
            <text:p>0,426182</text:p>
          </table:table-cell>
          <table:table-cell office:value-type="float" office:value="-5.97647">
            <text:p>-5,97647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26182">
            <text:p>0,426182</text:p>
          </table:table-cell>
          <table:table-cell office:value-type="float" office:value="-5.97647">
            <text:p>-5,97647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5.995588">
            <text:p>-5,995588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6803">
            <text:p>0,426803</text:p>
          </table:table-cell>
          <table:table-cell office:value-type="float" office:value="-6.013824">
            <text:p>-6,013824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013824">
            <text:p>-6,013824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6182">
            <text:p>0,426182</text:p>
          </table:table-cell>
          <table:table-cell office:value-type="float" office:value="-6.033529">
            <text:p>-6,033529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6182">
            <text:p>0,426182</text:p>
          </table:table-cell>
          <table:table-cell office:value-type="float" office:value="-6.033529">
            <text:p>-6,033529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6803">
            <text:p>0,426803</text:p>
          </table:table-cell>
          <table:table-cell office:value-type="float" office:value="-6.052647">
            <text:p>-6,052647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052647">
            <text:p>-6,052647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25561">
            <text:p>0,425561</text:p>
          </table:table-cell>
          <table:table-cell office:value-type="float" office:value="-6.071471">
            <text:p>-6,071471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5561">
            <text:p>0,425561</text:p>
          </table:table-cell>
          <table:table-cell office:value-type="float" office:value="-6.071471">
            <text:p>-6,071471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090882">
            <text:p>-6,090882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090882">
            <text:p>-6,090882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27425">
            <text:p>0,427425</text:p>
          </table:table-cell>
          <table:table-cell office:value-type="float" office:value="-6.110294">
            <text:p>-6,110294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7425">
            <text:p>0,427425</text:p>
          </table:table-cell>
          <table:table-cell office:value-type="float" office:value="-6.110294">
            <text:p>-6,110294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7425">
            <text:p>0,427425</text:p>
          </table:table-cell>
          <table:table-cell office:value-type="float" office:value="-6.129117">
            <text:p>-6,129117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427425">
            <text:p>0,427425</text:p>
          </table:table-cell>
          <table:table-cell office:value-type="float" office:value="-6.129117">
            <text:p>-6,129117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27425">
            <text:p>0,427425</text:p>
          </table:table-cell>
          <table:table-cell office:value-type="float" office:value="-6.148235">
            <text:p>-6,148235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7425">
            <text:p>0,427425</text:p>
          </table:table-cell>
          <table:table-cell office:value-type="float" office:value="-6.148235">
            <text:p>-6,148235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7425">
            <text:p>0,427425</text:p>
          </table:table-cell>
          <table:table-cell office:value-type="float" office:value="-6.167647">
            <text:p>-6,167647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7425">
            <text:p>0,427425</text:p>
          </table:table-cell>
          <table:table-cell office:value-type="float" office:value="-6.167647">
            <text:p>-6,167647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187647">
            <text:p>-6,187647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26803">
            <text:p>0,426803</text:p>
          </table:table-cell>
          <table:table-cell office:value-type="float" office:value="-6.187647">
            <text:p>-6,187647</text:p>
          </table:table-cell>
          <table:table-cell table:number-columns-repeated="1019"/>
        </table:table-row>
        <table:table-row table:style-name="ro1">
          <table:table-cell office:value-type="float" office:value="475.606689">
            <text:p>475,60668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8046">
            <text:p>0,428046</text:p>
          </table:table-cell>
          <table:table-cell office:value-type="float" office:value="-6.206176">
            <text:p>-6,206176</text:p>
          </table:table-cell>
          <table:table-cell table:number-columns-repeated="1019"/>
        </table:table-row>
        <table:table-row table:style-name="ro1">
          <table:table-cell office:value-type="float" office:value="475.606689">
            <text:p>475,6066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8046">
            <text:p>0,428046</text:p>
          </table:table-cell>
          <table:table-cell office:value-type="float" office:value="-6.206176">
            <text:p>-6,206176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6803">
            <text:p>0,426803</text:p>
          </table:table-cell>
          <table:table-cell office:value-type="float" office:value="-6.225883">
            <text:p>-6,225883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6803">
            <text:p>0,426803</text:p>
          </table:table-cell>
          <table:table-cell office:value-type="float" office:value="-6.244706">
            <text:p>-6,244706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7425">
            <text:p>0,427425</text:p>
          </table:table-cell>
          <table:table-cell office:value-type="float" office:value="-6.244706">
            <text:p>-6,244706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427425">
            <text:p>0,427425</text:p>
          </table:table-cell>
          <table:table-cell office:value-type="float" office:value="-6.264118">
            <text:p>-6,264118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27425">
            <text:p>0,427425</text:p>
          </table:table-cell>
          <table:table-cell office:value-type="float" office:value="-6.264118">
            <text:p>-6,264118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283235">
            <text:p>-6,283235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29289">
            <text:p>0,429289</text:p>
          </table:table-cell>
          <table:table-cell office:value-type="float" office:value="-6.283235">
            <text:p>-6,283235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428667">
            <text:p>0,428667</text:p>
          </table:table-cell>
          <table:table-cell office:value-type="float" office:value="-6.302353">
            <text:p>-6,302353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428667">
            <text:p>0,428667</text:p>
          </table:table-cell>
          <table:table-cell office:value-type="float" office:value="-6.302353">
            <text:p>-6,302353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8667">
            <text:p>0,428667</text:p>
          </table:table-cell>
          <table:table-cell office:value-type="float" office:value="-6.321177">
            <text:p>-6,321177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8667">
            <text:p>0,428667</text:p>
          </table:table-cell>
          <table:table-cell office:value-type="float" office:value="-6.321177">
            <text:p>-6,321177</text:p>
          </table:table-cell>
          <table:table-cell table:number-columns-repeated="1019"/>
        </table:table-row>
        <table:table-row table:style-name="ro1">
          <table:table-cell office:value-type="float" office:value="475.606689">
            <text:p>475,60668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8046">
            <text:p>0,428046</text:p>
          </table:table-cell>
          <table:table-cell office:value-type="float" office:value="-6.340294">
            <text:p>-6,340294</text:p>
          </table:table-cell>
          <table:table-cell table:number-columns-repeated="1019"/>
        </table:table-row>
        <table:table-row table:style-name="ro1">
          <table:table-cell office:value-type="float" office:value="475.606689">
            <text:p>475,606689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8046">
            <text:p>0,428046</text:p>
          </table:table-cell>
          <table:table-cell office:value-type="float" office:value="-6.340294">
            <text:p>-6,340294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9289">
            <text:p>0,429289</text:p>
          </table:table-cell>
          <table:table-cell office:value-type="float" office:value="-6.359118">
            <text:p>-6,359118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9289">
            <text:p>0,429289</text:p>
          </table:table-cell>
          <table:table-cell office:value-type="float" office:value="-6.359118">
            <text:p>-6,359118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28667">
            <text:p>0,428667</text:p>
          </table:table-cell>
          <table:table-cell office:value-type="float" office:value="-6.378235">
            <text:p>-6,378235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28667">
            <text:p>0,428667</text:p>
          </table:table-cell>
          <table:table-cell office:value-type="float" office:value="-6.378235">
            <text:p>-6,378235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29289">
            <text:p>0,429289</text:p>
          </table:table-cell>
          <table:table-cell office:value-type="float" office:value="-6.397941">
            <text:p>-6,397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429289">
            <text:p>0,429289</text:p>
          </table:table-cell>
          <table:table-cell office:value-type="float" office:value="-6.397941">
            <text:p>-6,397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9289">
            <text:p>0,429289</text:p>
          </table:table-cell>
          <table:table-cell office:value-type="float" office:value="-6.417353">
            <text:p>-6,417353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9289">
            <text:p>0,429289</text:p>
          </table:table-cell>
          <table:table-cell office:value-type="float" office:value="-6.417353">
            <text:p>-6,417353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9289">
            <text:p>0,429289</text:p>
          </table:table-cell>
          <table:table-cell office:value-type="float" office:value="-6.437941">
            <text:p>-6,437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29289">
            <text:p>0,429289</text:p>
          </table:table-cell>
          <table:table-cell office:value-type="float" office:value="-6.437941">
            <text:p>-6,437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457647">
            <text:p>-6,457647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429289">
            <text:p>0,429289</text:p>
          </table:table-cell>
          <table:table-cell office:value-type="float" office:value="-6.457647">
            <text:p>-6,457647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477647">
            <text:p>-6,477647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0531">
            <text:p>0,430531</text:p>
          </table:table-cell>
          <table:table-cell office:value-type="float" office:value="-6.477647">
            <text:p>-6,477647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497647">
            <text:p>-6,497647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497647">
            <text:p>-6,497647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51647">
            <text:p>-6,51647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51647">
            <text:p>-6,51647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31152">
            <text:p>0,431152</text:p>
          </table:table-cell>
          <table:table-cell office:value-type="float" office:value="-6.535882">
            <text:p>-6,535882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535882">
            <text:p>-6,535882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430531">
            <text:p>0,430531</text:p>
          </table:table-cell>
          <table:table-cell office:value-type="float" office:value="-6.555588">
            <text:p>-6,555588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0531">
            <text:p>0,430531</text:p>
          </table:table-cell>
          <table:table-cell office:value-type="float" office:value="-6.575294">
            <text:p>-6,575294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575294">
            <text:p>-6,575294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29289">
            <text:p>0,429289</text:p>
          </table:table-cell>
          <table:table-cell office:value-type="float" office:value="-6.593823">
            <text:p>-6,593823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42991">
            <text:p>0,42991</text:p>
          </table:table-cell>
          <table:table-cell office:value-type="float" office:value="-6.593823">
            <text:p>-6,593823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612941">
            <text:p>-6,612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29289">
            <text:p>0,429289</text:p>
          </table:table-cell>
          <table:table-cell office:value-type="float" office:value="-6.612941">
            <text:p>-6,612941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2991">
            <text:p>0,42991</text:p>
          </table:table-cell>
          <table:table-cell office:value-type="float" office:value="-6.632059">
            <text:p>-6,632059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2991">
            <text:p>0,42991</text:p>
          </table:table-cell>
          <table:table-cell office:value-type="float" office:value="-6.632059">
            <text:p>-6,63205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650882">
            <text:p>-6,650882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431152">
            <text:p>0,431152</text:p>
          </table:table-cell>
          <table:table-cell office:value-type="float" office:value="-6.650882">
            <text:p>-6,650882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6.67">
            <text:p>-6,6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31774">
            <text:p>0,431774</text:p>
          </table:table-cell>
          <table:table-cell office:value-type="float" office:value="-6.67">
            <text:p>-6,6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6.689412">
            <text:p>-6,689412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6.689412">
            <text:p>-6,689412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2991">
            <text:p>0,42991</text:p>
          </table:table-cell>
          <table:table-cell office:value-type="float" office:value="-6.707941">
            <text:p>-6,707941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991">
            <text:p>0,42991</text:p>
          </table:table-cell>
          <table:table-cell office:value-type="float" office:value="-6.707941">
            <text:p>-6,707941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31152">
            <text:p>0,431152</text:p>
          </table:table-cell>
          <table:table-cell office:value-type="float" office:value="-6.727059">
            <text:p>-6,72705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727059">
            <text:p>-6,727059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2991">
            <text:p>0,42991</text:p>
          </table:table-cell>
          <table:table-cell office:value-type="float" office:value="-6.747353">
            <text:p>-6,747353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991">
            <text:p>0,42991</text:p>
          </table:table-cell>
          <table:table-cell office:value-type="float" office:value="-6.747353">
            <text:p>-6,747353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991">
            <text:p>0,42991</text:p>
          </table:table-cell>
          <table:table-cell office:value-type="float" office:value="-6.767353">
            <text:p>-6,767353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991">
            <text:p>0,42991</text:p>
          </table:table-cell>
          <table:table-cell office:value-type="float" office:value="-6.767353">
            <text:p>-6,767353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431152">
            <text:p>0,431152</text:p>
          </table:table-cell>
          <table:table-cell office:value-type="float" office:value="-6.787059">
            <text:p>-6,78705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787059">
            <text:p>-6,78705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807353">
            <text:p>-6,807353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31152">
            <text:p>0,431152</text:p>
          </table:table-cell>
          <table:table-cell office:value-type="float" office:value="-6.807353">
            <text:p>-6,807353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31152">
            <text:p>0,431152</text:p>
          </table:table-cell>
          <table:table-cell office:value-type="float" office:value="-6.825294">
            <text:p>-6,825294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825294">
            <text:p>-6,825294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845">
            <text:p>-6,845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31152">
            <text:p>0,431152</text:p>
          </table:table-cell>
          <table:table-cell office:value-type="float" office:value="-6.863823">
            <text:p>-6,863823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863823">
            <text:p>-6,863823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30531">
            <text:p>0,430531</text:p>
          </table:table-cell>
          <table:table-cell office:value-type="float" office:value="-6.882941">
            <text:p>-6,882941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882941">
            <text:p>-6,882941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902353">
            <text:p>-6,902353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902353">
            <text:p>-6,902353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921471">
            <text:p>-6,921471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152">
            <text:p>0,431152</text:p>
          </table:table-cell>
          <table:table-cell office:value-type="float" office:value="-6.921471">
            <text:p>-6,921471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2395">
            <text:p>0,432395</text:p>
          </table:table-cell>
          <table:table-cell office:value-type="float" office:value="-6.940588">
            <text:p>-6,940588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32395">
            <text:p>0,432395</text:p>
          </table:table-cell>
          <table:table-cell office:value-type="float" office:value="-6.940588">
            <text:p>-6,940588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6.96">
            <text:p>-6,96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6.96">
            <text:p>-6,96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2991">
            <text:p>0,42991</text:p>
          </table:table-cell>
          <table:table-cell office:value-type="float" office:value="-6.978529">
            <text:p>-6,978529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2991">
            <text:p>0,42991</text:p>
          </table:table-cell>
          <table:table-cell office:value-type="float" office:value="-6.978529">
            <text:p>-6,97852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6">
            <text:p>-0,003266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6.997941">
            <text:p>-6,997941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431774">
            <text:p>0,431774</text:p>
          </table:table-cell>
          <table:table-cell office:value-type="float" office:value="-6.997941">
            <text:p>-6,997941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7.017059">
            <text:p>-7,01705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31774">
            <text:p>0,431774</text:p>
          </table:table-cell>
          <table:table-cell office:value-type="float" office:value="-7.017059">
            <text:p>-7,01705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037059">
            <text:p>-7,03705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037059">
            <text:p>-7,03705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31774">
            <text:p>0,431774</text:p>
          </table:table-cell>
          <table:table-cell office:value-type="float" office:value="-7.05647">
            <text:p>-7,0564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05647">
            <text:p>-7,05647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152">
            <text:p>0,431152</text:p>
          </table:table-cell>
          <table:table-cell office:value-type="float" office:value="-7.075">
            <text:p>-7,075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152">
            <text:p>0,431152</text:p>
          </table:table-cell>
          <table:table-cell office:value-type="float" office:value="-7.094118">
            <text:p>-7,094118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152">
            <text:p>0,431152</text:p>
          </table:table-cell>
          <table:table-cell office:value-type="float" office:value="-7.094118">
            <text:p>-7,094118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7.113529">
            <text:p>-7,11352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7.113529">
            <text:p>-7,11352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31152">
            <text:p>0,431152</text:p>
          </table:table-cell>
          <table:table-cell office:value-type="float" office:value="-7.133235">
            <text:p>-7,13323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133235">
            <text:p>-7,13323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151765">
            <text:p>-7,15176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7.151765">
            <text:p>-7,15176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170882">
            <text:p>-7,170882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170882">
            <text:p>-7,170882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31774">
            <text:p>0,431774</text:p>
          </table:table-cell>
          <table:table-cell office:value-type="float" office:value="-7.190294">
            <text:p>-7,190294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190294">
            <text:p>-7,190294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31774">
            <text:p>0,431774</text:p>
          </table:table-cell>
          <table:table-cell office:value-type="float" office:value="-7.209117">
            <text:p>-7,20911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209117">
            <text:p>-7,20911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228235">
            <text:p>-7,22823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6">
            <text:p>-0,003266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7.228235">
            <text:p>-7,228235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6">
            <text:p>-0,003266</text:p>
          </table:table-cell>
          <table:table-cell office:value-type="float" office:value="-0.00323">
            <text:p>-0,00323</text:p>
          </table:table-cell>
          <table:table-cell office:value-type="float" office:value="0.432395">
            <text:p>0,432395</text:p>
          </table:table-cell>
          <table:table-cell office:value-type="float" office:value="-7.247353">
            <text:p>-7,247353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432395">
            <text:p>0,432395</text:p>
          </table:table-cell>
          <table:table-cell office:value-type="float" office:value="-7.247353">
            <text:p>-7,247353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432395">
            <text:p>0,432395</text:p>
          </table:table-cell>
          <table:table-cell office:value-type="float" office:value="-7.267353">
            <text:p>-7,267353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2395">
            <text:p>0,432395</text:p>
          </table:table-cell>
          <table:table-cell office:value-type="float" office:value="-7.267353">
            <text:p>-7,267353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431774">
            <text:p>0,431774</text:p>
          </table:table-cell>
          <table:table-cell office:value-type="float" office:value="-7.286765">
            <text:p>-7,28676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286765">
            <text:p>-7,286765</text:p>
          </table:table-cell>
          <table:table-cell table:number-columns-repeated="1019"/>
        </table:table-row>
        <table:table-row table:style-name="ro1">
          <table:table-cell office:value-type="float" office:value="364.470734">
            <text:p>364,47073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28024">
            <text:p>0,328024</text:p>
          </table:table-cell>
          <table:table-cell office:value-type="float" office:value="-7.307059">
            <text:p>-7,307059</text:p>
          </table:table-cell>
          <table:table-cell table:number-columns-repeated="1019"/>
        </table:table-row>
        <table:table-row table:style-name="ro1">
          <table:table-cell office:value-type="float" office:value="364.470734">
            <text:p>364,47073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28024">
            <text:p>0,328024</text:p>
          </table:table-cell>
          <table:table-cell office:value-type="float" office:value="-7.307059">
            <text:p>-7,307059</text:p>
          </table:table-cell>
          <table:table-cell table:number-columns-repeated="1019"/>
        </table:table-row>
        <table:table-row table:style-name="ro1">
          <table:table-cell office:value-type="float" office:value="97.330254">
            <text:p>97,33025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87597">
            <text:p>0,087597</text:p>
          </table:table-cell>
          <table:table-cell office:value-type="float" office:value="-7.327353">
            <text:p>-7,327353</text:p>
          </table:table-cell>
          <table:table-cell table:number-columns-repeated="1019"/>
        </table:table-row>
        <table:table-row table:style-name="ro1">
          <table:table-cell office:value-type="float" office:value="97.330254">
            <text:p>97,33025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87597">
            <text:p>0,087597</text:p>
          </table:table-cell>
          <table:table-cell office:value-type="float" office:value="-7.327353">
            <text:p>-7,327353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7.34647">
            <text:p>-7,34647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7.34647">
            <text:p>-7,34647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2186">
            <text:p>0,052186</text:p>
          </table:table-cell>
          <table:table-cell office:value-type="float" office:value="-7.366177">
            <text:p>-7,366177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2186">
            <text:p>0,052186</text:p>
          </table:table-cell>
          <table:table-cell office:value-type="float" office:value="-7.366177">
            <text:p>-7,366177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052186">
            <text:p>0,052186</text:p>
          </table:table-cell>
          <table:table-cell office:value-type="float" office:value="-7.384706">
            <text:p>-7,384706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052186">
            <text:p>0,052186</text:p>
          </table:table-cell>
          <table:table-cell office:value-type="float" office:value="-7.403823">
            <text:p>-7,403823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4049">
            <text:p>0,054049</text:p>
          </table:table-cell>
          <table:table-cell office:value-type="float" office:value="-7.403823">
            <text:p>-7,403823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4049">
            <text:p>0,054049</text:p>
          </table:table-cell>
          <table:table-cell office:value-type="float" office:value="-7.423235">
            <text:p>-7,42323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3428">
            <text:p>0,053428</text:p>
          </table:table-cell>
          <table:table-cell office:value-type="float" office:value="-7.423235">
            <text:p>-7,42323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3428">
            <text:p>0,053428</text:p>
          </table:table-cell>
          <table:table-cell office:value-type="float" office:value="-7.442647">
            <text:p>-7,442647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1564">
            <text:p>0,051564</text:p>
          </table:table-cell>
          <table:table-cell office:value-type="float" office:value="-7.442647">
            <text:p>-7,442647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52186">
            <text:p>0,052186</text:p>
          </table:table-cell>
          <table:table-cell office:value-type="float" office:value="-7.461765">
            <text:p>-7,461765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2186">
            <text:p>0,052186</text:p>
          </table:table-cell>
          <table:table-cell office:value-type="float" office:value="-7.461765">
            <text:p>-7,461765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1564">
            <text:p>0,051564</text:p>
          </table:table-cell>
          <table:table-cell office:value-type="float" office:value="-7.480588">
            <text:p>-7,480588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1564">
            <text:p>0,051564</text:p>
          </table:table-cell>
          <table:table-cell office:value-type="float" office:value="-7.480588">
            <text:p>-7,480588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051564">
            <text:p>0,051564</text:p>
          </table:table-cell>
          <table:table-cell office:value-type="float" office:value="-7.5">
            <text:p>-7,5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1564">
            <text:p>0,051564</text:p>
          </table:table-cell>
          <table:table-cell office:value-type="float" office:value="-7.5">
            <text:p>-7,5</text:p>
          </table:table-cell>
          <table:table-cell table:number-columns-repeated="1019"/>
        </table:table-row>
        <table:table-row table:style-name="ro1">
          <table:table-cell office:value-type="float" office:value="58.674267">
            <text:p>58,67426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2807">
            <text:p>0,052807</text:p>
          </table:table-cell>
          <table:table-cell office:value-type="float" office:value="-7.518824">
            <text:p>-7,518824</text:p>
          </table:table-cell>
          <table:table-cell table:number-columns-repeated="1019"/>
        </table:table-row>
        <table:table-row table:style-name="ro1">
          <table:table-cell office:value-type="float" office:value="58.674267">
            <text:p>58,67426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52807">
            <text:p>0,052807</text:p>
          </table:table-cell>
          <table:table-cell office:value-type="float" office:value="-7.518824">
            <text:p>-7,518824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3428">
            <text:p>0,053428</text:p>
          </table:table-cell>
          <table:table-cell office:value-type="float" office:value="-7.537941">
            <text:p>-7,537941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3428">
            <text:p>0,053428</text:p>
          </table:table-cell>
          <table:table-cell office:value-type="float" office:value="-7.537941">
            <text:p>-7,537941</text:p>
          </table:table-cell>
          <table:table-cell table:number-columns-repeated="1019"/>
        </table:table-row>
        <table:table-row table:style-name="ro1">
          <table:table-cell office:value-type="float" office:value="58.674267">
            <text:p>58,674267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052807">
            <text:p>0,052807</text:p>
          </table:table-cell>
          <table:table-cell office:value-type="float" office:value="-7.557353">
            <text:p>-7,557353</text:p>
          </table:table-cell>
          <table:table-cell table:number-columns-repeated="1019"/>
        </table:table-row>
        <table:table-row table:style-name="ro1">
          <table:table-cell office:value-type="float" office:value="58.674267">
            <text:p>58,674267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2807">
            <text:p>0,052807</text:p>
          </table:table-cell>
          <table:table-cell office:value-type="float" office:value="-7.557353">
            <text:p>-7,557353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053428">
            <text:p>0,053428</text:p>
          </table:table-cell>
          <table:table-cell office:value-type="float" office:value="-7.576765">
            <text:p>-7,57676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3428">
            <text:p>0,053428</text:p>
          </table:table-cell>
          <table:table-cell office:value-type="float" office:value="-7.576765">
            <text:p>-7,57676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3428">
            <text:p>0,053428</text:p>
          </table:table-cell>
          <table:table-cell office:value-type="float" office:value="-7.596765">
            <text:p>-7,59676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3428">
            <text:p>0,053428</text:p>
          </table:table-cell>
          <table:table-cell office:value-type="float" office:value="-7.596765">
            <text:p>-7,596765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4049">
            <text:p>0,054049</text:p>
          </table:table-cell>
          <table:table-cell office:value-type="float" office:value="-7.616765">
            <text:p>-7,616765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54049">
            <text:p>0,054049</text:p>
          </table:table-cell>
          <table:table-cell office:value-type="float" office:value="-7.616765">
            <text:p>-7,616765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54049">
            <text:p>0,054049</text:p>
          </table:table-cell>
          <table:table-cell office:value-type="float" office:value="-7.636177">
            <text:p>-7,636177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4049">
            <text:p>0,054049</text:p>
          </table:table-cell>
          <table:table-cell office:value-type="float" office:value="-7.636177">
            <text:p>-7,636177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4049">
            <text:p>0,054049</text:p>
          </table:table-cell>
          <table:table-cell office:value-type="float" office:value="-7.656765">
            <text:p>-7,656765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4049">
            <text:p>0,054049</text:p>
          </table:table-cell>
          <table:table-cell office:value-type="float" office:value="-7.656765">
            <text:p>-7,656765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676471">
            <text:p>-7,67647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5292">
            <text:p>0,055292</text:p>
          </table:table-cell>
          <table:table-cell office:value-type="float" office:value="-7.676471">
            <text:p>-7,67647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5292">
            <text:p>0,055292</text:p>
          </table:table-cell>
          <table:table-cell office:value-type="float" office:value="-7.695">
            <text:p>-7,695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5292">
            <text:p>0,055292</text:p>
          </table:table-cell>
          <table:table-cell office:value-type="float" office:value="-7.695">
            <text:p>-7,695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713823">
            <text:p>-7,713823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5292">
            <text:p>0,055292</text:p>
          </table:table-cell>
          <table:table-cell office:value-type="float" office:value="-7.73353">
            <text:p>-7,73353</text:p>
          </table:table-cell>
          <table:table-cell table:number-columns-repeated="1019"/>
        </table:table-row>
        <table:table-row table:style-name="ro1">
          <table:table-cell office:value-type="float" office:value="60.745121">
            <text:p>60,74512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4671">
            <text:p>0,054671</text:p>
          </table:table-cell>
          <table:table-cell office:value-type="float" office:value="-7.73353">
            <text:p>-7,73353</text:p>
          </table:table-cell>
          <table:table-cell table:number-columns-repeated="1019"/>
        </table:table-row>
        <table:table-row table:style-name="ro1">
          <table:table-cell office:value-type="float" office:value="60.745121">
            <text:p>60,74512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4671">
            <text:p>0,054671</text:p>
          </table:table-cell>
          <table:table-cell office:value-type="float" office:value="-7.752647">
            <text:p>-7,752647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054049">
            <text:p>0,054049</text:p>
          </table:table-cell>
          <table:table-cell office:value-type="float" office:value="-7.752647">
            <text:p>-7,752647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5292">
            <text:p>0,055292</text:p>
          </table:table-cell>
          <table:table-cell office:value-type="float" office:value="-7.771471">
            <text:p>-7,77147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771471">
            <text:p>-7,77147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790883">
            <text:p>-7,790883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5292">
            <text:p>0,055292</text:p>
          </table:table-cell>
          <table:table-cell office:value-type="float" office:value="-7.790883">
            <text:p>-7,790883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5292">
            <text:p>0,055292</text:p>
          </table:table-cell>
          <table:table-cell office:value-type="float" office:value="-7.81">
            <text:p>-7,8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5292">
            <text:p>0,055292</text:p>
          </table:table-cell>
          <table:table-cell office:value-type="float" office:value="-7.81">
            <text:p>-7,8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829118">
            <text:p>-7,829118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829118">
            <text:p>-7,829118</text:p>
          </table:table-cell>
          <table:table-cell table:number-columns-repeated="1019"/>
        </table:table-row>
        <table:table-row table:style-name="ro1">
          <table:table-cell office:value-type="float" office:value="60.745121">
            <text:p>60,745121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054671">
            <text:p>0,054671</text:p>
          </table:table-cell>
          <table:table-cell office:value-type="float" office:value="-7.848235">
            <text:p>-7,848235</text:p>
          </table:table-cell>
          <table:table-cell table:number-columns-repeated="1019"/>
        </table:table-row>
        <table:table-row table:style-name="ro1">
          <table:table-cell office:value-type="float" office:value="60.745121">
            <text:p>60,745121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054671">
            <text:p>0,054671</text:p>
          </table:table-cell>
          <table:table-cell office:value-type="float" office:value="-7.848235">
            <text:p>-7,848235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7.867353">
            <text:p>-7,86735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7.867353">
            <text:p>-7,867353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5913">
            <text:p>0,055913</text:p>
          </table:table-cell>
          <table:table-cell office:value-type="float" office:value="-7.886765">
            <text:p>-7,886765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55913">
            <text:p>0,055913</text:p>
          </table:table-cell>
          <table:table-cell office:value-type="float" office:value="-7.886765">
            <text:p>-7,886765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56534">
            <text:p>0,056534</text:p>
          </table:table-cell>
          <table:table-cell office:value-type="float" office:value="-7.906177">
            <text:p>-7,906177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6534">
            <text:p>0,056534</text:p>
          </table:table-cell>
          <table:table-cell office:value-type="float" office:value="-7.906177">
            <text:p>-7,90617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7.925294">
            <text:p>-7,92529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7.925294">
            <text:p>-7,925294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055913">
            <text:p>0,055913</text:p>
          </table:table-cell>
          <table:table-cell office:value-type="float" office:value="-7.945">
            <text:p>-7,945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5913">
            <text:p>0,055913</text:p>
          </table:table-cell>
          <table:table-cell office:value-type="float" office:value="-7.96353">
            <text:p>-7,9635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7.96353">
            <text:p>-7,9635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7.982941">
            <text:p>-7,982941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6534">
            <text:p>0,056534</text:p>
          </table:table-cell>
          <table:table-cell office:value-type="float" office:value="-7.982941">
            <text:p>-7,982941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5913">
            <text:p>0,055913</text:p>
          </table:table-cell>
          <table:table-cell office:value-type="float" office:value="-8.002059">
            <text:p>-8,002059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5913">
            <text:p>0,055913</text:p>
          </table:table-cell>
          <table:table-cell office:value-type="float" office:value="-8.002059">
            <text:p>-8,002059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6534">
            <text:p>0,056534</text:p>
          </table:table-cell>
          <table:table-cell office:value-type="float" office:value="-8.021176">
            <text:p>-8,021176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6534">
            <text:p>0,056534</text:p>
          </table:table-cell>
          <table:table-cell office:value-type="float" office:value="-8.021176">
            <text:p>-8,021176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6534">
            <text:p>0,056534</text:p>
          </table:table-cell>
          <table:table-cell office:value-type="float" office:value="-8.039706">
            <text:p>-8,039706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56534">
            <text:p>0,056534</text:p>
          </table:table-cell>
          <table:table-cell office:value-type="float" office:value="-8.039706">
            <text:p>-8,039706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058824">
            <text:p>-8,05882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7156">
            <text:p>0,057156</text:p>
          </table:table-cell>
          <table:table-cell office:value-type="float" office:value="-8.058824">
            <text:p>-8,05882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078236">
            <text:p>-8,078236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8.078236">
            <text:p>-8,078236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57777">
            <text:p>0,057777</text:p>
          </table:table-cell>
          <table:table-cell office:value-type="float" office:value="-8.097647">
            <text:p>-8,097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097647">
            <text:p>-8,097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11647">
            <text:p>-8,11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8.11647">
            <text:p>-8,11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136471">
            <text:p>-8,136471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7156">
            <text:p>0,057156</text:p>
          </table:table-cell>
          <table:table-cell office:value-type="float" office:value="-8.136471">
            <text:p>-8,13647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15647">
            <text:p>-8,15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15647">
            <text:p>-8,15647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8.176471">
            <text:p>-8,176471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59019">
            <text:p>0,059019</text:p>
          </table:table-cell>
          <table:table-cell office:value-type="float" office:value="-8.176471">
            <text:p>-8,17647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196177">
            <text:p>-8,19617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196177">
            <text:p>-8,19617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216176">
            <text:p>-8,216176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57777">
            <text:p>0,057777</text:p>
          </table:table-cell>
          <table:table-cell office:value-type="float" office:value="-8.216176">
            <text:p>-8,216176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234412">
            <text:p>-8,234412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8398">
            <text:p>0,058398</text:p>
          </table:table-cell>
          <table:table-cell office:value-type="float" office:value="-8.253823">
            <text:p>-8,253823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059019">
            <text:p>0,059019</text:p>
          </table:table-cell>
          <table:table-cell office:value-type="float" office:value="-8.253823">
            <text:p>-8,253823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9019">
            <text:p>0,059019</text:p>
          </table:table-cell>
          <table:table-cell office:value-type="float" office:value="-8.273529">
            <text:p>-8,273529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57777">
            <text:p>0,057777</text:p>
          </table:table-cell>
          <table:table-cell office:value-type="float" office:value="-8.273529">
            <text:p>-8,273529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59019">
            <text:p>0,059019</text:p>
          </table:table-cell>
          <table:table-cell office:value-type="float" office:value="-8.292059">
            <text:p>-8,292059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8.292059">
            <text:p>-8,292059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6534">
            <text:p>0,056534</text:p>
          </table:table-cell>
          <table:table-cell office:value-type="float" office:value="-8.311176">
            <text:p>-8,311176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56534">
            <text:p>0,056534</text:p>
          </table:table-cell>
          <table:table-cell office:value-type="float" office:value="-8.311176">
            <text:p>-8,311176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330588">
            <text:p>-8,330588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330588">
            <text:p>-8,33058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349412">
            <text:p>-8,349412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6">
            <text:p>-0,003266</text:p>
          </table:table-cell>
          <table:table-cell office:value-type="float" office:value="-0.003226">
            <text:p>-0,003226</text:p>
          </table:table-cell>
          <table:table-cell office:value-type="float" office:value="0.057156">
            <text:p>0,057156</text:p>
          </table:table-cell>
          <table:table-cell office:value-type="float" office:value="-8.349412">
            <text:p>-8,349412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368529">
            <text:p>-8,368529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368529">
            <text:p>-8,368529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5292">
            <text:p>0,055292</text:p>
          </table:table-cell>
          <table:table-cell office:value-type="float" office:value="-8.387647">
            <text:p>-8,387647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055292">
            <text:p>0,055292</text:p>
          </table:table-cell>
          <table:table-cell office:value-type="float" office:value="-8.387647">
            <text:p>-8,387647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056534">
            <text:p>0,056534</text:p>
          </table:table-cell>
          <table:table-cell office:value-type="float" office:value="-8.407353">
            <text:p>-8,407353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6534">
            <text:p>0,056534</text:p>
          </table:table-cell>
          <table:table-cell office:value-type="float" office:value="-8.407353">
            <text:p>-8,407353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426471">
            <text:p>-8,42647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426471">
            <text:p>-8,426471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5913">
            <text:p>0,055913</text:p>
          </table:table-cell>
          <table:table-cell office:value-type="float" office:value="-8.44647">
            <text:p>-8,44647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5913">
            <text:p>0,055913</text:p>
          </table:table-cell>
          <table:table-cell office:value-type="float" office:value="-8.44647">
            <text:p>-8,44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057156">
            <text:p>0,057156</text:p>
          </table:table-cell>
          <table:table-cell office:value-type="float" office:value="-8.466471">
            <text:p>-8,466471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7156">
            <text:p>0,057156</text:p>
          </table:table-cell>
          <table:table-cell office:value-type="float" office:value="-8.466471">
            <text:p>-8,466471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055913">
            <text:p>0,055913</text:p>
          </table:table-cell>
          <table:table-cell office:value-type="float" office:value="-8.48647">
            <text:p>-8,48647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5913">
            <text:p>0,055913</text:p>
          </table:table-cell>
          <table:table-cell office:value-type="float" office:value="-8.48647">
            <text:p>-8,48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505">
            <text:p>-8,505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523529">
            <text:p>-8,523529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523529">
            <text:p>-8,523529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057777">
            <text:p>0,057777</text:p>
          </table:table-cell>
          <table:table-cell office:value-type="float" office:value="-8.542647">
            <text:p>-8,542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542647">
            <text:p>-8,542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561471">
            <text:p>-8,56147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7777">
            <text:p>0,057777</text:p>
          </table:table-cell>
          <table:table-cell office:value-type="float" office:value="-8.561471">
            <text:p>-8,561471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6534">
            <text:p>0,056534</text:p>
          </table:table-cell>
          <table:table-cell office:value-type="float" office:value="-8.580882">
            <text:p>-8,580882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6534">
            <text:p>0,056534</text:p>
          </table:table-cell>
          <table:table-cell office:value-type="float" office:value="-8.580882">
            <text:p>-8,580882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8.600294">
            <text:p>-8,60029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8.600294">
            <text:p>-8,60029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619411">
            <text:p>-8,619411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6">
            <text:p>-0,003266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8.619411">
            <text:p>-8,61941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637941">
            <text:p>-8,63794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637941">
            <text:p>-8,637941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657353">
            <text:p>-8,657353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657353">
            <text:p>-8,65735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8.676764">
            <text:p>-8,67676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676764">
            <text:p>-8,67676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8.695883">
            <text:p>-8,69588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695883">
            <text:p>-8,695883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8398">
            <text:p>0,058398</text:p>
          </table:table-cell>
          <table:table-cell office:value-type="float" office:value="-8.715589">
            <text:p>-8,715589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058398">
            <text:p>0,058398</text:p>
          </table:table-cell>
          <table:table-cell office:value-type="float" office:value="-8.715589">
            <text:p>-8,715589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9641">
            <text:p>0,059641</text:p>
          </table:table-cell>
          <table:table-cell office:value-type="float" office:value="-8.735588">
            <text:p>-8,735588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8.735588">
            <text:p>-8,735588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754412">
            <text:p>-8,754412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754412">
            <text:p>-8,754412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9641">
            <text:p>0,059641</text:p>
          </table:table-cell>
          <table:table-cell office:value-type="float" office:value="-8.774117">
            <text:p>-8,774117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8.792353">
            <text:p>-8,792353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792353">
            <text:p>-8,792353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8398">
            <text:p>0,058398</text:p>
          </table:table-cell>
          <table:table-cell office:value-type="float" office:value="-8.812058">
            <text:p>-8,81205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057156">
            <text:p>0,057156</text:p>
          </table:table-cell>
          <table:table-cell office:value-type="float" office:value="-8.812058">
            <text:p>-8,81205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831765">
            <text:p>-8,831765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8.831765">
            <text:p>-8,831765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058398">
            <text:p>0,058398</text:p>
          </table:table-cell>
          <table:table-cell office:value-type="float" office:value="-8.850588">
            <text:p>-8,850588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850588">
            <text:p>-8,850588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9019">
            <text:p>0,059019</text:p>
          </table:table-cell>
          <table:table-cell office:value-type="float" office:value="-8.869118">
            <text:p>-8,869118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9019">
            <text:p>0,059019</text:p>
          </table:table-cell>
          <table:table-cell office:value-type="float" office:value="-8.869118">
            <text:p>-8,869118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888235">
            <text:p>-8,888235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888235">
            <text:p>-8,888235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057777">
            <text:p>0,057777</text:p>
          </table:table-cell>
          <table:table-cell office:value-type="float" office:value="-8.907941">
            <text:p>-8,90794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907941">
            <text:p>-8,907941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059641">
            <text:p>0,059641</text:p>
          </table:table-cell>
          <table:table-cell office:value-type="float" office:value="-8.927353">
            <text:p>-8,927353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9641">
            <text:p>0,059641</text:p>
          </table:table-cell>
          <table:table-cell office:value-type="float" office:value="-8.927353">
            <text:p>-8,927353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9019">
            <text:p>0,059019</text:p>
          </table:table-cell>
          <table:table-cell office:value-type="float" office:value="-8.94647">
            <text:p>-8,94647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8.94647">
            <text:p>-8,94647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8398">
            <text:p>0,058398</text:p>
          </table:table-cell>
          <table:table-cell office:value-type="float" office:value="-8.966471">
            <text:p>-8,966471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966471">
            <text:p>-8,966471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8.986765">
            <text:p>-8,986765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9641">
            <text:p>0,059641</text:p>
          </table:table-cell>
          <table:table-cell office:value-type="float" office:value="-8.986765">
            <text:p>-8,986765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9.005589">
            <text:p>-9,005589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9.005589">
            <text:p>-9,005589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9.02647">
            <text:p>-9,02647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9.02647">
            <text:p>-9,02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57777">
            <text:p>0,057777</text:p>
          </table:table-cell>
          <table:table-cell office:value-type="float" office:value="-9.048235">
            <text:p>-9,048235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9.048235">
            <text:p>-9,048235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9.067059">
            <text:p>-9,067059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9641">
            <text:p>0,059641</text:p>
          </table:table-cell>
          <table:table-cell office:value-type="float" office:value="-9.067059">
            <text:p>-9,067059</text:p>
          </table:table-cell>
          <table:table-cell table:number-columns-repeated="1019"/>
        </table:table-row>
        <table:table-row table:style-name="ro1">
          <table:table-cell office:value-type="float" office:value="66.957687">
            <text:p>66,95768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60262">
            <text:p>0,060262</text:p>
          </table:table-cell>
          <table:table-cell office:value-type="float" office:value="-9.086471">
            <text:p>-9,086471</text:p>
          </table:table-cell>
          <table:table-cell table:number-columns-repeated="1019"/>
        </table:table-row>
        <table:table-row table:style-name="ro1">
          <table:table-cell office:value-type="float" office:value="66.957687">
            <text:p>66,95768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60262">
            <text:p>0,060262</text:p>
          </table:table-cell>
          <table:table-cell office:value-type="float" office:value="-9.086471">
            <text:p>-9,086471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9.105588">
            <text:p>-9,10558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9.105588">
            <text:p>-9,10558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9.127941">
            <text:p>-9,12794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9.127941">
            <text:p>-9,127941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8398">
            <text:p>0,058398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058398">
            <text:p>0,058398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59">
            <text:p>-0,003259</text:p>
          </table:table-cell>
          <table:table-cell office:value-type="float" office:value="-0.003233">
            <text:p>-0,003233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 table:number-rows-repeated="10476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52:55.52</dc:date>
    <meta:document-statistic meta:table-count="1" meta:cell-count="4738" meta:object-count="0"/>
    <meta:generator>LibreOffice/4.0.4.2$Windows_x86 LibreOffice_project/9e9821abd0ffdbc09cd8c52eaa574fa09eb08f2</meta:generator>
  </office:meta>
</office:document-meta>
</file>